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>
      <style:text-properties fo:color="#1155cc" style:text-underline-style="solid" style:text-underline-color="font-color"/>
    </style:style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>
      <style:text-properties fo:color="#1155cc" style:text-underline-style="solid" style:text-underline-color="font-color"/>
    </style:style>
    <style:style style:name="T5_148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T7_15" style:family="text"/>
    <style:style style:name="T7_16" style:family="text">
      <style:text-properties fo:color="#1155cc" style:text-underline-style="solid" style:text-underline-color="font-color"/>
    </style:style>
    <style:style style:name="T7_17" style:family="text"/>
    <style:style style:name="T7_18" style:family="text">
      <style:text-properties fo:color="#1155cc" style:text-underline-style="solid" style:text-underline-color="font-color"/>
    </style:style>
    <style:style style:name="T7_19" style:family="text"/>
    <style:style style:name="T7_20" style:family="text">
      <style:text-properties fo:color="#1155cc" style:text-underline-style="solid" style:text-underline-color="font-color"/>
    </style:style>
    <style:style style:name="T7_21" style:family="text"/>
    <style:style style:name="T7_22" style:family="text">
      <style:text-properties fo:color="#1155cc" style:text-underline-style="solid" style:text-underline-color="font-color"/>
    </style:style>
    <style:style style:name="T7_23" style:family="text"/>
    <style:style style:name="T7_24" style:family="text">
      <style:text-properties fo:color="#1155cc" style:text-underline-style="solid" style:text-underline-color="font-color"/>
    </style:style>
    <style:style style:name="T7_25" style:family="text"/>
    <style:style style:name="T7_26" style:family="text">
      <style:text-properties fo:color="#1155cc" style:text-underline-style="solid" style:text-underline-color="font-color"/>
    </style:style>
    <style:style style:name="T7_27" style:family="text"/>
    <style:style style:name="T7_28" style:family="text">
      <style:text-properties fo:color="#1155cc" style:text-underline-style="solid" style:text-underline-color="font-color"/>
    </style:style>
    <style:style style:name="T7_29" style:family="text"/>
    <style:style style:name="T7_30" style:family="text">
      <style:text-properties fo:color="#1155cc" style:text-underline-style="solid" style:text-underline-color="font-color"/>
    </style:style>
    <style:style style:name="T7_31" style:family="text"/>
    <style:style style:name="T7_32" style:family="text">
      <style:text-properties fo:color="#1155cc" style:text-underline-style="solid" style:text-underline-color="font-color"/>
    </style:style>
    <style:style style:name="T7_33" style:family="text"/>
    <style:style style:name="T7_34" style:family="text">
      <style:text-properties fo:color="#1155cc" style:text-underline-style="solid" style:text-underline-color="font-color"/>
    </style:style>
    <style:style style:name="T7_35" style:family="text"/>
    <style:style style:name="T7_36" style:family="text">
      <style:text-properties fo:color="#1155cc" style:text-underline-style="solid" style:text-underline-color="font-color"/>
    </style:style>
    <style:style style:name="T7_37" style:family="text"/>
    <style:style style:name="T7_38" style:family="text">
      <style:text-properties fo:color="#1155cc" style:text-underline-style="solid" style:text-underline-color="font-color"/>
    </style:style>
    <style:style style:name="T7_39" style:family="text"/>
    <style:style style:name="T7_40" style:family="text">
      <style:text-properties fo:color="#1155cc" style:text-underline-style="solid" style:text-underline-color="font-color"/>
    </style:style>
    <style:style style:name="T7_41" style:family="text"/>
    <style:style style:name="T7_42" style:family="text">
      <style:text-properties fo:color="#1155cc" style:text-underline-style="solid" style:text-underline-color="font-color"/>
    </style:style>
    <style:style style:name="T7_43" style:family="text"/>
    <style:style style:name="T7_44" style:family="text">
      <style:text-properties fo:color="#1155cc" style:text-underline-style="solid" style:text-underline-color="font-color"/>
    </style:style>
    <style:style style:name="T7_45" style:family="text"/>
    <style:style style:name="T7_46" style:family="text">
      <style:text-properties fo:color="#1155cc" style:text-underline-style="solid" style:text-underline-color="font-color"/>
    </style:style>
    <style:style style:name="T7_47" style:family="text"/>
    <style:style style:name="T7_48" style:family="text">
      <style:text-properties fo:color="#1155cc" style:text-underline-style="solid" style:text-underline-color="font-color"/>
    </style:style>
    <style:style style:name="T7_49" style:family="text"/>
    <style:style style:name="T7_50" style:family="text">
      <style:text-properties fo:color="#1155cc" style:text-underline-style="solid" style:text-underline-color="font-color"/>
    </style:style>
    <style:style style:name="T7_51" style:family="text"/>
    <style:style style:name="T7_52" style:family="text">
      <style:text-properties fo:color="#1155cc" style:text-underline-style="solid" style:text-underline-color="font-color"/>
    </style:style>
    <style:style style:name="T7_53" style:family="text"/>
    <style:style style:name="T7_54" style:family="text">
      <style:text-properties fo:color="#1155cc" style:text-underline-style="solid" style:text-underline-color="font-color"/>
    </style:style>
    <style:style style:name="T7_55" style:family="text"/>
    <style:style style:name="T7_56" style:family="text">
      <style:text-properties fo:color="#1155cc" style:text-underline-style="solid" style:text-underline-color="font-color"/>
    </style:style>
    <style:style style:name="T7_57" style:family="text"/>
    <style:style style:name="T7_58" style:family="text">
      <style:text-properties fo:color="#1155cc" style:text-underline-style="solid" style:text-underline-color="font-color"/>
    </style:style>
    <style:style style:name="T7_59" style:family="text"/>
    <style:style style:name="T7_60" style:family="text">
      <style:text-properties fo:color="#1155cc" style:text-underline-style="solid" style:text-underline-color="font-color"/>
    </style:style>
    <style:style style:name="T7_61" style:family="text"/>
    <style:style style:name="T7_62" style:family="text">
      <style:text-properties fo:color="#1155cc" style:text-underline-style="solid" style:text-underline-color="font-color"/>
    </style:style>
    <style:style style:name="T7_63" style:family="text"/>
    <style:style style:name="T7_64" style:family="text">
      <style:text-properties fo:color="#1155cc" style:text-underline-style="solid" style:text-underline-color="font-color"/>
    </style:style>
    <style:style style:name="T7_65" style:family="text"/>
    <style:style style:name="T7_66" style:family="text">
      <style:text-properties fo:color="#1155cc" style:text-underline-style="solid" style:text-underline-color="font-color"/>
    </style:style>
    <style:style style:name="T7_67" style:family="text"/>
    <style:style style:name="T7_68" style:family="text">
      <style:text-properties fo:color="#1155cc" style:text-underline-style="solid" style:text-underline-color="font-color"/>
    </style:style>
    <style:style style:name="T7_69" style:family="text"/>
    <style:style style:name="T7_7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T8_19" style:family="text"/>
    <style:style style:name="T8_20" style:family="text">
      <style:text-properties fo:color="#1155cc" style:text-underline-style="solid" style:text-underline-color="font-color"/>
    </style:style>
    <style:style style:name="T8_21" style:family="text"/>
    <style:style style:name="T8_22" style:family="text">
      <style:text-properties fo:color="#1155cc" style:text-underline-style="solid" style:text-underline-color="font-color"/>
    </style:style>
    <style:style style:name="T8_23" style:family="text"/>
    <style:style style:name="T8_24" style:family="text">
      <style:text-properties fo:color="#1155cc" style:text-underline-style="solid" style:text-underline-color="font-color"/>
    </style:style>
    <style:style style:name="T8_25" style:family="text"/>
    <style:style style:name="T8_26" style:family="text">
      <style:text-properties fo:color="#1155cc" style:text-underline-style="solid" style:text-underline-color="font-color"/>
    </style:style>
    <style:style style:name="T8_27" style:family="text"/>
    <style:style style:name="T8_28" style:family="text">
      <style:text-properties fo:color="#1155cc" style:text-underline-style="solid" style:text-underline-color="font-color"/>
    </style:style>
    <style:style style:name="T8_29" style:family="text"/>
    <style:style style:name="T8_30" style:family="text">
      <style:text-properties fo:color="#1155cc" style:text-underline-style="solid" style:text-underline-color="font-color"/>
    </style:style>
    <style:style style:name="T8_31" style:family="text"/>
    <style:style style:name="T8_32" style:family="text">
      <style:text-properties fo:color="#1155cc" style:text-underline-style="solid" style:text-underline-color="font-color"/>
    </style:style>
    <style:style style:name="T8_33" style:family="text"/>
    <style:style style:name="T8_34" style:family="text">
      <style:text-properties fo:color="#1155cc" style:text-underline-style="solid" style:text-underline-color="font-color"/>
    </style:style>
    <style:style style:name="T8_35" style:family="text"/>
    <style:style style:name="T8_36" style:family="text">
      <style:text-properties fo:color="#1155cc" style:text-underline-style="solid" style:text-underline-color="font-color"/>
    </style:style>
    <style:style style:name="T8_37" style:family="text"/>
    <style:style style:name="T8_38" style:family="text">
      <style:text-properties fo:color="#1155cc" style:text-underline-style="solid" style:text-underline-color="font-color"/>
    </style:style>
    <style:style style:name="T8_39" style:family="text"/>
    <style:style style:name="T8_40" style:family="text">
      <style:text-properties fo:color="#1155cc" style:text-underline-style="solid" style:text-underline-color="font-color"/>
    </style:style>
    <style:style style:name="T8_41" style:family="text"/>
    <style:style style:name="T8_4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T9_27" style:family="text"/>
    <style:style style:name="T9_28" style:family="text">
      <style:text-properties fo:color="#1155cc" style:text-underline-style="solid" style:text-underline-color="font-color"/>
    </style:style>
    <style:style style:name="T9_29" style:family="text"/>
    <style:style style:name="T9_30" style:family="text">
      <style:text-properties fo:color="#1155cc" style:text-underline-style="solid" style:text-underline-color="font-color"/>
    </style:style>
    <style:style style:name="T9_31" style:family="text"/>
    <style:style style:name="T9_32" style:family="text">
      <style:text-properties fo:color="#1155cc" style:text-underline-style="solid" style:text-underline-color="font-color"/>
    </style:style>
    <style:style style:name="T9_33" style:family="text"/>
    <style:style style:name="T9_34" style:family="text">
      <style:text-properties fo:color="#1155cc" style:text-underline-style="solid" style:text-underline-color="font-color"/>
    </style:style>
    <style:style style:name="T9_35" style:family="text"/>
    <style:style style:name="T9_36" style:family="text">
      <style:text-properties fo:color="#1155cc" style:text-underline-style="solid" style:text-underline-color="font-color"/>
    </style:style>
    <style:style style:name="T9_37" style:family="text"/>
    <style:style style:name="T9_38" style:family="text">
      <style:text-properties fo:color="#1155cc" style:text-underline-style="solid" style:text-underline-color="font-color"/>
    </style:style>
    <style:style style:name="T9_39" style:family="text"/>
    <style:style style:name="T9_40" style:family="text">
      <style:text-properties fo:color="#1155cc" style:text-underline-style="solid" style:text-underline-color="font-color"/>
    </style:style>
    <style:style style:name="T9_41" style:family="text"/>
    <style:style style:name="T9_42" style:family="text">
      <style:text-properties fo:color="#1155cc" style:text-underline-style="solid" style:text-underline-color="font-color"/>
    </style:style>
    <style:style style:name="T9_43" style:family="text"/>
    <style:style style:name="T9_44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T11_1" style:family="text"/>
    <style:style style:name="T11_2" style:family="text"/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P16" style:family="paragraph" style:parent-style-name="Standard">
      <style:paragraph-properties fo:text-align="justify" fo:break-before="auto" fo:line-height="115%" style:writing-mode="lr-tb"/>
    </style:style>
    <style:style style:name="T16_1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T17_19" style:family="text"/>
    <style:style style:name="T17_20" style:family="text">
      <style:text-properties fo:color="#1155cc" style:text-underline-style="solid" style:text-underline-color="font-color"/>
    </style:style>
    <style:style style:name="T17_21" style:family="text"/>
    <style:style style:name="T17_22" style:family="text">
      <style:text-properties fo:color="#1155cc" style:text-underline-style="solid" style:text-underline-color="font-color"/>
    </style:style>
    <style:style style:name="T17_23" style:family="text"/>
    <style:style style:name="T17_24" style:family="text">
      <style:text-properties fo:color="#1155cc" style:text-underline-style="solid" style:text-underline-color="font-color"/>
    </style:style>
    <style:style style:name="T17_25" style:family="text"/>
    <style:style style:name="T17_26" style:family="text">
      <style:text-properties fo:color="#1155cc" style:text-underline-style="solid" style:text-underline-color="font-color"/>
    </style:style>
    <style:style style:name="T17_27" style:family="text"/>
    <style:style style:name="T17_28" style:family="text">
      <style:text-properties fo:color="#1155cc" style:text-underline-style="solid" style:text-underline-color="font-color"/>
    </style:style>
    <style:style style:name="T17_29" style:family="text"/>
    <style:style style:name="T17_30" style:family="text">
      <style:text-properties fo:color="#1155cc" style:text-underline-style="solid" style:text-underline-color="font-color"/>
    </style:style>
    <style:style style:name="T17_31" style:family="text"/>
    <style:style style:name="T17_32" style:family="text">
      <style:text-properties fo:color="#1155cc" style:text-underline-style="solid" style:text-underline-color="font-color"/>
    </style:style>
    <style:style style:name="T17_33" style:family="text"/>
    <style:style style:name="T17_34" style:family="text">
      <style:text-properties fo:color="#1155cc" style:text-underline-style="solid" style:text-underline-color="font-color"/>
    </style:style>
    <style:style style:name="T17_35" style:family="text"/>
    <style:style style:name="T17_36" style:family="text">
      <style:text-properties fo:color="#1155cc" style:text-underline-style="solid" style:text-underline-color="font-color"/>
    </style:style>
    <style:style style:name="T17_37" style:family="text"/>
    <style:style style:name="T17_38" style:family="text">
      <style:text-properties fo:color="#1155cc" style:text-underline-style="solid" style:text-underline-color="font-color"/>
    </style:style>
    <style:style style:name="T17_39" style:family="text"/>
    <style:style style:name="T17_40" style:family="text">
      <style:text-properties fo:color="#1155cc" style:text-underline-style="solid" style:text-underline-color="font-color"/>
    </style:style>
    <style:style style:name="T17_41" style:family="text"/>
    <style:style style:name="T17_42" style:family="text">
      <style:text-properties fo:color="#1155cc" style:text-underline-style="solid" style:text-underline-color="font-color"/>
    </style:style>
    <style:style style:name="T17_43" style:family="text"/>
    <style:style style:name="T17_44" style:family="text">
      <style:text-properties fo:color="#1155cc" style:text-underline-style="solid" style:text-underline-color="font-color"/>
    </style:style>
    <style:style style:name="T17_45" style:family="text"/>
    <style:style style:name="T17_46" style:family="text">
      <style:text-properties fo:color="#1155cc" style:text-underline-style="solid" style:text-underline-color="font-color"/>
    </style:style>
    <style:style style:name="T17_47" style:family="text"/>
    <style:style style:name="T17_48" style:family="text">
      <style:text-properties fo:color="#1155cc" style:text-underline-style="solid" style:text-underline-color="font-color"/>
    </style:style>
    <style:style style:name="T17_49" style:family="text"/>
    <style:style style:name="T17_50" style:family="text">
      <style:text-properties fo:color="#1155cc" style:text-underline-style="solid" style:text-underline-color="font-color"/>
    </style:style>
    <style:style style:name="T17_51" style:family="text"/>
    <style:style style:name="T17_52" style:family="text">
      <style:text-properties fo:color="#1155cc" style:text-underline-style="solid" style:text-underline-color="font-color"/>
    </style:style>
    <style:style style:name="T17_53" style:family="text"/>
    <style:style style:name="T17_54" style:family="text">
      <style:text-properties fo:color="#1155cc" style:text-underline-style="solid" style:text-underline-color="font-color"/>
    </style:style>
    <style:style style:name="T17_55" style:family="text"/>
    <style:style style:name="T17_56" style:family="text">
      <style:text-properties fo:color="#1155cc" style:text-underline-style="solid" style:text-underline-color="font-color"/>
    </style:style>
    <style:style style:name="T17_57" style:family="text"/>
    <style:style style:name="T17_58" style:family="text">
      <style:text-properties fo:color="#1155cc" style:text-underline-style="solid" style:text-underline-color="font-color"/>
    </style:style>
    <style:style style:name="T17_59" style:family="text"/>
    <style:style style:name="T17_60" style:family="text">
      <style:text-properties fo:color="#1155cc" style:text-underline-style="solid" style:text-underline-color="font-color"/>
    </style:style>
    <style:style style:name="T17_61" style:family="text"/>
    <style:style style:name="T17_62" style:family="text">
      <style:text-properties fo:color="#1155cc" style:text-underline-style="solid" style:text-underline-color="font-color"/>
    </style:style>
    <style:style style:name="T17_63" style:family="text"/>
    <style:style style:name="T17_64" style:family="text">
      <style:text-properties fo:color="#1155cc" style:text-underline-style="solid" style:text-underline-color="font-color"/>
    </style:style>
    <style:style style:name="T17_65" style:family="text"/>
    <style:style style:name="T17_66" style:family="text">
      <style:text-properties fo:color="#1155cc" style:text-underline-style="solid" style:text-underline-color="font-color"/>
    </style:style>
    <style:style style:name="T17_67" style:family="text"/>
    <style:style style:name="T17_68" style:family="text">
      <style:text-properties fo:color="#1155cc" style:text-underline-style="solid" style:text-underline-color="font-color"/>
    </style:style>
    <style:style style:name="T17_69" style:family="text"/>
    <style:style style:name="T17_70" style:family="text">
      <style:text-properties fo:color="#1155cc" style:text-underline-style="solid" style:text-underline-color="font-color"/>
    </style:style>
    <style:style style:name="T17_71" style:family="text"/>
    <style:style style:name="T17_72" style:family="text">
      <style:text-properties fo:color="#1155cc" style:text-underline-style="solid" style:text-underline-color="font-color"/>
    </style:style>
    <style:style style:name="T17_73" style:family="text"/>
    <style:style style:name="T17_74" style:family="text">
      <style:text-properties fo:color="#1155cc" style:text-underline-style="solid" style:text-underline-color="font-color"/>
    </style:style>
    <style:style style:name="T17_75" style:family="text"/>
    <style:style style:name="T17_76" style:family="text">
      <style:text-properties fo:color="#1155cc" style:text-underline-style="solid" style:text-underline-color="font-color"/>
    </style:style>
    <style:style style:name="T17_77" style:family="text"/>
    <style:style style:name="T17_78" style:family="text">
      <style:text-properties fo:color="#1155cc" style:text-underline-style="solid" style:text-underline-color="font-color"/>
    </style:style>
    <style:style style:name="T17_79" style:family="text"/>
    <style:style style:name="T17_80" style:family="text">
      <style:text-properties fo:color="#1155cc" style:text-underline-style="solid" style:text-underline-color="font-color"/>
    </style:style>
    <style:style style:name="T17_81" style:family="text"/>
    <style:style style:name="T17_82" style:family="text">
      <style:text-properties fo:color="#1155cc" style:text-underline-style="solid" style:text-underline-color="font-color"/>
    </style:style>
    <style:style style:name="T17_83" style:family="text"/>
    <style:style style:name="T17_84" style:family="text">
      <style:text-properties fo:color="#1155cc" style:text-underline-style="solid" style:text-underline-color="font-color"/>
    </style:style>
    <style:style style:name="T17_85" style:family="text"/>
    <style:style style:name="T17_86" style:family="text">
      <style:text-properties fo:color="#1155cc" style:text-underline-style="solid" style:text-underline-color="font-color"/>
    </style:style>
    <style:style style:name="T17_87" style:family="text"/>
    <style:style style:name="T17_88" style:family="text">
      <style:text-properties fo:color="#1155cc" style:text-underline-style="solid" style:text-underline-color="font-color"/>
    </style:style>
    <style:style style:name="T17_89" style:family="text"/>
    <style:style style:name="T17_90" style:family="text">
      <style:text-properties fo:color="#1155cc" style:text-underline-style="solid" style:text-underline-color="font-color"/>
    </style:style>
    <style:style style:name="T17_91" style:family="text"/>
    <style:style style:name="T17_92" style:family="text">
      <style:text-properties fo:color="#1155cc" style:text-underline-style="solid" style:text-underline-color="font-color"/>
    </style:style>
    <style:style style:name="T17_93" style:family="text"/>
    <style:style style:name="T17_94" style:family="text">
      <style:text-properties fo:color="#1155cc" style:text-underline-style="solid" style:text-underline-color="font-color"/>
    </style:style>
    <style:style style:name="T17_95" style:family="text"/>
    <style:style style:name="T17_96" style:family="text">
      <style:text-properties fo:color="#1155cc" style:text-underline-style="solid" style:text-underline-color="font-color"/>
    </style:style>
    <style:style style:name="T17_97" style:family="text"/>
    <style:style style:name="T17_98" style:family="text">
      <style:text-properties fo:color="#1155cc" style:text-underline-style="solid" style:text-underline-color="font-color"/>
    </style:style>
    <style:style style:name="T17_99" style:family="text"/>
    <style:style style:name="T17_100" style:family="text">
      <style:text-properties fo:color="#1155cc" style:text-underline-style="solid" style:text-underline-color="font-color"/>
    </style:style>
    <style:style style:name="T17_101" style:family="text"/>
    <style:style style:name="T17_102" style:family="text">
      <style:text-properties fo:color="#1155cc" style:text-underline-style="solid" style:text-underline-color="font-color"/>
    </style:style>
    <style:style style:name="T17_103" style:family="text"/>
    <style:style style:name="T17_104" style:family="text">
      <style:text-properties fo:color="#1155cc" style:text-underline-style="solid" style:text-underline-color="font-color"/>
    </style:style>
    <style:style style:name="T17_105" style:family="text"/>
    <style:style style:name="T17_10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T18_19" style:family="text"/>
    <style:style style:name="T18_20" style:family="text">
      <style:text-properties fo:color="#1155cc" style:text-underline-style="solid" style:text-underline-color="font-color"/>
    </style:style>
    <style:style style:name="T18_21" style:family="text"/>
    <style:style style:name="T18_22" style:family="text">
      <style:text-properties fo:color="#1155cc" style:text-underline-style="solid" style:text-underline-color="font-color"/>
    </style:style>
    <style:style style:name="T18_23" style:family="text"/>
    <style:style style:name="T18_24" style:family="text">
      <style:text-properties fo:color="#1155cc" style:text-underline-style="solid" style:text-underline-color="font-color"/>
    </style:style>
    <style:style style:name="T18_25" style:family="text"/>
    <style:style style:name="T18_26" style:family="text">
      <style:text-properties fo:color="#1155cc" style:text-underline-style="solid" style:text-underline-color="font-color"/>
    </style:style>
    <style:style style:name="T18_27" style:family="text"/>
    <style:style style:name="T18_28" style:family="text">
      <style:text-properties fo:color="#1155cc" style:text-underline-style="solid" style:text-underline-color="font-color"/>
    </style:style>
    <style:style style:name="T18_29" style:family="text"/>
    <style:style style:name="T18_30" style:family="text">
      <style:text-properties fo:color="#1155cc" style:text-underline-style="solid" style:text-underline-color="font-color"/>
    </style:style>
    <style:style style:name="T18_31" style:family="text"/>
    <style:style style:name="T18_32" style:family="text">
      <style:text-properties fo:color="#1155cc" style:text-underline-style="solid" style:text-underline-color="font-color"/>
    </style:style>
    <style:style style:name="T18_33" style:family="text"/>
    <style:style style:name="T18_34" style:family="text">
      <style:text-properties fo:color="#1155cc" style:text-underline-style="solid" style:text-underline-color="font-color"/>
    </style:style>
    <style:style style:name="T18_35" style:family="text"/>
    <style:style style:name="T18_36" style:family="text">
      <style:text-properties fo:color="#1155cc" style:text-underline-style="solid" style:text-underline-color="font-color"/>
    </style:style>
    <style:style style:name="T18_37" style:family="text"/>
    <style:style style:name="T18_38" style:family="text">
      <style:text-properties fo:color="#1155cc" style:text-underline-style="solid" style:text-underline-color="font-color"/>
    </style:style>
    <style:style style:name="T18_39" style:family="text"/>
    <style:style style:name="T18_40" style:family="text">
      <style:text-properties fo:color="#1155cc" style:text-underline-style="solid" style:text-underline-color="font-color"/>
    </style:style>
    <style:style style:name="T18_41" style:family="text"/>
    <style:style style:name="T18_42" style:family="text">
      <style:text-properties fo:color="#1155cc" style:text-underline-style="solid" style:text-underline-color="font-color"/>
    </style:style>
    <style:style style:name="T18_43" style:family="text"/>
    <style:style style:name="T18_44" style:family="text">
      <style:text-properties fo:color="#1155cc" style:text-underline-style="solid" style:text-underline-color="font-color"/>
    </style:style>
    <style:style style:name="T18_45" style:family="text"/>
    <style:style style:name="T18_4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T19_17" style:family="text"/>
    <style:style style:name="T19_18" style:family="text">
      <style:text-properties fo:color="#1155cc" style:text-underline-style="solid" style:text-underline-color="font-color"/>
    </style:style>
    <style:style style:name="T19_19" style:family="text"/>
    <style:style style:name="T19_20" style:family="text">
      <style:text-properties fo:color="#1155cc" style:text-underline-style="solid" style:text-underline-color="font-color"/>
    </style:style>
    <style:style style:name="T19_21" style:family="text"/>
    <style:style style:name="T19_22" style:family="text">
      <style:text-properties fo:color="#1155cc" style:text-underline-style="solid" style:text-underline-color="font-color"/>
    </style:style>
    <style:style style:name="T19_23" style:family="text"/>
    <style:style style:name="T19_24" style:family="text">
      <style:text-properties fo:color="#1155cc" style:text-underline-style="solid" style:text-underline-color="font-color"/>
    </style:style>
    <style:style style:name="T19_25" style:family="text"/>
    <style:style style:name="T19_26" style:family="text">
      <style:text-properties fo:color="#1155cc" style:text-underline-style="solid" style:text-underline-color="font-color"/>
    </style:style>
    <style:style style:name="T19_27" style:family="text"/>
    <style:style style:name="T19_28" style:family="text">
      <style:text-properties fo:color="#1155cc" style:text-underline-style="solid" style:text-underline-color="font-color"/>
    </style:style>
    <style:style style:name="T19_29" style:family="text"/>
    <style:style style:name="T19_30" style:family="text">
      <style:text-properties fo:color="#1155cc" style:text-underline-style="solid" style:text-underline-color="font-color"/>
    </style:style>
    <style:style style:name="T19_31" style:family="text"/>
    <style:style style:name="T19_32" style:family="text">
      <style:text-properties fo:color="#1155cc" style:text-underline-style="solid" style:text-underline-color="font-color"/>
    </style:style>
    <style:style style:name="T19_33" style:family="text"/>
    <style:style style:name="T19_34" style:family="text">
      <style:text-properties fo:color="#1155cc" style:text-underline-style="solid" style:text-underline-color="font-color"/>
    </style:style>
    <style:style style:name="T19_35" style:family="text"/>
    <style:style style:name="T19_36" style:family="text">
      <style:text-properties fo:color="#1155cc" style:text-underline-style="solid" style:text-underline-color="font-color"/>
    </style:style>
    <style:style style:name="T19_37" style:family="text"/>
    <style:style style:name="T19_38" style:family="text">
      <style:text-properties fo:color="#1155cc" style:text-underline-style="solid" style:text-underline-color="font-color"/>
    </style:style>
    <style:style style:name="T19_39" style:family="text"/>
    <style:style style:name="T19_40" style:family="text">
      <style:text-properties fo:color="#1155cc" style:text-underline-style="solid" style:text-underline-color="font-color"/>
    </style:style>
    <style:style style:name="T19_41" style:family="text"/>
    <style:style style:name="T19_42" style:family="text">
      <style:text-properties fo:color="#1155cc" style:text-underline-style="solid" style:text-underline-color="font-color"/>
    </style:style>
    <style:style style:name="T19_43" style:family="text"/>
    <style:style style:name="T19_44" style:family="text">
      <style:text-properties fo:color="#1155cc" style:text-underline-style="solid" style:text-underline-color="font-color"/>
    </style:style>
    <style:style style:name="T19_45" style:family="text"/>
    <style:style style:name="T19_46" style:family="text">
      <style:text-properties fo:color="#1155cc" style:text-underline-style="solid" style:text-underline-color="font-color"/>
    </style:style>
    <style:style style:name="T19_47" style:family="text"/>
    <style:style style:name="T19_48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P25" style:family="paragraph" style:parent-style-name="Standard">
      <style:paragraph-properties fo:text-align="justify"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>
      <style:text-properties fo:color="#1155cc" style:text-underline-style="solid" style:text-underline-color="font-color"/>
    </style:style>
    <style:style style:name="T25_114" style:family="text"/>
    <style:style style:name="P26" style:family="paragraph" style:parent-style-name="Standard">
      <style:paragraph-properties fo:text-align="justify" fo:break-before="auto" fo:line-height="115%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  <style:style style:name="T27_23" style:family="text"/>
    <style:style style:name="T27_24" style:family="text">
      <style:text-properties fo:color="#1155cc" style:text-underline-style="solid" style:text-underline-color="font-color"/>
    </style:style>
    <style:style style:name="T27_25" style:family="text"/>
    <style:style style:name="T27_26" style:family="text">
      <style:text-properties fo:color="#1155cc" style:text-underline-style="solid" style:text-underline-color="font-color"/>
    </style:style>
    <style:style style:name="T27_27" style:family="text"/>
    <style:style style:name="T27_28" style:family="text">
      <style:text-properties fo:color="#1155cc" style:text-underline-style="solid" style:text-underline-color="font-color"/>
    </style:style>
    <style:style style:name="T27_29" style:family="text"/>
    <style:style style:name="T27_30" style:family="text">
      <style:text-properties fo:color="#1155cc" style:text-underline-style="solid" style:text-underline-color="font-color"/>
    </style:style>
    <style:style style:name="T27_31" style:family="text"/>
    <style:style style:name="T27_32" style:family="text">
      <style:text-properties fo:color="#1155cc" style:text-underline-style="solid" style:text-underline-color="font-color"/>
    </style:style>
    <style:style style:name="T27_33" style:family="text"/>
    <style:style style:name="T27_34" style:family="text">
      <style:text-properties fo:color="#1155cc" style:text-underline-style="solid" style:text-underline-color="font-color"/>
    </style:style>
    <style:style style:name="T27_35" style:family="text"/>
    <style:style style:name="T27_36" style:family="text">
      <style:text-properties fo:color="#1155cc" style:text-underline-style="solid" style:text-underline-color="font-color"/>
    </style:style>
    <style:style style:name="T27_37" style:family="text"/>
    <style:style style:name="T27_38" style:family="text">
      <style:text-properties fo:color="#1155cc" style:text-underline-style="solid" style:text-underline-color="font-color"/>
    </style:style>
    <style:style style:name="T27_39" style:family="text"/>
    <style:style style:name="T27_40" style:family="text">
      <style:text-properties fo:color="#1155cc" style:text-underline-style="solid" style:text-underline-color="font-color"/>
    </style:style>
    <style:style style:name="T27_41" style:family="text"/>
    <style:style style:name="T27_42" style:family="text">
      <style:text-properties fo:color="#1155cc" style:text-underline-style="solid" style:text-underline-color="font-color"/>
    </style:style>
    <style:style style:name="T27_43" style:family="text"/>
    <style:style style:name="T27_44" style:family="text">
      <style:text-properties fo:color="#1155cc" style:text-underline-style="solid" style:text-underline-color="font-color"/>
    </style:style>
    <style:style style:name="T27_45" style:family="text"/>
    <style:style style:name="T27_46" style:family="text">
      <style:text-properties fo:color="#1155cc" style:text-underline-style="solid" style:text-underline-color="font-color"/>
    </style:style>
    <style:style style:name="T27_47" style:family="text"/>
    <style:style style:name="T27_48" style:family="text">
      <style:text-properties fo:color="#1155cc" style:text-underline-style="solid" style:text-underline-color="font-color"/>
    </style:style>
    <style:style style:name="T27_49" style:family="text"/>
    <style:style style:name="T27_50" style:family="text">
      <style:text-properties fo:color="#1155cc" style:text-underline-style="solid" style:text-underline-color="font-color"/>
    </style:style>
    <style:style style:name="T27_51" style:family="text"/>
    <style:style style:name="T27_52" style:family="text">
      <style:text-properties fo:color="#1155cc" style:text-underline-style="solid" style:text-underline-color="font-color"/>
    </style:style>
    <style:style style:name="T27_53" style:family="text"/>
    <style:style style:name="T27_54" style:family="text">
      <style:text-properties fo:color="#1155cc" style:text-underline-style="solid" style:text-underline-color="font-color"/>
    </style:style>
    <style:style style:name="T27_55" style:family="text"/>
    <style:style style:name="T27_56" style:family="text">
      <style:text-properties fo:color="#1155cc" style:text-underline-style="solid" style:text-underline-color="font-color"/>
    </style:style>
    <style:style style:name="T27_57" style:family="text"/>
    <style:style style:name="T27_58" style:family="text">
      <style:text-properties fo:color="#1155cc" style:text-underline-style="solid" style:text-underline-color="font-color"/>
    </style:style>
    <style:style style:name="T27_59" style:family="text"/>
    <style:style style:name="T27_60" style:family="text">
      <style:text-properties fo:color="#1155cc" style:text-underline-style="solid" style:text-underline-color="font-color"/>
    </style:style>
    <style:style style:name="T27_61" style:family="text"/>
    <style:style style:name="T27_62" style:family="text">
      <style:text-properties fo:color="#1155cc" style:text-underline-style="solid" style:text-underline-color="font-color"/>
    </style:style>
    <style:style style:name="T27_63" style:family="text"/>
    <style:style style:name="T27_64" style:family="text">
      <style:text-properties fo:color="#1155cc" style:text-underline-style="solid" style:text-underline-color="font-color"/>
    </style:style>
    <style:style style:name="T27_65" style:family="text"/>
    <style:style style:name="T27_66" style:family="text">
      <style:text-properties fo:color="#1155cc" style:text-underline-style="solid" style:text-underline-color="font-color"/>
    </style:style>
    <style:style style:name="T27_67" style:family="text"/>
    <style:style style:name="T27_68" style:family="text">
      <style:text-properties fo:color="#1155cc" style:text-underline-style="solid" style:text-underline-color="font-color"/>
    </style:style>
    <style:style style:name="T27_69" style:family="text"/>
    <style:style style:name="T27_70" style:family="text">
      <style:text-properties fo:color="#1155cc" style:text-underline-style="solid" style:text-underline-color="font-color"/>
    </style:style>
    <style:style style:name="T27_71" style:family="text"/>
    <style:style style:name="T27_72" style:family="text">
      <style:text-properties fo:color="#1155cc" style:text-underline-style="solid" style:text-underline-color="font-color"/>
    </style:style>
    <style:style style:name="T27_73" style:family="text"/>
    <style:style style:name="T27_74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T28_19" style:family="text"/>
    <style:style style:name="T28_20" style:family="text">
      <style:text-properties fo:color="#1155cc" style:text-underline-style="solid" style:text-underline-color="font-color"/>
    </style:style>
    <style:style style:name="T28_21" style:family="text"/>
    <style:style style:name="T28_22" style:family="text">
      <style:text-properties fo:color="#1155cc" style:text-underline-style="solid" style:text-underline-color="font-color"/>
    </style:style>
    <style:style style:name="T28_23" style:family="text"/>
    <style:style style:name="T28_24" style:family="text">
      <style:text-properties fo:color="#1155cc" style:text-underline-style="solid" style:text-underline-color="font-color"/>
    </style:style>
    <style:style style:name="T28_25" style:family="text"/>
    <style:style style:name="T28_26" style:family="text">
      <style:text-properties fo:color="#1155cc" style:text-underline-style="solid" style:text-underline-color="font-color"/>
    </style:style>
    <style:style style:name="T28_27" style:family="text"/>
    <style:style style:name="T28_28" style:family="text">
      <style:text-properties fo:color="#1155cc" style:text-underline-style="solid" style:text-underline-color="font-color"/>
    </style:style>
    <style:style style:name="T28_29" style:family="text"/>
    <style:style style:name="T28_30" style:family="text">
      <style:text-properties fo:color="#1155cc" style:text-underline-style="solid" style:text-underline-color="font-color"/>
    </style:style>
    <style:style style:name="T28_31" style:family="text"/>
    <style:style style:name="T28_32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T29_11" style:family="text"/>
    <style:style style:name="T29_12" style:family="text">
      <style:text-properties fo:color="#1155cc" style:text-underline-style="solid" style:text-underline-color="font-color"/>
    </style:style>
    <style:style style:name="T29_13" style:family="text"/>
    <style:style style:name="T29_14" style:family="text">
      <style:text-properties fo:color="#1155cc" style:text-underline-style="solid" style:text-underline-color="font-color"/>
    </style:style>
    <style:style style:name="T29_15" style:family="text"/>
    <style:style style:name="T29_16" style:family="text">
      <style:text-properties fo:color="#1155cc" style:text-underline-style="solid" style:text-underline-color="font-color"/>
    </style:style>
    <style:style style:name="T29_17" style:family="text"/>
    <style:style style:name="T29_18" style:family="text">
      <style:text-properties fo:color="#1155cc" style:text-underline-style="solid" style:text-underline-color="font-color"/>
    </style:style>
    <style:style style:name="T29_19" style:family="text"/>
    <style:style style:name="T29_20" style:family="text">
      <style:text-properties fo:color="#1155cc" style:text-underline-style="solid" style:text-underline-color="font-color"/>
    </style:style>
    <style:style style:name="T29_21" style:family="text"/>
    <style:style style:name="T29_22" style:family="text">
      <style:text-properties fo:color="#1155cc" style:text-underline-style="solid" style:text-underline-color="font-color"/>
    </style:style>
    <style:style style:name="T29_23" style:family="text"/>
    <style:style style:name="T29_24" style:family="text">
      <style:text-properties fo:color="#1155cc" style:text-underline-style="solid" style:text-underline-color="font-color"/>
    </style:style>
    <style:style style:name="T29_25" style:family="text"/>
    <style:style style:name="T29_26" style:family="text">
      <style:text-properties fo:color="#1155cc" style:text-underline-style="solid" style:text-underline-color="font-color"/>
    </style:style>
    <style:style style:name="T29_27" style:family="text"/>
    <style:style style:name="T29_28" style:family="text">
      <style:text-properties fo:color="#1155cc" style:text-underline-style="solid" style:text-underline-color="font-color"/>
    </style:style>
    <style:style style:name="T29_29" style:family="text"/>
    <style:style style:name="T29_30" style:family="text">
      <style:text-properties fo:color="#1155cc" style:text-underline-style="solid" style:text-underline-color="font-color"/>
    </style:style>
    <style:style style:name="T29_31" style:family="text"/>
    <style:style style:name="T29_32" style:family="text">
      <style:text-properties fo:color="#1155cc" style:text-underline-style="solid" style:text-underline-color="font-color"/>
    </style:style>
    <style:style style:name="T29_33" style:family="text"/>
    <style:style style:name="T29_34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T31_1" style:family="text"/>
    <style:style style:name="T31_2" style:family="text"/>
    <style:style style:name="P32" style:family="paragraph" style:parent-style-name="Standard">
      <style:paragraph-properties fo:text-align="justify" fo:break-before="auto" fo:line-height="115%" style:writing-mode="lr-tb"/>
    </style:style>
    <style:style style:name="T32_1" style:family="text"/>
    <style:style style:name="P33" style:family="paragraph" style:parent-style-name="Standard">
      <style:paragraph-properties fo:text-align="justify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P34" style:family="paragraph" style:parent-style-name="Standard">
      <style:paragraph-properties fo:text-align="justify" fo:break-before="auto" fo:line-height="115%" style:writing-mode="lr-tb"/>
    </style:style>
    <style:style style:name="T34_1" style:family="text"/>
    <style:style style:name="P35" style:family="paragraph" style:parent-style-name="Standard">
      <style:paragraph-properties fo:text-align="justify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>
      <style:text-properties fo:color="#1155cc" style:text-underline-style="solid" style:text-underline-color="font-color"/>
    </style:style>
    <style:style style:name="T35_106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T39_19" style:family="text"/>
    <style:style style:name="T39_20" style:family="text">
      <style:text-properties fo:color="#1155cc" style:text-underline-style="solid" style:text-underline-color="font-color"/>
    </style:style>
    <style:style style:name="T39_21" style:family="text"/>
    <style:style style:name="T39_22" style:family="text">
      <style:text-properties fo:color="#1155cc" style:text-underline-style="solid" style:text-underline-color="font-color"/>
    </style:style>
    <style:style style:name="T39_23" style:family="text"/>
    <style:style style:name="T39_24" style:family="text">
      <style:text-properties fo:color="#1155cc" style:text-underline-style="solid" style:text-underline-color="font-color"/>
    </style:style>
    <style:style style:name="T39_25" style:family="text"/>
    <style:style style:name="T39_26" style:family="text">
      <style:text-properties fo:color="#1155cc" style:text-underline-style="solid" style:text-underline-color="font-color"/>
    </style:style>
    <style:style style:name="T39_27" style:family="text"/>
    <style:style style:name="T39_28" style:family="text">
      <style:text-properties fo:color="#1155cc" style:text-underline-style="solid" style:text-underline-color="font-color"/>
    </style:style>
    <style:style style:name="T39_29" style:family="text"/>
    <style:style style:name="T39_30" style:family="text">
      <style:text-properties fo:color="#1155cc" style:text-underline-style="solid" style:text-underline-color="font-color"/>
    </style:style>
    <style:style style:name="T39_31" style:family="text"/>
    <style:style style:name="T39_32" style:family="text">
      <style:text-properties fo:color="#1155cc" style:text-underline-style="solid" style:text-underline-color="font-color"/>
    </style:style>
    <style:style style:name="T39_33" style:family="text"/>
    <style:style style:name="T39_34" style:family="text">
      <style:text-properties fo:color="#1155cc" style:text-underline-style="solid" style:text-underline-color="font-color"/>
    </style:style>
    <style:style style:name="T39_35" style:family="text"/>
    <style:style style:name="T39_36" style:family="text">
      <style:text-properties fo:color="#1155cc" style:text-underline-style="solid" style:text-underline-color="font-color"/>
    </style:style>
    <style:style style:name="T39_37" style:family="text"/>
    <style:style style:name="T39_38" style:family="text">
      <style:text-properties fo:color="#1155cc" style:text-underline-style="solid" style:text-underline-color="font-color"/>
    </style:style>
    <style:style style:name="T39_39" style:family="text"/>
    <style:style style:name="T39_40" style:family="text">
      <style:text-properties fo:color="#1155cc" style:text-underline-style="solid" style:text-underline-color="font-color"/>
    </style:style>
    <style:style style:name="T39_41" style:family="text"/>
    <style:style style:name="T39_42" style:family="text">
      <style:text-properties fo:color="#1155cc" style:text-underline-style="solid" style:text-underline-color="font-color"/>
    </style:style>
    <style:style style:name="T39_43" style:family="text"/>
    <style:style style:name="T39_44" style:family="text">
      <style:text-properties fo:color="#1155cc" style:text-underline-style="solid" style:text-underline-color="font-color"/>
    </style:style>
    <style:style style:name="T39_45" style:family="text"/>
    <style:style style:name="T39_46" style:family="text">
      <style:text-properties fo:color="#1155cc" style:text-underline-style="solid" style:text-underline-color="font-color"/>
    </style:style>
    <style:style style:name="T39_47" style:family="text"/>
    <style:style style:name="T39_48" style:family="text">
      <style:text-properties fo:color="#1155cc" style:text-underline-style="solid" style:text-underline-color="font-color"/>
    </style:style>
    <style:style style:name="T39_49" style:family="text"/>
    <style:style style:name="T39_50" style:family="text">
      <style:text-properties fo:color="#1155cc" style:text-underline-style="solid" style:text-underline-color="font-color"/>
    </style:style>
    <style:style style:name="T39_51" style:family="text"/>
    <style:style style:name="T39_52" style:family="text">
      <style:text-properties fo:color="#1155cc" style:text-underline-style="solid" style:text-underline-color="font-color"/>
    </style:style>
    <style:style style:name="T39_53" style:family="text"/>
    <style:style style:name="T39_54" style:family="text">
      <style:text-properties fo:color="#1155cc" style:text-underline-style="solid" style:text-underline-color="font-color"/>
    </style:style>
    <style:style style:name="T39_55" style:family="text"/>
    <style:style style:name="T39_56" style:family="text">
      <style:text-properties fo:color="#1155cc" style:text-underline-style="solid" style:text-underline-color="font-color"/>
    </style:style>
    <style:style style:name="T39_57" style:family="text"/>
    <style:style style:name="T39_58" style:family="text">
      <style:text-properties fo:color="#1155cc" style:text-underline-style="solid" style:text-underline-color="font-color"/>
    </style:style>
    <style:style style:name="T39_59" style:family="text"/>
    <style:style style:name="T39_60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/>
    <style:style style:name="P41" style:family="paragraph" style:parent-style-name="Standard">
      <style:paragraph-properties fo:text-align="justify" fo:break-before="auto" fo:line-height="115%" style:writing-mode="lr-tb"/>
    </style:style>
    <style:style style:name="T41_1" style:family="text"/>
    <style:style style:name="T41_2" style:family="text"/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T45_69" style:family="text"/>
    <style:style style:name="T45_70" style:family="text"/>
    <style:style style:name="T45_71" style:family="text"/>
    <style:style style:name="T45_72" style:family="text"/>
    <style:style style:name="T45_73" style:family="text"/>
    <style:style style:name="T45_74" style:family="text"/>
    <style:style style:name="T45_75" style:family="text"/>
    <style:style style:name="T45_76" style:family="text"/>
    <style:style style:name="T45_77" style:family="text"/>
    <style:style style:name="T45_78" style:family="text"/>
    <style:style style:name="T45_79" style:family="text"/>
    <style:style style:name="T45_80" style:family="text"/>
    <style:style style:name="T45_81" style:family="text"/>
    <style:style style:name="T45_82" style:family="text"/>
    <style:style style:name="T45_83" style:family="text"/>
    <style:style style:name="T45_84" style:family="text"/>
    <style:style style:name="T45_85" style:family="text"/>
    <style:style style:name="T45_86" style:family="text"/>
    <style:style style:name="T45_87" style:family="text"/>
    <style:style style:name="T45_88" style:family="text"/>
    <style:style style:name="T45_89" style:family="text"/>
    <style:style style:name="T45_90" style:family="text"/>
    <style:style style:name="T45_91" style:family="text"/>
    <style:style style:name="T45_92" style:family="text"/>
    <style:style style:name="T45_93" style:family="text"/>
    <style:style style:name="T45_94" style:family="text"/>
    <style:style style:name="T45_95" style:family="text"/>
    <style:style style:name="T45_96" style:family="text"/>
    <style:style style:name="T45_97" style:family="text"/>
    <style:style style:name="T45_98" style:family="text"/>
    <style:style style:name="T45_99" style:family="text"/>
    <style:style style:name="T45_100" style:family="text"/>
    <style:style style:name="T45_101" style:family="text"/>
    <style:style style:name="T45_102" style:family="text"/>
    <style:style style:name="T45_103" style:family="text"/>
    <style:style style:name="T45_104" style:family="text"/>
    <style:style style:name="T45_105" style:family="text"/>
    <style:style style:name="T45_106" style:family="text"/>
    <style:style style:name="T45_107" style:family="text"/>
    <style:style style:name="T45_108" style:family="text"/>
    <style:style style:name="T45_109" style:family="text"/>
    <style:style style:name="T45_110" style:family="text"/>
    <style:style style:name="T45_111" style:family="text"/>
    <style:style style:name="T45_112" style:family="text"/>
    <style:style style:name="T45_113" style:family="text"/>
    <style:style style:name="T45_114" style:family="text"/>
    <style:style style:name="T45_115" style:family="text"/>
    <style:style style:name="T45_116" style:family="text"/>
    <style:style style:name="T45_117" style:family="text"/>
    <style:style style:name="T45_118" style:family="text"/>
    <style:style style:name="T45_119" style:family="text"/>
    <style:style style:name="T45_120" style:family="text"/>
    <style:style style:name="T45_121" style:family="text"/>
    <style:style style:name="T45_122" style:family="text"/>
    <style:style style:name="T45_123" style:family="text"/>
    <style:style style:name="T45_124" style:family="text"/>
    <style:style style:name="T45_125" style:family="text">
      <style:text-properties fo:color="#1155cc" style:text-underline-style="solid" style:text-underline-color="font-color"/>
    </style:style>
    <style:style style:name="T45_126" style:family="text"/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T47_23" style:family="text"/>
    <style:style style:name="T47_24" style:family="text">
      <style:text-properties fo:color="#1155cc" style:text-underline-style="solid" style:text-underline-color="font-color"/>
    </style:style>
    <style:style style:name="T47_25" style:family="text"/>
    <style:style style:name="T47_26" style:family="text">
      <style:text-properties fo:color="#1155cc" style:text-underline-style="solid" style:text-underline-color="font-color"/>
    </style:style>
    <style:style style:name="T47_27" style:family="text"/>
    <style:style style:name="T47_28" style:family="text">
      <style:text-properties fo:color="#1155cc" style:text-underline-style="solid" style:text-underline-color="font-color"/>
    </style:style>
    <style:style style:name="T47_29" style:family="text"/>
    <style:style style:name="T47_30" style:family="text">
      <style:text-properties fo:color="#1155cc" style:text-underline-style="solid" style:text-underline-color="font-color"/>
    </style:style>
    <style:style style:name="T47_31" style:family="text"/>
    <style:style style:name="T47_32" style:family="text">
      <style:text-properties fo:color="#1155cc" style:text-underline-style="solid" style:text-underline-color="font-color"/>
    </style:style>
    <style:style style:name="T47_33" style:family="text"/>
    <style:style style:name="T47_34" style:family="text">
      <style:text-properties fo:color="#1155cc" style:text-underline-style="solid" style:text-underline-color="font-color"/>
    </style:style>
    <style:style style:name="T47_35" style:family="text"/>
    <style:style style:name="T47_36" style:family="text">
      <style:text-properties fo:color="#1155cc" style:text-underline-style="solid" style:text-underline-color="font-color"/>
    </style:style>
    <style:style style:name="T47_37" style:family="text"/>
    <style:style style:name="T47_38" style:family="text">
      <style:text-properties fo:color="#1155cc" style:text-underline-style="solid" style:text-underline-color="font-color"/>
    </style:style>
    <style:style style:name="T47_39" style:family="text"/>
    <style:style style:name="T47_40" style:family="text">
      <style:text-properties fo:color="#1155cc" style:text-underline-style="solid" style:text-underline-color="font-color"/>
    </style:style>
    <style:style style:name="T47_41" style:family="text"/>
    <style:style style:name="T47_42" style:family="text">
      <style:text-properties fo:color="#1155cc" style:text-underline-style="solid" style:text-underline-color="font-color"/>
    </style:style>
    <style:style style:name="T47_43" style:family="text"/>
    <style:style style:name="T47_44" style:family="text">
      <style:text-properties fo:color="#1155cc" style:text-underline-style="solid" style:text-underline-color="font-color"/>
    </style:style>
    <style:style style:name="T47_45" style:family="text"/>
    <style:style style:name="T47_46" style:family="text">
      <style:text-properties fo:color="#1155cc" style:text-underline-style="solid" style:text-underline-color="font-color"/>
    </style:style>
    <style:style style:name="T47_47" style:family="text"/>
    <style:style style:name="T47_48" style:family="text">
      <style:text-properties fo:color="#1155cc" style:text-underline-style="solid" style:text-underline-color="font-color"/>
    </style:style>
    <style:style style:name="T47_49" style:family="text"/>
    <style:style style:name="T47_50" style:family="text">
      <style:text-properties fo:color="#1155cc" style:text-underline-style="solid" style:text-underline-color="font-color"/>
    </style:style>
    <style:style style:name="T47_51" style:family="text"/>
    <style:style style:name="T47_52" style:family="text">
      <style:text-properties fo:color="#1155cc" style:text-underline-style="solid" style:text-underline-color="font-color"/>
    </style:style>
    <style:style style:name="T47_53" style:family="text"/>
    <style:style style:name="T47_54" style:family="text">
      <style:text-properties fo:color="#1155cc" style:text-underline-style="solid" style:text-underline-color="font-color"/>
    </style:style>
    <style:style style:name="T47_55" style:family="text"/>
    <style:style style:name="T47_56" style:family="text">
      <style:text-properties fo:color="#1155cc" style:text-underline-style="solid" style:text-underline-color="font-color"/>
    </style:style>
    <style:style style:name="T47_57" style:family="text"/>
    <style:style style:name="T47_58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>
      <style:text-properties fo:color="#1155cc" style:text-underline-style="solid" style:text-underline-color="font-color"/>
    </style:style>
    <style:style style:name="T48_11" style:family="text"/>
    <style:style style:name="T48_12" style:family="text">
      <style:text-properties fo:color="#1155cc" style:text-underline-style="solid" style:text-underline-color="font-color"/>
    </style:style>
    <style:style style:name="T48_13" style:family="text"/>
    <style:style style:name="T48_14" style:family="text">
      <style:text-properties fo:color="#1155cc" style:text-underline-style="solid" style:text-underline-color="font-color"/>
    </style:style>
    <style:style style:name="T48_15" style:family="text"/>
    <style:style style:name="T48_16" style:family="text">
      <style:text-properties fo:color="#1155cc" style:text-underline-style="solid" style:text-underline-color="font-color"/>
    </style:style>
    <style:style style:name="T48_17" style:family="text"/>
    <style:style style:name="T48_18" style:family="text">
      <style:text-properties fo:color="#1155cc" style:text-underline-style="solid" style:text-underline-color="font-color"/>
    </style:style>
    <style:style style:name="T48_19" style:family="text"/>
    <style:style style:name="T48_20" style:family="text">
      <style:text-properties fo:color="#1155cc" style:text-underline-style="solid" style:text-underline-color="font-color"/>
    </style:style>
    <style:style style:name="T48_21" style:family="text"/>
    <style:style style:name="T48_22" style:family="text">
      <style:text-properties fo:color="#1155cc" style:text-underline-style="solid" style:text-underline-color="font-color"/>
    </style:style>
    <style:style style:name="T48_23" style:family="text"/>
    <style:style style:name="T48_24" style:family="text">
      <style:text-properties fo:color="#1155cc" style:text-underline-style="solid" style:text-underline-color="font-color"/>
    </style:style>
    <style:style style:name="T48_25" style:family="text"/>
    <style:style style:name="T48_26" style:family="text">
      <style:text-properties fo:color="#1155cc" style:text-underline-style="solid" style:text-underline-color="font-color"/>
    </style:style>
    <style:style style:name="T48_27" style:family="text"/>
    <style:style style:name="T48_28" style:family="text">
      <style:text-properties fo:color="#1155cc" style:text-underline-style="solid" style:text-underline-color="font-color"/>
    </style:style>
    <style:style style:name="T48_29" style:family="text"/>
    <style:style style:name="T48_30" style:family="text">
      <style:text-properties fo:color="#1155cc" style:text-underline-style="solid" style:text-underline-color="font-color"/>
    </style:style>
    <style:style style:name="T48_31" style:family="text"/>
    <style:style style:name="T48_32" style:family="text">
      <style:text-properties fo:color="#1155cc" style:text-underline-style="solid" style:text-underline-color="font-color"/>
    </style:style>
    <style:style style:name="T48_33" style:family="text"/>
    <style:style style:name="T48_34" style:family="text">
      <style:text-properties fo:color="#1155cc" style:text-underline-style="solid" style:text-underline-color="font-color"/>
    </style:style>
    <style:style style:name="T48_35" style:family="text"/>
    <style:style style:name="T48_36" style:family="text">
      <style:text-properties fo:color="#1155cc" style:text-underline-style="solid" style:text-underline-color="font-color"/>
    </style:style>
    <style:style style:name="T48_37" style:family="text"/>
    <style:style style:name="T48_38" style:family="text">
      <style:text-properties fo:color="#1155cc" style:text-underline-style="solid" style:text-underline-color="font-color"/>
    </style:style>
    <style:style style:name="T48_39" style:family="text"/>
    <style:style style:name="T48_40" style:family="text">
      <style:text-properties fo:color="#1155cc" style:text-underline-style="solid" style:text-underline-color="font-color"/>
    </style:style>
    <style:style style:name="T48_41" style:family="text"/>
    <style:style style:name="T48_42" style:family="text">
      <style:text-properties fo:color="#1155cc" style:text-underline-style="solid" style:text-underline-color="font-color"/>
    </style:style>
    <style:style style:name="T48_43" style:family="text"/>
    <style:style style:name="T48_44" style:family="text">
      <style:text-properties fo:color="#1155cc" style:text-underline-style="solid" style:text-underline-color="font-color"/>
    </style:style>
    <style:style style:name="T48_45" style:family="text"/>
    <style:style style:name="T48_4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>
      <style:text-properties fo:color="#1155cc" style:text-underline-style="solid" style:text-underline-color="font-color"/>
    </style:style>
    <style:style style:name="T49_13" style:family="text"/>
    <style:style style:name="T49_14" style:family="text">
      <style:text-properties fo:color="#1155cc" style:text-underline-style="solid" style:text-underline-color="font-color"/>
    </style:style>
    <style:style style:name="T49_15" style:family="text"/>
    <style:style style:name="T49_16" style:family="text">
      <style:text-properties fo:color="#1155cc" style:text-underline-style="solid" style:text-underline-color="font-color"/>
    </style:style>
    <style:style style:name="T49_17" style:family="text"/>
    <style:style style:name="T49_18" style:family="text">
      <style:text-properties fo:color="#1155cc" style:text-underline-style="solid" style:text-underline-color="font-color"/>
    </style:style>
    <style:style style:name="T49_19" style:family="text"/>
    <style:style style:name="T49_20" style:family="text">
      <style:text-properties fo:color="#1155cc" style:text-underline-style="solid" style:text-underline-color="font-color"/>
    </style:style>
    <style:style style:name="T49_21" style:family="text"/>
    <style:style style:name="T49_22" style:family="text">
      <style:text-properties fo:color="#1155cc" style:text-underline-style="solid" style:text-underline-color="font-color"/>
    </style:style>
    <style:style style:name="T49_23" style:family="text"/>
    <style:style style:name="T49_24" style:family="text">
      <style:text-properties fo:color="#1155cc" style:text-underline-style="solid" style:text-underline-color="font-color"/>
    </style:style>
    <style:style style:name="T49_25" style:family="text"/>
    <style:style style:name="T49_26" style:family="text">
      <style:text-properties fo:color="#1155cc" style:text-underline-style="solid" style:text-underline-color="font-color"/>
    </style:style>
    <style:style style:name="T49_27" style:family="text"/>
    <style:style style:name="T49_28" style:family="text">
      <style:text-properties fo:color="#1155cc" style:text-underline-style="solid" style:text-underline-color="font-color"/>
    </style:style>
    <style:style style:name="T49_29" style:family="text"/>
    <style:style style:name="T49_30" style:family="text">
      <style:text-properties fo:color="#1155cc" style:text-underline-style="solid" style:text-underline-color="font-color"/>
    </style:style>
    <style:style style:name="T49_31" style:family="text"/>
    <style:style style:name="T49_32" style:family="text">
      <style:text-properties fo:color="#1155cc" style:text-underline-style="solid" style:text-underline-color="font-color"/>
    </style:style>
    <style:style style:name="T49_33" style:family="text"/>
    <style:style style:name="T49_34" style:family="text">
      <style:text-properties fo:color="#1155cc" style:text-underline-style="solid" style:text-underline-color="font-color"/>
    </style:style>
    <style:style style:name="T49_35" style:family="text"/>
    <style:style style:name="T49_36" style:family="text">
      <style:text-properties fo:color="#1155cc" style:text-underline-style="solid" style:text-underline-color="font-color"/>
    </style:style>
    <style:style style:name="T49_37" style:family="text"/>
    <style:style style:name="T49_38" style:family="text">
      <style:text-properties fo:color="#1155cc" style:text-underline-style="solid" style:text-underline-color="font-color"/>
    </style:style>
    <style:style style:name="T49_39" style:family="text"/>
    <style:style style:name="T49_40" style:family="text">
      <style:text-properties fo:color="#1155cc" style:text-underline-style="solid" style:text-underline-color="font-color"/>
    </style:style>
    <style:style style:name="T49_41" style:family="text"/>
    <style:style style:name="T49_42" style:family="text">
      <style:text-properties fo:color="#1155cc" style:text-underline-style="solid" style:text-underline-color="font-color"/>
    </style:style>
    <style:style style:name="T49_43" style:family="text"/>
    <style:style style:name="T49_44" style:family="text">
      <style:text-properties fo:color="#1155cc" style:text-underline-style="solid" style:text-underline-color="font-color"/>
    </style:style>
    <style:style style:name="T49_45" style:family="text"/>
    <style:style style:name="T49_46" style:family="text">
      <style:text-properties fo:color="#1155cc" style:text-underline-style="solid" style:text-underline-color="font-color"/>
    </style:style>
    <style:style style:name="T49_47" style:family="text"/>
    <style:style style:name="T49_48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>
      <style:text-properties fo:background-color="#ffffff"/>
    </style:style>
    <style:style style:name="T55_2" style:family="text">
      <style:text-properties fo:background-color="#ffffff"/>
    </style:style>
    <style:style style:name="T55_3" style:family="text">
      <style:text-properties fo:background-color="#ffffff"/>
    </style:style>
    <style:style style:name="T55_4" style:family="text">
      <style:text-properties fo:background-color="#ffffff"/>
    </style:style>
    <style:style style:name="T55_5" style:family="text">
      <style:text-properties fo:background-color="#ffffff"/>
    </style:style>
    <style:style style:name="T55_6" style:family="text">
      <style:text-properties fo:background-color="#ffffff"/>
    </style:style>
    <style:style style:name="T55_7" style:family="text">
      <style:text-properties fo:background-color="#ffffff"/>
    </style:style>
    <style:style style:name="T55_8" style:family="text">
      <style:text-properties fo:background-color="#ffffff"/>
    </style:style>
    <style:style style:name="T55_9" style:family="text">
      <style:text-properties fo:background-color="#ffffff"/>
    </style:style>
    <style:style style:name="T55_10" style:family="text">
      <style:text-properties fo:background-color="#ffffff"/>
    </style:style>
    <style:style style:name="T55_11" style:family="text">
      <style:text-properties fo:background-color="#ffffff"/>
    </style:style>
    <style:style style:name="T55_12" style:family="text">
      <style:text-properties fo:background-color="#ffffff"/>
    </style:style>
    <style:style style:name="T55_13" style:family="text">
      <style:text-properties fo:background-color="#ffffff"/>
    </style:style>
    <style:style style:name="T55_14" style:family="text">
      <style:text-properties fo:background-color="#ffffff"/>
    </style:style>
    <style:style style:name="T55_15" style:family="text">
      <style:text-properties fo:background-color="#ffffff"/>
    </style:style>
    <style:style style:name="T55_16" style:family="text">
      <style:text-properties fo:background-color="#ffffff"/>
    </style:style>
    <style:style style:name="T55_17" style:family="text">
      <style:text-properties fo:background-color="#ffffff"/>
    </style:style>
    <style:style style:name="T55_18" style:family="text">
      <style:text-properties fo:background-color="#ffffff"/>
    </style:style>
    <style:style style:name="T55_19" style:family="text">
      <style:text-properties fo:background-color="#ffffff"/>
    </style:style>
    <style:style style:name="T55_20" style:family="text">
      <style:text-properties fo:background-color="#ffffff"/>
    </style:style>
    <style:style style:name="T55_21" style:family="text">
      <style:text-properties fo:background-color="#ffffff"/>
    </style:style>
    <style:style style:name="T55_22" style:family="text">
      <style:text-properties fo:background-color="#ffffff"/>
    </style:style>
    <style:style style:name="T55_23" style:family="text">
      <style:text-properties fo:background-color="#ffffff"/>
    </style:style>
    <style:style style:name="T55_24" style:family="text">
      <style:text-properties fo:background-color="#ffffff"/>
    </style:style>
    <style:style style:name="T55_25" style:family="text">
      <style:text-properties fo:background-color="#ffffff"/>
    </style:style>
    <style:style style:name="T55_26" style:family="text">
      <style:text-properties fo:background-color="#ffffff"/>
    </style:style>
    <style:style style:name="T55_27" style:family="text">
      <style:text-properties fo:background-color="#ffffff"/>
    </style:style>
    <style:style style:name="T55_28" style:family="text">
      <style:text-properties fo:background-color="#ffffff"/>
    </style:style>
    <style:style style:name="T55_29" style:family="text">
      <style:text-properties fo:background-color="#ffffff"/>
    </style:style>
    <style:style style:name="T55_30" style:family="text">
      <style:text-properties fo:background-color="#ffffff"/>
    </style:style>
    <style:style style:name="T55_31" style:family="text">
      <style:text-properties fo:background-color="#ffffff"/>
    </style:style>
    <style:style style:name="T55_32" style:family="text">
      <style:text-properties fo:background-color="#ffffff"/>
    </style:style>
    <style:style style:name="T55_33" style:family="text">
      <style:text-properties fo:background-color="#ffffff"/>
    </style:style>
    <style:style style:name="T55_34" style:family="text">
      <style:text-properties fo:background-color="#ffffff"/>
    </style:style>
    <style:style style:name="T55_35" style:family="text">
      <style:text-properties fo:background-color="#ffffff"/>
    </style:style>
    <style:style style:name="T55_36" style:family="text">
      <style:text-properties fo:background-color="#ffffff"/>
    </style:style>
    <style:style style:name="T55_37" style:family="text">
      <style:text-properties fo:background-color="#ffffff"/>
    </style:style>
    <style:style style:name="T55_38" style:family="text">
      <style:text-properties fo:background-color="#ffffff"/>
    </style:style>
    <style:style style:name="T55_39" style:family="text">
      <style:text-properties fo:background-color="#ffffff"/>
    </style:style>
    <style:style style:name="T55_40" style:family="text">
      <style:text-properties fo:background-color="#ffffff"/>
    </style:style>
    <style:style style:name="T55_41" style:family="text">
      <style:text-properties fo:background-color="#ffffff"/>
    </style:style>
    <style:style style:name="T55_42" style:family="text">
      <style:text-properties fo:background-color="#ffffff"/>
    </style:style>
    <style:style style:name="T55_43" style:family="text">
      <style:text-properties fo:background-color="#ffffff"/>
    </style:style>
    <style:style style:name="T55_44" style:family="text">
      <style:text-properties fo:background-color="#ffffff"/>
    </style:style>
    <style:style style:name="T55_45" style:family="text">
      <style:text-properties fo:background-color="#ffffff"/>
    </style:style>
    <style:style style:name="T55_46" style:family="text">
      <style:text-properties fo:background-color="#ffffff"/>
    </style:style>
    <style:style style:name="T55_47" style:family="text">
      <style:text-properties fo:background-color="#ffffff"/>
    </style:style>
    <style:style style:name="T55_48" style:family="text">
      <style:text-properties fo:background-color="#ffffff"/>
    </style:style>
    <style:style style:name="T55_49" style:family="text">
      <style:text-properties fo:background-color="#ffffff"/>
    </style:style>
    <style:style style:name="T55_50" style:family="text">
      <style:text-properties fo:background-color="#ffffff"/>
    </style:style>
    <style:style style:name="T55_51" style:family="text">
      <style:text-properties fo:background-color="#ffffff"/>
    </style:style>
    <style:style style:name="T55_52" style:family="text">
      <style:text-properties fo:background-color="#ffffff"/>
    </style:style>
    <style:style style:name="T55_53" style:family="text">
      <style:text-properties fo:background-color="#ffffff"/>
    </style:style>
    <style:style style:name="T55_54" style:family="text">
      <style:text-properties fo:background-color="#ffffff"/>
    </style:style>
    <style:style style:name="T55_55" style:family="text">
      <style:text-properties fo:background-color="#ffffff"/>
    </style:style>
    <style:style style:name="T55_56" style:family="text">
      <style:text-properties fo:background-color="#ffffff"/>
    </style:style>
    <style:style style:name="T55_57" style:family="text">
      <style:text-properties fo:background-color="#ffffff"/>
    </style:style>
    <style:style style:name="T55_58" style:family="text">
      <style:text-properties fo:background-color="#ffffff"/>
    </style:style>
    <style:style style:name="T55_59" style:family="text">
      <style:text-properties fo:background-color="#ffffff"/>
    </style:style>
    <style:style style:name="T55_60" style:family="text">
      <style:text-properties fo:background-color="#ffffff"/>
    </style:style>
    <style:style style:name="T55_61" style:family="text">
      <style:text-properties fo:background-color="#ffffff"/>
    </style:style>
    <style:style style:name="T55_62" style:family="text">
      <style:text-properties fo:background-color="#ffffff"/>
    </style:style>
    <style:style style:name="T55_63" style:family="text">
      <style:text-properties fo:background-color="#ffffff"/>
    </style:style>
    <style:style style:name="T55_64" style:family="text">
      <style:text-properties fo:background-color="#ffffff"/>
    </style:style>
    <style:style style:name="T55_65" style:family="text">
      <style:text-properties fo:background-color="#ffffff"/>
    </style:style>
    <style:style style:name="T55_66" style:family="text">
      <style:text-properties fo:background-color="#ffffff"/>
    </style:style>
    <style:style style:name="T55_67" style:family="text">
      <style:text-properties fo:background-color="#ffffff"/>
    </style:style>
    <style:style style:name="T55_68" style:family="text">
      <style:text-properties fo:background-color="#ffffff"/>
    </style:style>
    <style:style style:name="T55_69" style:family="text">
      <style:text-properties fo:background-color="#ffffff"/>
    </style:style>
    <style:style style:name="T55_70" style:family="text">
      <style:text-properties fo:background-color="#ffffff"/>
    </style:style>
    <style:style style:name="T55_71" style:family="text">
      <style:text-properties fo:background-color="#ffffff"/>
    </style:style>
    <style:style style:name="T55_72" style:family="text">
      <style:text-properties fo:background-color="#ffffff"/>
    </style:style>
    <style:style style:name="T55_73" style:family="text">
      <style:text-properties fo:background-color="#ffffff"/>
    </style:style>
    <style:style style:name="T55_74" style:family="text">
      <style:text-properties fo:background-color="#ffffff"/>
    </style:style>
    <style:style style:name="T55_75" style:family="text">
      <style:text-properties fo:background-color="#ffffff"/>
    </style:style>
    <style:style style:name="T55_76" style:family="text">
      <style:text-properties fo:background-color="#ffffff"/>
    </style:style>
    <style:style style:name="T55_77" style:family="text">
      <style:text-properties fo:background-color="#ffffff"/>
    </style:style>
    <style:style style:name="T55_78" style:family="text">
      <style:text-properties fo:background-color="#ffffff"/>
    </style:style>
    <style:style style:name="T55_79" style:family="text">
      <style:text-properties fo:background-color="#ffffff"/>
    </style:style>
    <style:style style:name="T55_80" style:family="text">
      <style:text-properties fo:background-color="#ffffff"/>
    </style:style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>
      <style:text-properties fo:color="#1155cc" style:text-underline-style="solid" style:text-underline-color="font-color"/>
    </style:style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>
      <style:text-properties fo:color="#1155cc" style:text-underline-style="solid" style:text-underline-color="font-color"/>
    </style:style>
    <style:style style:name="T55_107" style:family="text"/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T57_15" style:family="text"/>
    <style:style style:name="T57_16" style:family="text">
      <style:text-properties fo:color="#1155cc" style:text-underline-style="solid" style:text-underline-color="font-color"/>
    </style:style>
    <style:style style:name="T57_17" style:family="text"/>
    <style:style style:name="T57_18" style:family="text">
      <style:text-properties fo:color="#1155cc" style:text-underline-style="solid" style:text-underline-color="font-color"/>
    </style:style>
    <style:style style:name="T57_19" style:family="text"/>
    <style:style style:name="T57_20" style:family="text">
      <style:text-properties fo:color="#1155cc" style:text-underline-style="solid" style:text-underline-color="font-color"/>
    </style:style>
    <style:style style:name="T57_21" style:family="text"/>
    <style:style style:name="T57_22" style:family="text">
      <style:text-properties fo:color="#1155cc" style:text-underline-style="solid" style:text-underline-color="font-color"/>
    </style:style>
    <style:style style:name="T57_23" style:family="text"/>
    <style:style style:name="T57_24" style:family="text">
      <style:text-properties fo:color="#1155cc" style:text-underline-style="solid" style:text-underline-color="font-color"/>
    </style:style>
    <style:style style:name="T57_25" style:family="text"/>
    <style:style style:name="T57_26" style:family="text">
      <style:text-properties fo:color="#1155cc" style:text-underline-style="solid" style:text-underline-color="font-color"/>
    </style:style>
    <style:style style:name="T57_27" style:family="text"/>
    <style:style style:name="T57_28" style:family="text">
      <style:text-properties fo:color="#1155cc" style:text-underline-style="solid" style:text-underline-color="font-color"/>
    </style:style>
    <style:style style:name="T57_29" style:family="text"/>
    <style:style style:name="T57_30" style:family="text">
      <style:text-properties fo:color="#1155cc" style:text-underline-style="solid" style:text-underline-color="font-color"/>
    </style:style>
    <style:style style:name="T57_31" style:family="text"/>
    <style:style style:name="T57_32" style:family="text">
      <style:text-properties fo:color="#1155cc" style:text-underline-style="solid" style:text-underline-color="font-color"/>
    </style:style>
    <style:style style:name="T57_33" style:family="text"/>
    <style:style style:name="T57_34" style:family="text">
      <style:text-properties fo:color="#1155cc" style:text-underline-style="solid" style:text-underline-color="font-color"/>
    </style:style>
    <style:style style:name="T57_35" style:family="text"/>
    <style:style style:name="T57_36" style:family="text">
      <style:text-properties fo:color="#1155cc" style:text-underline-style="solid" style:text-underline-color="font-color"/>
    </style:style>
    <style:style style:name="T57_37" style:family="text"/>
    <style:style style:name="T57_38" style:family="text">
      <style:text-properties fo:color="#1155cc" style:text-underline-style="solid" style:text-underline-color="font-color"/>
    </style:style>
    <style:style style:name="T57_39" style:family="text"/>
    <style:style style:name="T57_40" style:family="text">
      <style:text-properties fo:color="#1155cc" style:text-underline-style="solid" style:text-underline-color="font-color"/>
    </style:style>
    <style:style style:name="T57_41" style:family="text"/>
    <style:style style:name="T57_42" style:family="text">
      <style:text-properties fo:color="#1155cc" style:text-underline-style="solid" style:text-underline-color="font-color"/>
    </style:style>
    <style:style style:name="T57_43" style:family="text"/>
    <style:style style:name="T57_44" style:family="text">
      <style:text-properties fo:color="#1155cc" style:text-underline-style="solid" style:text-underline-color="font-color"/>
    </style:style>
    <style:style style:name="T57_45" style:family="text"/>
    <style:style style:name="T57_46" style:family="text">
      <style:text-properties fo:color="#1155cc" style:text-underline-style="solid" style:text-underline-color="font-color"/>
    </style:style>
    <style:style style:name="T57_47" style:family="text"/>
    <style:style style:name="T57_48" style:family="text">
      <style:text-properties fo:color="#1155cc" style:text-underline-style="solid" style:text-underline-color="font-color"/>
    </style:style>
    <style:style style:name="T57_49" style:family="text"/>
    <style:style style:name="T57_50" style:family="text">
      <style:text-properties fo:color="#1155cc" style:text-underline-style="solid" style:text-underline-color="font-color"/>
    </style:style>
    <style:style style:name="T57_51" style:family="text"/>
    <style:style style:name="T57_52" style:family="text">
      <style:text-properties fo:color="#1155cc" style:text-underline-style="solid" style:text-underline-color="font-color"/>
    </style:style>
    <style:style style:name="T57_53" style:family="text"/>
    <style:style style:name="T57_54" style:family="text">
      <style:text-properties fo:color="#1155cc" style:text-underline-style="solid" style:text-underline-color="font-color"/>
    </style:style>
    <style:style style:name="T57_55" style:family="text"/>
    <style:style style:name="T57_56" style:family="text">
      <style:text-properties fo:color="#1155cc" style:text-underline-style="solid" style:text-underline-color="font-color"/>
    </style:style>
    <style:style style:name="T57_57" style:family="text"/>
    <style:style style:name="T57_58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>
      <style:text-properties fo:color="#1155cc" style:text-underline-style="solid" style:text-underline-color="font-color"/>
    </style:style>
    <style:style style:name="T58_11" style:family="text"/>
    <style:style style:name="T58_12" style:family="text">
      <style:text-properties fo:color="#1155cc" style:text-underline-style="solid" style:text-underline-color="font-color"/>
    </style:style>
    <style:style style:name="T58_13" style:family="text"/>
    <style:style style:name="T58_14" style:family="text">
      <style:text-properties fo:color="#1155cc" style:text-underline-style="solid" style:text-underline-color="font-color"/>
    </style:style>
    <style:style style:name="T58_15" style:family="text"/>
    <style:style style:name="T58_16" style:family="text">
      <style:text-properties fo:color="#1155cc" style:text-underline-style="solid" style:text-underline-color="font-color"/>
    </style:style>
    <style:style style:name="T58_17" style:family="text"/>
    <style:style style:name="T58_18" style:family="text">
      <style:text-properties fo:color="#1155cc" style:text-underline-style="solid" style:text-underline-color="font-color"/>
    </style:style>
    <style:style style:name="T58_19" style:family="text"/>
    <style:style style:name="T58_20" style:family="text">
      <style:text-properties fo:color="#1155cc" style:text-underline-style="solid" style:text-underline-color="font-color"/>
    </style:style>
    <style:style style:name="T58_21" style:family="text"/>
    <style:style style:name="T58_22" style:family="text">
      <style:text-properties fo:color="#1155cc" style:text-underline-style="solid" style:text-underline-color="font-color"/>
    </style:style>
    <style:style style:name="T58_23" style:family="text"/>
    <style:style style:name="T58_24" style:family="text">
      <style:text-properties fo:color="#1155cc" style:text-underline-style="solid" style:text-underline-color="font-color"/>
    </style:style>
    <style:style style:name="T58_25" style:family="text"/>
    <style:style style:name="T58_26" style:family="text">
      <style:text-properties fo:color="#1155cc" style:text-underline-style="solid" style:text-underline-color="font-color"/>
    </style:style>
    <style:style style:name="T58_27" style:family="text"/>
    <style:style style:name="T58_28" style:family="text">
      <style:text-properties fo:color="#1155cc" style:text-underline-style="solid" style:text-underline-color="font-color"/>
    </style:style>
    <style:style style:name="T58_29" style:family="text"/>
    <style:style style:name="T58_30" style:family="text">
      <style:text-properties fo:color="#1155cc" style:text-underline-style="solid" style:text-underline-color="font-color"/>
    </style:style>
    <style:style style:name="T58_31" style:family="text"/>
    <style:style style:name="T58_32" style:family="text">
      <style:text-properties fo:color="#1155cc" style:text-underline-style="solid" style:text-underline-color="font-color"/>
    </style:style>
    <style:style style:name="T58_33" style:family="text"/>
    <style:style style:name="T58_34" style:family="text">
      <style:text-properties fo:color="#1155cc" style:text-underline-style="solid" style:text-underline-color="font-color"/>
    </style:style>
    <style:style style:name="T58_35" style:family="text"/>
    <style:style style:name="T58_36" style:family="text">
      <style:text-properties fo:color="#1155cc" style:text-underline-style="solid" style:text-underline-color="font-color"/>
    </style:style>
    <style:style style:name="T58_37" style:family="text"/>
    <style:style style:name="T58_38" style:family="text">
      <style:text-properties fo:color="#1155cc" style:text-underline-style="solid" style:text-underline-color="font-color"/>
    </style:style>
    <style:style style:name="T58_39" style:family="text"/>
    <style:style style:name="T58_40" style:family="text">
      <style:text-properties fo:color="#1155cc" style:text-underline-style="solid" style:text-underline-color="font-color"/>
    </style:style>
    <style:style style:name="T58_41" style:family="text"/>
    <style:style style:name="T58_42" style:family="text">
      <style:text-properties fo:color="#1155cc" style:text-underline-style="solid" style:text-underline-color="font-color"/>
    </style:style>
    <style:style style:name="T58_43" style:family="text"/>
    <style:style style:name="T58_44" style:family="text">
      <style:text-properties fo:color="#1155cc" style:text-underline-style="solid" style:text-underline-color="font-color"/>
    </style:style>
    <style:style style:name="T58_45" style:family="text"/>
    <style:style style:name="T58_46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text-align="justify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>
      <style:text-properties fo:color="#1155cc" style:text-underline-style="solid" style:text-underline-color="font-color"/>
    </style:style>
    <style:style style:name="T59_13" style:family="text"/>
    <style:style style:name="T59_14" style:family="text">
      <style:text-properties fo:color="#1155cc" style:text-underline-style="solid" style:text-underline-color="font-color"/>
    </style:style>
    <style:style style:name="T59_15" style:family="text"/>
    <style:style style:name="T59_16" style:family="text">
      <style:text-properties fo:color="#1155cc" style:text-underline-style="solid" style:text-underline-color="font-color"/>
    </style:style>
    <style:style style:name="T59_17" style:family="text"/>
    <style:style style:name="T59_18" style:family="text">
      <style:text-properties fo:color="#1155cc" style:text-underline-style="solid" style:text-underline-color="font-color"/>
    </style:style>
    <style:style style:name="T59_19" style:family="text"/>
    <style:style style:name="T59_20" style:family="text">
      <style:text-properties fo:color="#1155cc" style:text-underline-style="solid" style:text-underline-color="font-color"/>
    </style:style>
    <style:style style:name="T59_21" style:family="text"/>
    <style:style style:name="T59_22" style:family="text">
      <style:text-properties fo:color="#1155cc" style:text-underline-style="solid" style:text-underline-color="font-color"/>
    </style:style>
    <style:style style:name="T59_23" style:family="text"/>
    <style:style style:name="T59_24" style:family="text">
      <style:text-properties fo:color="#1155cc" style:text-underline-style="solid" style:text-underline-color="font-color"/>
    </style:style>
    <style:style style:name="T59_25" style:family="text"/>
    <style:style style:name="T59_26" style:family="text">
      <style:text-properties fo:color="#1155cc" style:text-underline-style="solid" style:text-underline-color="font-color"/>
    </style:style>
    <style:style style:name="T59_27" style:family="text"/>
    <style:style style:name="T59_28" style:family="text">
      <style:text-properties fo:color="#1155cc" style:text-underline-style="solid" style:text-underline-color="font-color"/>
    </style:style>
    <style:style style:name="T59_29" style:family="text"/>
    <style:style style:name="T59_30" style:family="text">
      <style:text-properties fo:color="#1155cc" style:text-underline-style="solid" style:text-underline-color="font-color"/>
    </style:style>
    <style:style style:name="T59_31" style:family="text"/>
    <style:style style:name="T59_32" style:family="text">
      <style:text-properties fo:color="#1155cc" style:text-underline-style="solid" style:text-underline-color="font-color"/>
    </style:style>
    <style:style style:name="T59_33" style:family="text"/>
    <style:style style:name="T59_34" style:family="text">
      <style:text-properties fo:color="#1155cc" style:text-underline-style="solid" style:text-underline-color="font-color"/>
    </style:style>
    <style:style style:name="T59_35" style:family="text"/>
    <style:style style:name="T59_36" style:family="text">
      <style:text-properties fo:color="#1155cc" style:text-underline-style="solid" style:text-underline-color="font-color"/>
    </style:style>
    <style:style style:name="T59_37" style:family="text"/>
    <style:style style:name="T59_38" style:family="text">
      <style:text-properties fo:color="#1155cc" style:text-underline-style="solid" style:text-underline-color="font-color"/>
    </style:style>
    <style:style style:name="T59_39" style:family="text"/>
    <style:style style:name="T59_40" style:family="text">
      <style:text-properties fo:color="#1155cc" style:text-underline-style="solid" style:text-underline-color="font-color"/>
    </style:style>
    <style:style style:name="T59_41" style:family="text"/>
    <style:style style:name="T59_42" style:family="text">
      <style:text-properties fo:color="#1155cc" style:text-underline-style="solid" style:text-underline-color="font-color"/>
    </style:style>
    <style:style style:name="T59_43" style:family="text"/>
    <style:style style:name="T59_44" style:family="text">
      <style:text-properties fo:color="#1155cc" style:text-underline-style="solid" style:text-underline-color="font-color"/>
    </style:style>
    <style:style style:name="T59_45" style:family="text"/>
    <style:style style:name="T59_46" style:family="text">
      <style:text-properties fo:color="#1155cc" style:text-underline-style="solid" style:text-underline-color="font-color"/>
    </style:style>
    <style:style style:name="T59_47" style:family="text"/>
    <style:style style:name="T59_48" style:family="text">
      <style:text-properties fo:color="#1155cc" style:text-underline-style="solid" style:text-underline-color="font-color"/>
    </style:style>
    <style:style style:name="T59_49" style:family="text"/>
    <style:style style:name="T59_50" style:family="text">
      <style:text-properties fo:color="#1155cc" style:text-underline-style="solid" style:text-underline-color="font-color"/>
    </style:style>
    <style:style style:name="T59_51" style:family="text"/>
    <style:style style:name="T59_52" style:family="text">
      <style:text-properties fo:color="#1155cc" style:text-underline-style="solid" style:text-underline-color="font-color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P6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23<text:s/></text:span><text:span text:style-name="T1_2">października</text:span></text:p>
      <text:p text:style-name="P2"><text:span text:style-name="T2_1"><text:s/></text:span></text:p>
      <text:p text:style-name="P3"><text:span text:style-name="T3_1">Zapowiedź</text:span><text:span text:style-name="T3_2"><text:s/></text:span><text:span text:style-name="T3_3">Brony</text:span><text:span text:style-name="T3_4"><text:s/></text:span><text:span text:style-name="T3_5">Fair</text:span></text:p>
      <text:p text:style-name="P4"><text:span text:style-name="T4_1"><text:s/></text:span></text:p>
      <text:p text:style-name="P5"><text:span text:style-name="T5_1">Na</text:span><text:span text:style-name="T5_2"><text:s/></text:span><text:span text:style-name="T5_3">YouTube</text:span><text:span text:style-name="T5_4"><text:s/></text:span><text:span text:style-name="T5_5">pojawiła</text:span><text:span text:style-name="T5_6"><text:s/></text:span><text:span text:style-name="T5_7">się</text:span><text:span text:style-name="T5_8"><text:s/></text:span><text:span text:style-name="T5_9">animacja</text:span><text:span text:style-name="T5_10"><text:s/></text:span><text:span text:style-name="T5_11">promująca</text:span><text:span text:style-name="T5_12"><text:s/></text:span><text:span text:style-name="T5_13">przyszłoroczny</text:span><text:span text:style-name="T5_14"><text:s/></text:span><text:span text:style-name="T5_15">konwent</text:span><text:span text:style-name="T5_16"><text:s/></text:span><text:span text:style-name="T5_17">Brony</text:span><text:span text:style-name="T5_18"><text:s/></text:span><text:span text:style-name="T5_19">Fair</text:span><text:span text:style-name="T5_20">,<text:s/></text:span><text:span text:style-name="T5_21">organizowany</text:span><text:span text:style-name="T5_22"><text:s/></text:span><text:span text:style-name="T5_23">u</text:span><text:span text:style-name="T5_24"><text:s/></text:span><text:span text:style-name="T5_25">naszych</text:span><text:span text:style-name="T5_26"><text:s/></text:span><text:span text:style-name="T5_27">zachodnich</text:span><text:span text:style-name="T5_28"><text:s/></text:span><text:span text:style-name="T5_29">sąsiadów</text:span><text:span text:style-name="T5_30">.<text:s/></text:span><text:span text:style-name="T5_31">Zaplanowany</text:span><text:span text:style-name="T5_32"><text:s/></text:span><text:span text:style-name="T5_33">jest</text:span><text:span text:style-name="T5_34"><text:s/></text:span><text:span text:style-name="T5_35">na</text:span><text:span text:style-name="T5_36"><text:s/>11<text:s/></text:span><text:span text:style-name="T5_37">i</text:span><text:span text:style-name="T5_38"><text:s/>12<text:s/></text:span><text:span text:style-name="T5_39">kwietnia</text:span><text:span text:style-name="T5_40"><text:s/>2015,<text:s/></text:span><text:span text:style-name="T5_41">a</text:span><text:span text:style-name="T5_42"><text:s/></text:span><text:span text:style-name="T5_43">odbędzie</text:span><text:span text:style-name="T5_44"><text:s/></text:span><text:span text:style-name="T5_45">się</text:span><text:span text:style-name="T5_46"><text:s/></text:span><text:span text:style-name="T5_47">w</text:span><text:span text:style-name="T5_48"><text:s/></text:span><text:span text:style-name="T5_49">Berlinie</text:span><text:span text:style-name="T5_50">.<text:s/></text:span><text:span text:style-name="T5_51">W</text:span><text:span text:style-name="T5_52"><text:s/></text:span><text:span text:style-name="T5_53">animacji</text:span><text:span text:style-name="T5_54"><text:s/></text:span><text:span text:style-name="T5_55">widzimy</text:span><text:span text:style-name="T5_56"><text:s/></text:span><text:span text:style-name="T5_57">dwie</text:span><text:span text:style-name="T5_58"><text:s/></text:span><text:span text:style-name="T5_59">maskotki</text:span><text:span text:style-name="T5_60"><text:s/></text:span><text:span text:style-name="T5_61">niemieckich</text:span><text:span text:style-name="T5_62"><text:s/></text:span><text:span text:style-name="T5_63">fandomów</text:span><text:span text:style-name="T5_64">,<text:s/></text:span><text:span text:style-name="T5_65">Westfalię</text:span><text:span text:style-name="T5_66"><text:s/></text:span><text:span text:style-name="T5_67">i</text:span><text:span text:style-name="T5_68"><text:s/></text:span><text:span text:style-name="T5_69">księżniczkę</text:span><text:span text:style-name="T5_70"><text:s/></text:span><text:span text:style-name="T5_71">Pancake</text:span><text:span text:style-name="T5_72">,<text:s/></text:span><text:span text:style-name="T5_73">które</text:span><text:span text:style-name="T5_74"><text:s/></text:span><text:span text:style-name="T5_75">namawiają</text:span><text:span text:style-name="T5_76"><text:s/></text:span><text:span text:style-name="T5_77">nas</text:span><text:span text:style-name="T5_78"><text:s/></text:span><text:span text:style-name="T5_79">do</text:span><text:span text:style-name="T5_80"><text:s/></text:span><text:span text:style-name="T5_81">wybrania</text:span><text:span text:style-name="T5_82"><text:s/></text:span><text:span text:style-name="T5_83">się</text:span><text:span text:style-name="T5_84"><text:s/></text:span><text:span text:style-name="T5_85">na</text:span><text:span text:style-name="T5_86"><text:s/></text:span><text:span text:style-name="T5_87">rzeczone</text:span><text:span text:style-name="T5_88"><text:s/></text:span><text:span text:style-name="T5_89">wydarzenie</text:span><text:span text:style-name="T5_90">.<text:s/></text:span><text:span text:style-name="T5_91">A</text:span><text:span text:style-name="T5_92"><text:s/></text:span><text:span text:style-name="T5_93">jako</text:span><text:span text:style-name="T5_94"><text:s/></text:span><text:span text:style-name="T5_95">że</text:span><text:span text:style-name="T5_96"><text:s/></text:span><text:span text:style-name="T5_97">Berlin</text:span><text:span text:style-name="T5_98"><text:s/></text:span><text:span text:style-name="T5_99">nie</text:span><text:span text:style-name="T5_100"><text:s/></text:span><text:span text:style-name="T5_101">jest</text:span><text:span text:style-name="T5_102"><text:s/></text:span><text:span text:style-name="T5_103">tak</text:span><text:span text:style-name="T5_104"><text:s/></text:span><text:span text:style-name="T5_105">daleko</text:span><text:span text:style-name="T5_106">…<text:s/></text:span><text:span text:style-name="T5_107">kto</text:span><text:span text:style-name="T5_108"><text:s/></text:span><text:span text:style-name="T5_109">wie</text:span><text:span text:style-name="T5_110">?<text:s/></text:span><text:span text:style-name="T5_111">W</text:span><text:span text:style-name="T5_112"><text:s/></text:span><text:span text:style-name="T5_113">każdym</text:span><text:span text:style-name="T5_114"><text:s/></text:span><text:span text:style-name="T5_115">razie</text:span><text:span text:style-name="T5_116"><text:s/></text:span><text:span text:style-name="T5_117">animację</text:span><text:span text:style-name="T5_118"><text:s/></text:span><text:span text:style-name="T5_119">możecie</text:span><text:span text:style-name="T5_120"><text:s/></text:span><text:span text:style-name="T5_121">obejrzeć</text:span><text:span text:style-name="T5_122"><text:a xlink:type="simple" xlink:href="https://www.youtube.com/watch?v=aeexEiLv1Fw"><text:span text:style-name="T5_123"><text:s/></text:span></text:a></text:span><text:span text:style-name="T5_124"><text:a xlink:type="simple" xlink:href="https://www.youtube.com/watch?v=aeexEiLv1Fw"><text:span text:style-name="T5_125">tutaj</text:span></text:a></text:span><text:span text:style-name="T5_126">,<text:s/></text:span><text:span text:style-name="T5_127">a</text:span><text:span text:style-name="T5_128"><text:s/></text:span><text:span text:style-name="T5_129">więcej</text:span><text:span text:style-name="T5_130"><text:s/></text:span><text:span text:style-name="T5_131">o</text:span><text:span text:style-name="T5_132"><text:s/></text:span><text:span text:style-name="T5_133">konwencie</text:span><text:span text:style-name="T5_134"><text:s/></text:span><text:span text:style-name="T5_135">dowiedzieć</text:span><text:span text:style-name="T5_136"><text:s/></text:span><text:span text:style-name="T5_137">się</text:span><text:span text:style-name="T5_138"><text:s/></text:span><text:span text:style-name="T5_139">z</text:span><text:span text:style-name="T5_140"><text:s/></text:span><text:span text:style-name="T5_141">ich</text:span><text:span text:style-name="T5_142"><text:s/></text:span><text:span text:style-name="T5_143">oficjalnej</text:span><text:span text:style-name="T5_144"><text:a xlink:type="simple" xlink:href="http://www.brony-fair.eu/"><text:span text:style-name="T5_145"><text:s/></text:span></text:a></text:span><text:span text:style-name="T5_146"><text:a xlink:type="simple" xlink:href="http://www.brony-fair.eu/"><text:span text:style-name="T5_147">strony</text:span></text:a></text:span><text:span text:style-name="T5_148">.</text:span></text:p>
      <text:p text:style-name="P6"><text:span text:style-name="T6_1"><text:s/></text:span></text:p>
      <text:p text:style-name="P7"><text:span text:style-name="T7_1">Link</text:span><text:span text:style-name="T7_2"><text:s/></text:span><text:span text:style-name="T7_3">do</text:span><text:span text:style-name="T7_4"><text:s/></text:span><text:span text:style-name="T7_5">obrazka</text:span><text:span text:style-name="T7_6">:</text:span><text:span text:style-name="T7_7"><text:a xlink:type="simple" xlink:href="http://2.bp.blogspot.com/-P6xsVoZx3F0/VEiumwUVjzI/AAAAAAACDDA/GUnn-S34U-o/s1600/Capture.JPG"><text:span text:style-name="T7_8"><text:s/></text:span></text:a></text:span><text:span text:style-name="T7_9"><text:a xlink:type="simple" xlink:href="http://2.bp.blogspot.com/-P6xsVoZx3F0/VEiumwUVjzI/AAAAAAACDDA/GUnn-S34U-o/s1600/Capture.JPG"><text:span text:style-name="T7_10">http</text:span></text:a></text:span><text:span text:style-name="T7_11"><text:a xlink:type="simple" xlink:href="http://2.bp.blogspot.com/-P6xsVoZx3F0/VEiumwUVjzI/AAAAAAACDDA/GUnn-S34U-o/s1600/Capture.JPG"><text:span text:style-name="T7_12">://2.</text:span></text:a></text:span><text:span text:style-name="T7_13"><text:a xlink:type="simple" xlink:href="http://2.bp.blogspot.com/-P6xsVoZx3F0/VEiumwUVjzI/AAAAAAACDDA/GUnn-S34U-o/s1600/Capture.JPG"><text:span text:style-name="T7_14">bp</text:span></text:a></text:span><text:span text:style-name="T7_15"><text:a xlink:type="simple" xlink:href="http://2.bp.blogspot.com/-P6xsVoZx3F0/VEiumwUVjzI/AAAAAAACDDA/GUnn-S34U-o/s1600/Capture.JPG"><text:span text:style-name="T7_16">.</text:span></text:a></text:span><text:span text:style-name="T7_17"><text:a xlink:type="simple" xlink:href="http://2.bp.blogspot.com/-P6xsVoZx3F0/VEiumwUVjzI/AAAAAAACDDA/GUnn-S34U-o/s1600/Capture.JPG"><text:span text:style-name="T7_18">blogspot</text:span></text:a></text:span><text:span text:style-name="T7_19"><text:a xlink:type="simple" xlink:href="http://2.bp.blogspot.com/-P6xsVoZx3F0/VEiumwUVjzI/AAAAAAACDDA/GUnn-S34U-o/s1600/Capture.JPG"><text:span text:style-name="T7_20">.</text:span></text:a></text:span><text:span text:style-name="T7_21"><text:a xlink:type="simple" xlink:href="http://2.bp.blogspot.com/-P6xsVoZx3F0/VEiumwUVjzI/AAAAAAACDDA/GUnn-S34U-o/s1600/Capture.JPG"><text:span text:style-name="T7_22">com</text:span></text:a></text:span><text:span text:style-name="T7_23"><text:a xlink:type="simple" xlink:href="http://2.bp.blogspot.com/-P6xsVoZx3F0/VEiumwUVjzI/AAAAAAACDDA/GUnn-S34U-o/s1600/Capture.JPG"><text:span text:style-name="T7_24">/-</text:span></text:a></text:span><text:span text:style-name="T7_25"><text:a xlink:type="simple" xlink:href="http://2.bp.blogspot.com/-P6xsVoZx3F0/VEiumwUVjzI/AAAAAAACDDA/GUnn-S34U-o/s1600/Capture.JPG"><text:span text:style-name="T7_26">P</text:span></text:a></text:span><text:span text:style-name="T7_27"><text:a xlink:type="simple" xlink:href="http://2.bp.blogspot.com/-P6xsVoZx3F0/VEiumwUVjzI/AAAAAAACDDA/GUnn-S34U-o/s1600/Capture.JPG"><text:span text:style-name="T7_28">6</text:span></text:a></text:span><text:span text:style-name="T7_29"><text:a xlink:type="simple" xlink:href="http://2.bp.blogspot.com/-P6xsVoZx3F0/VEiumwUVjzI/AAAAAAACDDA/GUnn-S34U-o/s1600/Capture.JPG"><text:span text:style-name="T7_30">xsVoZx</text:span></text:a></text:span><text:span text:style-name="T7_31"><text:a xlink:type="simple" xlink:href="http://2.bp.blogspot.com/-P6xsVoZx3F0/VEiumwUVjzI/AAAAAAACDDA/GUnn-S34U-o/s1600/Capture.JPG"><text:span text:style-name="T7_32">3</text:span></text:a></text:span><text:span text:style-name="T7_33"><text:a xlink:type="simple" xlink:href="http://2.bp.blogspot.com/-P6xsVoZx3F0/VEiumwUVjzI/AAAAAAACDDA/GUnn-S34U-o/s1600/Capture.JPG"><text:span text:style-name="T7_34">F</text:span></text:a></text:span><text:span text:style-name="T7_35"><text:a xlink:type="simple" xlink:href="http://2.bp.blogspot.com/-P6xsVoZx3F0/VEiumwUVjzI/AAAAAAACDDA/GUnn-S34U-o/s1600/Capture.JPG"><text:span text:style-name="T7_36">0/</text:span></text:a></text:span><text:span text:style-name="T7_37"><text:a xlink:type="simple" xlink:href="http://2.bp.blogspot.com/-P6xsVoZx3F0/VEiumwUVjzI/AAAAAAACDDA/GUnn-S34U-o/s1600/Capture.JPG"><text:span text:style-name="T7_38">VEiumwUVjzI</text:span></text:a></text:span><text:span text:style-name="T7_39"><text:a xlink:type="simple" xlink:href="http://2.bp.blogspot.com/-P6xsVoZx3F0/VEiumwUVjzI/AAAAAAACDDA/GUnn-S34U-o/s1600/Capture.JPG"><text:span text:style-name="T7_40">/</text:span></text:a></text:span><text:span text:style-name="T7_41"><text:a xlink:type="simple" xlink:href="http://2.bp.blogspot.com/-P6xsVoZx3F0/VEiumwUVjzI/AAAAAAACDDA/GUnn-S34U-o/s1600/Capture.JPG"><text:span text:style-name="T7_42">AAAAAAACDDA</text:span></text:a></text:span><text:span text:style-name="T7_43"><text:a xlink:type="simple" xlink:href="http://2.bp.blogspot.com/-P6xsVoZx3F0/VEiumwUVjzI/AAAAAAACDDA/GUnn-S34U-o/s1600/Capture.JPG"><text:span text:style-name="T7_44">/</text:span></text:a></text:span><text:span text:style-name="T7_45"><text:a xlink:type="simple" xlink:href="http://2.bp.blogspot.com/-P6xsVoZx3F0/VEiumwUVjzI/AAAAAAACDDA/GUnn-S34U-o/s1600/Capture.JPG"><text:span text:style-name="T7_46">GUnn</text:span></text:a></text:span><text:span text:style-name="T7_47"><text:a xlink:type="simple" xlink:href="http://2.bp.blogspot.com/-P6xsVoZx3F0/VEiumwUVjzI/AAAAAAACDDA/GUnn-S34U-o/s1600/Capture.JPG"><text:span text:style-name="T7_48">-</text:span></text:a></text:span><text:span text:style-name="T7_49"><text:a xlink:type="simple" xlink:href="http://2.bp.blogspot.com/-P6xsVoZx3F0/VEiumwUVjzI/AAAAAAACDDA/GUnn-S34U-o/s1600/Capture.JPG"><text:span text:style-name="T7_50">S</text:span></text:a></text:span><text:span text:style-name="T7_51"><text:a xlink:type="simple" xlink:href="http://2.bp.blogspot.com/-P6xsVoZx3F0/VEiumwUVjzI/AAAAAAACDDA/GUnn-S34U-o/s1600/Capture.JPG"><text:span text:style-name="T7_52">34</text:span></text:a></text:span><text:span text:style-name="T7_53"><text:a xlink:type="simple" xlink:href="http://2.bp.blogspot.com/-P6xsVoZx3F0/VEiumwUVjzI/AAAAAAACDDA/GUnn-S34U-o/s1600/Capture.JPG"><text:span text:style-name="T7_54">U</text:span></text:a></text:span><text:span text:style-name="T7_55"><text:a xlink:type="simple" xlink:href="http://2.bp.blogspot.com/-P6xsVoZx3F0/VEiumwUVjzI/AAAAAAACDDA/GUnn-S34U-o/s1600/Capture.JPG"><text:span text:style-name="T7_56">-</text:span></text:a></text:span><text:span text:style-name="T7_57"><text:a xlink:type="simple" xlink:href="http://2.bp.blogspot.com/-P6xsVoZx3F0/VEiumwUVjzI/AAAAAAACDDA/GUnn-S34U-o/s1600/Capture.JPG"><text:span text:style-name="T7_58">o</text:span></text:a></text:span><text:span text:style-name="T7_59"><text:a xlink:type="simple" xlink:href="http://2.bp.blogspot.com/-P6xsVoZx3F0/VEiumwUVjzI/AAAAAAACDDA/GUnn-S34U-o/s1600/Capture.JPG"><text:span text:style-name="T7_60">/</text:span></text:a></text:span><text:span text:style-name="T7_61"><text:a xlink:type="simple" xlink:href="http://2.bp.blogspot.com/-P6xsVoZx3F0/VEiumwUVjzI/AAAAAAACDDA/GUnn-S34U-o/s1600/Capture.JPG"><text:span text:style-name="T7_62">s</text:span></text:a></text:span><text:span text:style-name="T7_63"><text:a xlink:type="simple" xlink:href="http://2.bp.blogspot.com/-P6xsVoZx3F0/VEiumwUVjzI/AAAAAAACDDA/GUnn-S34U-o/s1600/Capture.JPG"><text:span text:style-name="T7_64">1600/</text:span></text:a></text:span><text:span text:style-name="T7_65"><text:a xlink:type="simple" xlink:href="http://2.bp.blogspot.com/-P6xsVoZx3F0/VEiumwUVjzI/AAAAAAACDDA/GUnn-S34U-o/s1600/Capture.JPG"><text:span text:style-name="T7_66">Capture</text:span></text:a></text:span><text:span text:style-name="T7_67"><text:a xlink:type="simple" xlink:href="http://2.bp.blogspot.com/-P6xsVoZx3F0/VEiumwUVjzI/AAAAAAACDDA/GUnn-S34U-o/s1600/Capture.JPG"><text:span text:style-name="T7_68">.</text:span></text:a></text:span><text:span text:style-name="T7_69"><text:a xlink:type="simple" xlink:href="http://2.bp.blogspot.com/-P6xsVoZx3F0/VEiumwUVjzI/AAAAAAACDDA/GUnn-S34U-o/s1600/Capture.JPG"><text:span text:style-name="T7_70">JPG</text:span></text:a></text:span></text:p>
      <text:p text:style-name="P8"><text:span text:style-name="T8_1">Link</text:span><text:span text:style-name="T8_2"><text:s/></text:span><text:span text:style-name="T8_3">do</text:span><text:span text:style-name="T8_4"><text:s/></text:span><text:span text:style-name="T8_5">źródła</text:span><text:span text:style-name="T8_6">:</text:span><text:span text:style-name="T8_7"><text:a xlink:type="simple" xlink:href="http://www.equestriadaily.com/2014/10/brony-fair-promo-animation.html"><text:span text:style-name="T8_8"><text:s/></text:span></text:a></text:span><text:span text:style-name="T8_9"><text:a xlink:type="simple" xlink:href="http://www.equestriadaily.com/2014/10/brony-fair-promo-animation.html"><text:span text:style-name="T8_10">http</text:span></text:a></text:span><text:span text:style-name="T8_11"><text:a xlink:type="simple" xlink:href="http://www.equestriadaily.com/2014/10/brony-fair-promo-animation.html"><text:span text:style-name="T8_12">://</text:span></text:a></text:span><text:span text:style-name="T8_13"><text:a xlink:type="simple" xlink:href="http://www.equestriadaily.com/2014/10/brony-fair-promo-animation.html"><text:span text:style-name="T8_14">www</text:span></text:a></text:span><text:span text:style-name="T8_15"><text:a xlink:type="simple" xlink:href="http://www.equestriadaily.com/2014/10/brony-fair-promo-animation.html"><text:span text:style-name="T8_16">.</text:span></text:a></text:span><text:span text:style-name="T8_17"><text:a xlink:type="simple" xlink:href="http://www.equestriadaily.com/2014/10/brony-fair-promo-animation.html"><text:span text:style-name="T8_18">equestriadaily</text:span></text:a></text:span><text:span text:style-name="T8_19"><text:a xlink:type="simple" xlink:href="http://www.equestriadaily.com/2014/10/brony-fair-promo-animation.html"><text:span text:style-name="T8_20">.</text:span></text:a></text:span><text:span text:style-name="T8_21"><text:a xlink:type="simple" xlink:href="http://www.equestriadaily.com/2014/10/brony-fair-promo-animation.html"><text:span text:style-name="T8_22">com</text:span></text:a></text:span><text:span text:style-name="T8_23"><text:a xlink:type="simple" xlink:href="http://www.equestriadaily.com/2014/10/brony-fair-promo-animation.html"><text:span text:style-name="T8_24">/2014/10/</text:span></text:a></text:span><text:span text:style-name="T8_25"><text:a xlink:type="simple" xlink:href="http://www.equestriadaily.com/2014/10/brony-fair-promo-animation.html"><text:span text:style-name="T8_26">brony</text:span></text:a></text:span><text:span text:style-name="T8_27"><text:a xlink:type="simple" xlink:href="http://www.equestriadaily.com/2014/10/brony-fair-promo-animation.html"><text:span text:style-name="T8_28">-</text:span></text:a></text:span><text:span text:style-name="T8_29"><text:a xlink:type="simple" xlink:href="http://www.equestriadaily.com/2014/10/brony-fair-promo-animation.html"><text:span text:style-name="T8_30">fair</text:span></text:a></text:span><text:span text:style-name="T8_31"><text:a xlink:type="simple" xlink:href="http://www.equestriadaily.com/2014/10/brony-fair-promo-animation.html"><text:span text:style-name="T8_32">-</text:span></text:a></text:span><text:span text:style-name="T8_33"><text:a xlink:type="simple" xlink:href="http://www.equestriadaily.com/2014/10/brony-fair-promo-animation.html"><text:span text:style-name="T8_34">promo</text:span></text:a></text:span><text:span text:style-name="T8_35"><text:a xlink:type="simple" xlink:href="http://www.equestriadaily.com/2014/10/brony-fair-promo-animation.html"><text:span text:style-name="T8_36">-</text:span></text:a></text:span><text:span text:style-name="T8_37"><text:a xlink:type="simple" xlink:href="http://www.equestriadaily.com/2014/10/brony-fair-promo-animation.html"><text:span text:style-name="T8_38">animation</text:span></text:a></text:span><text:span text:style-name="T8_39"><text:a xlink:type="simple" xlink:href="http://www.equestriadaily.com/2014/10/brony-fair-promo-animation.html"><text:span text:style-name="T8_40">.</text:span></text:a></text:span><text:span text:style-name="T8_41"><text:a xlink:type="simple" xlink:href="http://www.equestriadaily.com/2014/10/brony-fair-promo-animation.html"><text:span text:style-name="T8_42">html</text:span></text:a></text:span></text:p>
      <text:p text:style-name="P9"><text:span text:style-name="T9_1">Link</text:span><text:span text:style-name="T9_2"><text:s/></text:span><text:span text:style-name="T9_3">do</text:span><text:span text:style-name="T9_4"><text:s/></text:span><text:span text:style-name="T9_5">źródła</text:span><text:span text:style-name="T9_6"><text:s/></text:span><text:span text:style-name="T9_7">newsa</text:span><text:span text:style-name="T9_8">:</text:span><text:span text:style-name="T9_9"><text:a xlink:type="simple" xlink:href="http://www.equestriadaily.com/2014/10/brony-fair-promo-animation.html"><text:span text:style-name="T9_10"><text:s/></text:span></text:a></text:span><text:span text:style-name="T9_11"><text:a xlink:type="simple" xlink:href="http://www.equestriadaily.com/2014/10/brony-fair-promo-animation.html"><text:span text:style-name="T9_12">http</text:span></text:a></text:span><text:span text:style-name="T9_13"><text:a xlink:type="simple" xlink:href="http://www.equestriadaily.com/2014/10/brony-fair-promo-animation.html"><text:span text:style-name="T9_14">://</text:span></text:a></text:span><text:span text:style-name="T9_15"><text:a xlink:type="simple" xlink:href="http://www.equestriadaily.com/2014/10/brony-fair-promo-animation.html"><text:span text:style-name="T9_16">www</text:span></text:a></text:span><text:span text:style-name="T9_17"><text:a xlink:type="simple" xlink:href="http://www.equestriadaily.com/2014/10/brony-fair-promo-animation.html"><text:span text:style-name="T9_18">.</text:span></text:a></text:span><text:span text:style-name="T9_19"><text:a xlink:type="simple" xlink:href="http://www.equestriadaily.com/2014/10/brony-fair-promo-animation.html"><text:span text:style-name="T9_20">equestriadaily</text:span></text:a></text:span><text:span text:style-name="T9_21"><text:a xlink:type="simple" xlink:href="http://www.equestriadaily.com/2014/10/brony-fair-promo-animation.html"><text:span text:style-name="T9_22">.</text:span></text:a></text:span><text:span text:style-name="T9_23"><text:a xlink:type="simple" xlink:href="http://www.equestriadaily.com/2014/10/brony-fair-promo-animation.html"><text:span text:style-name="T9_24">com</text:span></text:a></text:span><text:span text:style-name="T9_25"><text:a xlink:type="simple" xlink:href="http://www.equestriadaily.com/2014/10/brony-fair-promo-animation.html"><text:span text:style-name="T9_26">/2014/10/</text:span></text:a></text:span><text:span text:style-name="T9_27"><text:a xlink:type="simple" xlink:href="http://www.equestriadaily.com/2014/10/brony-fair-promo-animation.html"><text:span text:style-name="T9_28">brony</text:span></text:a></text:span><text:span text:style-name="T9_29"><text:a xlink:type="simple" xlink:href="http://www.equestriadaily.com/2014/10/brony-fair-promo-animation.html"><text:span text:style-name="T9_30">-</text:span></text:a></text:span><text:span text:style-name="T9_31"><text:a xlink:type="simple" xlink:href="http://www.equestriadaily.com/2014/10/brony-fair-promo-animation.html"><text:span text:style-name="T9_32">fair</text:span></text:a></text:span><text:span text:style-name="T9_33"><text:a xlink:type="simple" xlink:href="http://www.equestriadaily.com/2014/10/brony-fair-promo-animation.html"><text:span text:style-name="T9_34">-</text:span></text:a></text:span><text:span text:style-name="T9_35"><text:a xlink:type="simple" xlink:href="http://www.equestriadaily.com/2014/10/brony-fair-promo-animation.html"><text:span text:style-name="T9_36">promo</text:span></text:a></text:span><text:span text:style-name="T9_37"><text:a xlink:type="simple" xlink:href="http://www.equestriadaily.com/2014/10/brony-fair-promo-animation.html"><text:span text:style-name="T9_38">-</text:span></text:a></text:span><text:span text:style-name="T9_39"><text:a xlink:type="simple" xlink:href="http://www.equestriadaily.com/2014/10/brony-fair-promo-animation.html"><text:span text:style-name="T9_40">animation</text:span></text:a></text:span><text:span text:style-name="T9_41"><text:a xlink:type="simple" xlink:href="http://www.equestriadaily.com/2014/10/brony-fair-promo-animation.html"><text:span text:style-name="T9_42">.</text:span></text:a></text:span><text:span text:style-name="T9_43"><text:a xlink:type="simple" xlink:href="http://www.equestriadaily.com/2014/10/brony-fair-promo-animation.html"><text:span text:style-name="T9_44">html</text:span></text:a></text:span></text:p>
      <text:p text:style-name="P10"><text:span text:style-name="T10_1"><text:s/></text:span></text:p>
      <text:p text:style-name="P11"><text:span text:style-name="T11_1">8<text:s/></text:span><text:span text:style-name="T11_2">listopada</text:span></text:p>
      <text:p text:style-name="P12"><text:span text:style-name="T12_1"><text:s/></text:span></text:p>
      <text:p text:style-name="P13"><text:span text:style-name="T13_1">Wieści</text:span><text:span text:style-name="T13_2"><text:s/></text:span><text:span text:style-name="T13_3">o</text:span><text:span text:style-name="T13_4"><text:s/></text:span><text:span text:style-name="T13_5">pełnometrażowym</text:span><text:span text:style-name="T13_6"><text:s/></text:span><text:span text:style-name="T13_7">filmie</text:span><text:span text:style-name="T13_8"><text:s/></text:span><text:span text:style-name="T13_9">MLP</text:span><text:span text:style-name="T13_10">:</text:span><text:span text:style-name="T13_11">FiM</text:span></text:p>
      <text:p text:style-name="P14"><text:span text:style-name="T14_1"><text:s/></text:span></text:p>
      <text:p text:style-name="P15"><text:span text:style-name="T15_1">Chociaż</text:span><text:span text:style-name="T15_2"><text:s/></text:span><text:span text:style-name="T15_3">do</text:span><text:span text:style-name="T15_4"><text:s/></text:span><text:span text:style-name="T15_5">jego</text:span><text:span text:style-name="T15_6"><text:s/></text:span><text:span text:style-name="T15_7">premiery</text:span><text:span text:style-name="T15_8"><text:s/></text:span><text:span text:style-name="T15_9">pozostały</text:span><text:span text:style-name="T15_10"><text:s/></text:span><text:span text:style-name="T15_11">co</text:span><text:span text:style-name="T15_12"><text:s/></text:span><text:span text:style-name="T15_13">najmniej</text:span><text:span text:style-name="T15_14"><text:s/></text:span><text:span text:style-name="T15_15">dwa</text:span><text:span text:style-name="T15_16"><text:s/></text:span><text:span text:style-name="T15_17">lata</text:span><text:span text:style-name="T15_18">,<text:s/></text:span><text:span text:style-name="T15_19">to</text:span><text:span text:style-name="T15_20"><text:s/></text:span><text:span text:style-name="T15_21">prace</text:span><text:span text:style-name="T15_22"><text:s/></text:span><text:span text:style-name="T15_23">powoli</text:span><text:span text:style-name="T15_24"><text:s/></text:span><text:span text:style-name="T15_25">zaczynają</text:span><text:span text:style-name="T15_26"><text:s/></text:span><text:span text:style-name="T15_27">nabierać</text:span><text:span text:style-name="T15_28"><text:s/></text:span><text:span text:style-name="T15_29">tempa</text:span><text:span text:style-name="T15_30">.<text:s/></text:span><text:span text:style-name="T15_31">Scenarzysta</text:span><text:span text:style-name="T15_32"><text:s/></text:span><text:span text:style-name="T15_33">Joe</text:span><text:span text:style-name="T15_34"><text:s/></text:span><text:span text:style-name="T15_35">Ballarini</text:span><text:span text:style-name="T15_36"><text:s/></text:span><text:span text:style-name="T15_37">ujawnił</text:span><text:span text:style-name="T15_38"><text:s/></text:span><text:span text:style-name="T15_39">na</text:span><text:span text:style-name="T15_40"><text:s/></text:span><text:span text:style-name="T15_41">Twitterze</text:span><text:span text:style-name="T15_42">,<text:s/></text:span><text:span text:style-name="T15_43">iż</text:span><text:span text:style-name="T15_44"><text:s/></text:span><text:span text:style-name="T15_45">pisanie</text:span><text:span text:style-name="T15_46"><text:s/></text:span><text:span text:style-name="T15_47">scenariusza</text:span><text:span text:style-name="T15_48"><text:s/></text:span><text:span text:style-name="T15_49">już</text:span><text:span text:style-name="T15_50"><text:s/></text:span><text:span text:style-name="T15_51">się</text:span><text:span text:style-name="T15_52"><text:s/></text:span><text:span text:style-name="T15_53">rozpoczęło</text:span><text:span text:style-name="T15_54">.<text:s/></text:span><text:span text:style-name="T15_55">Teraz</text:span><text:span text:style-name="T15_56"><text:s/></text:span><text:span text:style-name="T15_57">wystarczy</text:span><text:span text:style-name="T15_58"><text:s/></text:span><text:span text:style-name="T15_59">jedynie</text:span><text:span text:style-name="T15_60"><text:s/></text:span><text:span text:style-name="T15_61">uzbroić</text:span><text:span text:style-name="T15_62"><text:s/></text:span><text:span text:style-name="T15_63">się</text:span><text:span text:style-name="T15_64"><text:s/></text:span><text:span text:style-name="T15_65">w</text:span><text:span text:style-name="T15_66"><text:s/></text:span><text:span text:style-name="T15_67">cierpliwość</text:span><text:span text:style-name="T15_68"><text:s/></text:span><text:span text:style-name="T15_69">i</text:span><text:span text:style-name="T15_70"><text:s/></text:span><text:span text:style-name="T15_71">ewentualnie</text:span><text:span text:style-name="T15_72"><text:s/></text:span><text:span text:style-name="T15_73">gdybać</text:span><text:span text:style-name="T15_74">,<text:s/></text:span><text:span text:style-name="T15_75">czym</text:span><text:span text:style-name="T15_76"><text:s/></text:span><text:span text:style-name="T15_77">też</text:span><text:span text:style-name="T15_78"><text:s/></text:span><text:span text:style-name="T15_79">twórcy</text:span><text:span text:style-name="T15_80"><text:s/></text:span><text:span text:style-name="T15_81">postanowią</text:span><text:span text:style-name="T15_82"><text:s/></text:span><text:span text:style-name="T15_83">nas</text:span><text:span text:style-name="T15_84"><text:s/></text:span><text:span text:style-name="T15_85">zaskoczyć</text:span><text:span text:style-name="T15_86">.</text:span></text:p>
      <text:p text:style-name="P16"><text:span text:style-name="T16_1"><text:s/></text:span></text:p>
      <text:p text:style-name="P17"><text:span text:style-name="T17_1">Link</text:span><text:span text:style-name="T17_2"><text:s/></text:span><text:span text:style-name="T17_3">do</text:span><text:span text:style-name="T17_4"><text:s/></text:span><text:span text:style-name="T17_5">obrazka</text:span><text:span text:style-name="T17_6">:</text:span><text:span text:style-name="T17_7"><text:a xlink:type="simple" xlink:href="http://4.bp.blogspot.com/-FNSzQuThexE/U2FU4xiOncI/AAAAAAAAAN4/gwo_VT5T1uU/s1600/Twilight_sparkle_alicorn_by_kysss_by_kysss90-d5v7bhe.png"><text:span text:style-name="T17_8"><text:s/></text:span></text:a></text:span><text:span text:style-name="T17_9"><text:a xlink:type="simple" xlink:href="http://4.bp.blogspot.com/-FNSzQuThexE/U2FU4xiOncI/AAAAAAAAAN4/gwo_VT5T1uU/s1600/Twilight_sparkle_alicorn_by_kysss_by_kysss90-d5v7bhe.png"><text:span text:style-name="T17_10">http</text:span></text:a></text:span><text:span text:style-name="T17_11"><text:a xlink:type="simple" xlink:href="http://4.bp.blogspot.com/-FNSzQuThexE/U2FU4xiOncI/AAAAAAAAAN4/gwo_VT5T1uU/s1600/Twilight_sparkle_alicorn_by_kysss_by_kysss90-d5v7bhe.png"><text:span text:style-name="T17_12">://4.</text:span></text:a></text:span><text:span text:style-name="T17_13"><text:a xlink:type="simple" xlink:href="http://4.bp.blogspot.com/-FNSzQuThexE/U2FU4xiOncI/AAAAAAAAAN4/gwo_VT5T1uU/s1600/Twilight_sparkle_alicorn_by_kysss_by_kysss90-d5v7bhe.png"><text:span text:style-name="T17_14">bp</text:span></text:a></text:span><text:span text:style-name="T17_15"><text:a xlink:type="simple" xlink:href="http://4.bp.blogspot.com/-FNSzQuThexE/U2FU4xiOncI/AAAAAAAAAN4/gwo_VT5T1uU/s1600/Twilight_sparkle_alicorn_by_kysss_by_kysss90-d5v7bhe.png"><text:span text:style-name="T17_16">.</text:span></text:a></text:span><text:span text:style-name="T17_17"><text:a xlink:type="simple" xlink:href="http://4.bp.blogspot.com/-FNSzQuThexE/U2FU4xiOncI/AAAAAAAAAN4/gwo_VT5T1uU/s1600/Twilight_sparkle_alicorn_by_kysss_by_kysss90-d5v7bhe.png"><text:span text:style-name="T17_18">blogspot</text:span></text:a></text:span><text:span text:style-name="T17_19"><text:a xlink:type="simple" xlink:href="http://4.bp.blogspot.com/-FNSzQuThexE/U2FU4xiOncI/AAAAAAAAAN4/gwo_VT5T1uU/s1600/Twilight_sparkle_alicorn_by_kysss_by_kysss90-d5v7bhe.png"><text:span text:style-name="T17_20">.</text:span></text:a></text:span><text:span text:style-name="T17_21"><text:a xlink:type="simple" xlink:href="http://4.bp.blogspot.com/-FNSzQuThexE/U2FU4xiOncI/AAAAAAAAAN4/gwo_VT5T1uU/s1600/Twilight_sparkle_alicorn_by_kysss_by_kysss90-d5v7bhe.png"><text:span text:style-name="T17_22">com</text:span></text:a></text:span><text:span text:style-name="T17_23"><text:a xlink:type="simple" xlink:href="http://4.bp.blogspot.com/-FNSzQuThexE/U2FU4xiOncI/AAAAAAAAAN4/gwo_VT5T1uU/s1600/Twilight_sparkle_alicorn_by_kysss_by_kysss90-d5v7bhe.png"><text:span text:style-name="T17_24">/-</text:span></text:a></text:span><text:span text:style-name="T17_25"><text:a xlink:type="simple" xlink:href="http://4.bp.blogspot.com/-FNSzQuThexE/U2FU4xiOncI/AAAAAAAAAN4/gwo_VT5T1uU/s1600/Twilight_sparkle_alicorn_by_kysss_by_kysss90-d5v7bhe.png"><text:span text:style-name="T17_26">FNSzQuThexE</text:span></text:a></text:span><text:span text:style-name="T17_27"><text:a xlink:type="simple" xlink:href="http://4.bp.blogspot.com/-FNSzQuThexE/U2FU4xiOncI/AAAAAAAAAN4/gwo_VT5T1uU/s1600/Twilight_sparkle_alicorn_by_kysss_by_kysss90-d5v7bhe.png"><text:span text:style-name="T17_28">/</text:span></text:a></text:span><text:span text:style-name="T17_29"><text:a xlink:type="simple" xlink:href="http://4.bp.blogspot.com/-FNSzQuThexE/U2FU4xiOncI/AAAAAAAAAN4/gwo_VT5T1uU/s1600/Twilight_sparkle_alicorn_by_kysss_by_kysss90-d5v7bhe.png"><text:span text:style-name="T17_30">U</text:span></text:a></text:span><text:span text:style-name="T17_31"><text:a xlink:type="simple" xlink:href="http://4.bp.blogspot.com/-FNSzQuThexE/U2FU4xiOncI/AAAAAAAAAN4/gwo_VT5T1uU/s1600/Twilight_sparkle_alicorn_by_kysss_by_kysss90-d5v7bhe.png"><text:span text:style-name="T17_32">2</text:span></text:a></text:span><text:span text:style-name="T17_33"><text:a xlink:type="simple" xlink:href="http://4.bp.blogspot.com/-FNSzQuThexE/U2FU4xiOncI/AAAAAAAAAN4/gwo_VT5T1uU/s1600/Twilight_sparkle_alicorn_by_kysss_by_kysss90-d5v7bhe.png"><text:span text:style-name="T17_34">FU</text:span></text:a></text:span><text:span text:style-name="T17_35"><text:a xlink:type="simple" xlink:href="http://4.bp.blogspot.com/-FNSzQuThexE/U2FU4xiOncI/AAAAAAAAAN4/gwo_VT5T1uU/s1600/Twilight_sparkle_alicorn_by_kysss_by_kysss90-d5v7bhe.png"><text:span text:style-name="T17_36">4</text:span></text:a></text:span><text:span text:style-name="T17_37"><text:a xlink:type="simple" xlink:href="http://4.bp.blogspot.com/-FNSzQuThexE/U2FU4xiOncI/AAAAAAAAAN4/gwo_VT5T1uU/s1600/Twilight_sparkle_alicorn_by_kysss_by_kysss90-d5v7bhe.png"><text:span text:style-name="T17_38">xiOncI</text:span></text:a></text:span><text:span text:style-name="T17_39"><text:a xlink:type="simple" xlink:href="http://4.bp.blogspot.com/-FNSzQuThexE/U2FU4xiOncI/AAAAAAAAAN4/gwo_VT5T1uU/s1600/Twilight_sparkle_alicorn_by_kysss_by_kysss90-d5v7bhe.png"><text:span text:style-name="T17_40">/</text:span></text:a></text:span><text:span text:style-name="T17_41"><text:a xlink:type="simple" xlink:href="http://4.bp.blogspot.com/-FNSzQuThexE/U2FU4xiOncI/AAAAAAAAAN4/gwo_VT5T1uU/s1600/Twilight_sparkle_alicorn_by_kysss_by_kysss90-d5v7bhe.png"><text:span text:style-name="T17_42">AAAAAAAAAN</text:span></text:a></text:span><text:span text:style-name="T17_43"><text:a xlink:type="simple" xlink:href="http://4.bp.blogspot.com/-FNSzQuThexE/U2FU4xiOncI/AAAAAAAAAN4/gwo_VT5T1uU/s1600/Twilight_sparkle_alicorn_by_kysss_by_kysss90-d5v7bhe.png"><text:span text:style-name="T17_44">4/</text:span></text:a></text:span><text:span text:style-name="T17_45"><text:a xlink:type="simple" xlink:href="http://4.bp.blogspot.com/-FNSzQuThexE/U2FU4xiOncI/AAAAAAAAAN4/gwo_VT5T1uU/s1600/Twilight_sparkle_alicorn_by_kysss_by_kysss90-d5v7bhe.png"><text:span text:style-name="T17_46">gwo</text:span></text:a></text:span><text:span text:style-name="T17_47"><text:a xlink:type="simple" xlink:href="http://4.bp.blogspot.com/-FNSzQuThexE/U2FU4xiOncI/AAAAAAAAAN4/gwo_VT5T1uU/s1600/Twilight_sparkle_alicorn_by_kysss_by_kysss90-d5v7bhe.png"><text:span text:style-name="T17_48">_</text:span></text:a></text:span><text:span text:style-name="T17_49"><text:a xlink:type="simple" xlink:href="http://4.bp.blogspot.com/-FNSzQuThexE/U2FU4xiOncI/AAAAAAAAAN4/gwo_VT5T1uU/s1600/Twilight_sparkle_alicorn_by_kysss_by_kysss90-d5v7bhe.png"><text:span text:style-name="T17_50">VT</text:span></text:a></text:span><text:span text:style-name="T17_51"><text:a xlink:type="simple" xlink:href="http://4.bp.blogspot.com/-FNSzQuThexE/U2FU4xiOncI/AAAAAAAAAN4/gwo_VT5T1uU/s1600/Twilight_sparkle_alicorn_by_kysss_by_kysss90-d5v7bhe.png"><text:span text:style-name="T17_52">5</text:span></text:a></text:span><text:span text:style-name="T17_53"><text:a xlink:type="simple" xlink:href="http://4.bp.blogspot.com/-FNSzQuThexE/U2FU4xiOncI/AAAAAAAAAN4/gwo_VT5T1uU/s1600/Twilight_sparkle_alicorn_by_kysss_by_kysss90-d5v7bhe.png"><text:span text:style-name="T17_54">T</text:span></text:a></text:span><text:span text:style-name="T17_55"><text:a xlink:type="simple" xlink:href="http://4.bp.blogspot.com/-FNSzQuThexE/U2FU4xiOncI/AAAAAAAAAN4/gwo_VT5T1uU/s1600/Twilight_sparkle_alicorn_by_kysss_by_kysss90-d5v7bhe.png"><text:span text:style-name="T17_56">1</text:span></text:a></text:span><text:span text:style-name="T17_57"><text:a xlink:type="simple" xlink:href="http://4.bp.blogspot.com/-FNSzQuThexE/U2FU4xiOncI/AAAAAAAAAN4/gwo_VT5T1uU/s1600/Twilight_sparkle_alicorn_by_kysss_by_kysss90-d5v7bhe.png"><text:span text:style-name="T17_58">uU</text:span></text:a></text:span><text:span text:style-name="T17_59"><text:a xlink:type="simple" xlink:href="http://4.bp.blogspot.com/-FNSzQuThexE/U2FU4xiOncI/AAAAAAAAAN4/gwo_VT5T1uU/s1600/Twilight_sparkle_alicorn_by_kysss_by_kysss90-d5v7bhe.png"><text:span text:style-name="T17_60">/</text:span></text:a></text:span><text:span text:style-name="T17_61"><text:a xlink:type="simple" xlink:href="http://4.bp.blogspot.com/-FNSzQuThexE/U2FU4xiOncI/AAAAAAAAAN4/gwo_VT5T1uU/s1600/Twilight_sparkle_alicorn_by_kysss_by_kysss90-d5v7bhe.png"><text:span text:style-name="T17_62">s</text:span></text:a></text:span><text:span text:style-name="T17_63"><text:a xlink:type="simple" xlink:href="http://4.bp.blogspot.com/-FNSzQuThexE/U2FU4xiOncI/AAAAAAAAAN4/gwo_VT5T1uU/s1600/Twilight_sparkle_alicorn_by_kysss_by_kysss90-d5v7bhe.png"><text:span text:style-name="T17_64">1600/</text:span></text:a></text:span><text:span text:style-name="T17_65"><text:a xlink:type="simple" xlink:href="http://4.bp.blogspot.com/-FNSzQuThexE/U2FU4xiOncI/AAAAAAAAAN4/gwo_VT5T1uU/s1600/Twilight_sparkle_alicorn_by_kysss_by_kysss90-d5v7bhe.png"><text:span text:style-name="T17_66">Twilight</text:span></text:a></text:span><text:span text:style-name="T17_67"><text:a xlink:type="simple" xlink:href="http://4.bp.blogspot.com/-FNSzQuThexE/U2FU4xiOncI/AAAAAAAAAN4/gwo_VT5T1uU/s1600/Twilight_sparkle_alicorn_by_kysss_by_kysss90-d5v7bhe.png"><text:span text:style-name="T17_68">_</text:span></text:a></text:span><text:span text:style-name="T17_69"><text:a xlink:type="simple" xlink:href="http://4.bp.blogspot.com/-FNSzQuThexE/U2FU4xiOncI/AAAAAAAAAN4/gwo_VT5T1uU/s1600/Twilight_sparkle_alicorn_by_kysss_by_kysss90-d5v7bhe.png"><text:span text:style-name="T17_70">sparkle</text:span></text:a></text:span><text:span text:style-name="T17_71"><text:a xlink:type="simple" xlink:href="http://4.bp.blogspot.com/-FNSzQuThexE/U2FU4xiOncI/AAAAAAAAAN4/gwo_VT5T1uU/s1600/Twilight_sparkle_alicorn_by_kysss_by_kysss90-d5v7bhe.png"><text:span text:style-name="T17_72">_</text:span></text:a></text:span><text:span text:style-name="T17_73"><text:a xlink:type="simple" xlink:href="http://4.bp.blogspot.com/-FNSzQuThexE/U2FU4xiOncI/AAAAAAAAAN4/gwo_VT5T1uU/s1600/Twilight_sparkle_alicorn_by_kysss_by_kysss90-d5v7bhe.png"><text:span text:style-name="T17_74">alicorn</text:span></text:a></text:span><text:span text:style-name="T17_75"><text:a xlink:type="simple" xlink:href="http://4.bp.blogspot.com/-FNSzQuThexE/U2FU4xiOncI/AAAAAAAAAN4/gwo_VT5T1uU/s1600/Twilight_sparkle_alicorn_by_kysss_by_kysss90-d5v7bhe.png"><text:span text:style-name="T17_76">_</text:span></text:a></text:span><text:span text:style-name="T17_77"><text:a xlink:type="simple" xlink:href="http://4.bp.blogspot.com/-FNSzQuThexE/U2FU4xiOncI/AAAAAAAAAN4/gwo_VT5T1uU/s1600/Twilight_sparkle_alicorn_by_kysss_by_kysss90-d5v7bhe.png"><text:span text:style-name="T17_78">by</text:span></text:a></text:span><text:span text:style-name="T17_79"><text:a xlink:type="simple" xlink:href="http://4.bp.blogspot.com/-FNSzQuThexE/U2FU4xiOncI/AAAAAAAAAN4/gwo_VT5T1uU/s1600/Twilight_sparkle_alicorn_by_kysss_by_kysss90-d5v7bhe.png"><text:span text:style-name="T17_80">_</text:span></text:a></text:span><text:span text:style-name="T17_81"><text:a xlink:type="simple" xlink:href="http://4.bp.blogspot.com/-FNSzQuThexE/U2FU4xiOncI/AAAAAAAAAN4/gwo_VT5T1uU/s1600/Twilight_sparkle_alicorn_by_kysss_by_kysss90-d5v7bhe.png"><text:span text:style-name="T17_82">kysss</text:span></text:a></text:span><text:span text:style-name="T17_83"><text:a xlink:type="simple" xlink:href="http://4.bp.blogspot.com/-FNSzQuThexE/U2FU4xiOncI/AAAAAAAAAN4/gwo_VT5T1uU/s1600/Twilight_sparkle_alicorn_by_kysss_by_kysss90-d5v7bhe.png"><text:span text:style-name="T17_84">_</text:span></text:a></text:span><text:span text:style-name="T17_85"><text:a xlink:type="simple" xlink:href="http://4.bp.blogspot.com/-FNSzQuThexE/U2FU4xiOncI/AAAAAAAAAN4/gwo_VT5T1uU/s1600/Twilight_sparkle_alicorn_by_kysss_by_kysss90-d5v7bhe.png"><text:span text:style-name="T17_86">by</text:span></text:a></text:span><text:span text:style-name="T17_87"><text:a xlink:type="simple" xlink:href="http://4.bp.blogspot.com/-FNSzQuThexE/U2FU4xiOncI/AAAAAAAAAN4/gwo_VT5T1uU/s1600/Twilight_sparkle_alicorn_by_kysss_by_kysss90-d5v7bhe.png"><text:span text:style-name="T17_88">_</text:span></text:a></text:span><text:span text:style-name="T17_89"><text:a xlink:type="simple" xlink:href="http://4.bp.blogspot.com/-FNSzQuThexE/U2FU4xiOncI/AAAAAAAAAN4/gwo_VT5T1uU/s1600/Twilight_sparkle_alicorn_by_kysss_by_kysss90-d5v7bhe.png"><text:span text:style-name="T17_90">kysss</text:span></text:a></text:span><text:span text:style-name="T17_91"><text:a xlink:type="simple" xlink:href="http://4.bp.blogspot.com/-FNSzQuThexE/U2FU4xiOncI/AAAAAAAAAN4/gwo_VT5T1uU/s1600/Twilight_sparkle_alicorn_by_kysss_by_kysss90-d5v7bhe.png"><text:span text:style-name="T17_92">90-</text:span></text:a></text:span><text:span text:style-name="T17_93"><text:a xlink:type="simple" xlink:href="http://4.bp.blogspot.com/-FNSzQuThexE/U2FU4xiOncI/AAAAAAAAAN4/gwo_VT5T1uU/s1600/Twilight_sparkle_alicorn_by_kysss_by_kysss90-d5v7bhe.png"><text:span text:style-name="T17_94">d</text:span></text:a></text:span><text:span text:style-name="T17_95"><text:a xlink:type="simple" xlink:href="http://4.bp.blogspot.com/-FNSzQuThexE/U2FU4xiOncI/AAAAAAAAAN4/gwo_VT5T1uU/s1600/Twilight_sparkle_alicorn_by_kysss_by_kysss90-d5v7bhe.png"><text:span text:style-name="T17_96">5</text:span></text:a></text:span><text:span text:style-name="T17_97"><text:a xlink:type="simple" xlink:href="http://4.bp.blogspot.com/-FNSzQuThexE/U2FU4xiOncI/AAAAAAAAAN4/gwo_VT5T1uU/s1600/Twilight_sparkle_alicorn_by_kysss_by_kysss90-d5v7bhe.png"><text:span text:style-name="T17_98">v</text:span></text:a></text:span><text:span text:style-name="T17_99"><text:a xlink:type="simple" xlink:href="http://4.bp.blogspot.com/-FNSzQuThexE/U2FU4xiOncI/AAAAAAAAAN4/gwo_VT5T1uU/s1600/Twilight_sparkle_alicorn_by_kysss_by_kysss90-d5v7bhe.png"><text:span text:style-name="T17_100">7</text:span></text:a></text:span><text:span text:style-name="T17_101"><text:a xlink:type="simple" xlink:href="http://4.bp.blogspot.com/-FNSzQuThexE/U2FU4xiOncI/AAAAAAAAAN4/gwo_VT5T1uU/s1600/Twilight_sparkle_alicorn_by_kysss_by_kysss90-d5v7bhe.png"><text:span text:style-name="T17_102">bhe</text:span></text:a></text:span><text:span text:style-name="T17_103"><text:a xlink:type="simple" xlink:href="http://4.bp.blogspot.com/-FNSzQuThexE/U2FU4xiOncI/AAAAAAAAAN4/gwo_VT5T1uU/s1600/Twilight_sparkle_alicorn_by_kysss_by_kysss90-d5v7bhe.png"><text:span text:style-name="T17_104">.</text:span></text:a></text:span><text:span text:style-name="T17_105"><text:a xlink:type="simple" xlink:href="http://4.bp.blogspot.com/-FNSzQuThexE/U2FU4xiOncI/AAAAAAAAAN4/gwo_VT5T1uU/s1600/Twilight_sparkle_alicorn_by_kysss_by_kysss90-d5v7bhe.png"><text:span text:style-name="T17_106">png</text:span></text:a></text:span></text:p>
      <text:p text:style-name="P18"><text:span text:style-name="T18_1">Link</text:span><text:span text:style-name="T18_2"><text:s/></text:span><text:span text:style-name="T18_3">do</text:span><text:span text:style-name="T18_4"><text:s/></text:span><text:span text:style-name="T18_5">źródła</text:span><text:span text:style-name="T18_6">:</text:span><text:span text:style-name="T18_7"><text:a xlink:type="simple" xlink:href="http://www.equestriadaily.com/2014/11/mlp-movie-enters-scripting-phase.html"><text:span text:style-name="T18_8"><text:s/></text:span></text:a></text:span><text:span text:style-name="T18_9"><text:a xlink:type="simple" xlink:href="http://www.equestriadaily.com/2014/11/mlp-movie-enters-scripting-phase.html"><text:span text:style-name="T18_10">http</text:span></text:a></text:span><text:span text:style-name="T18_11"><text:a xlink:type="simple" xlink:href="http://www.equestriadaily.com/2014/11/mlp-movie-enters-scripting-phase.html"><text:span text:style-name="T18_12">://</text:span></text:a></text:span><text:span text:style-name="T18_13"><text:a xlink:type="simple" xlink:href="http://www.equestriadaily.com/2014/11/mlp-movie-enters-scripting-phase.html"><text:span text:style-name="T18_14">www</text:span></text:a></text:span><text:span text:style-name="T18_15"><text:a xlink:type="simple" xlink:href="http://www.equestriadaily.com/2014/11/mlp-movie-enters-scripting-phase.html"><text:span text:style-name="T18_16">.</text:span></text:a></text:span><text:span text:style-name="T18_17"><text:a xlink:type="simple" xlink:href="http://www.equestriadaily.com/2014/11/mlp-movie-enters-scripting-phase.html"><text:span text:style-name="T18_18">equestriadaily</text:span></text:a></text:span><text:span text:style-name="T18_19"><text:a xlink:type="simple" xlink:href="http://www.equestriadaily.com/2014/11/mlp-movie-enters-scripting-phase.html"><text:span text:style-name="T18_20">.</text:span></text:a></text:span><text:span text:style-name="T18_21"><text:a xlink:type="simple" xlink:href="http://www.equestriadaily.com/2014/11/mlp-movie-enters-scripting-phase.html"><text:span text:style-name="T18_22">com</text:span></text:a></text:span><text:span text:style-name="T18_23"><text:a xlink:type="simple" xlink:href="http://www.equestriadaily.com/2014/11/mlp-movie-enters-scripting-phase.html"><text:span text:style-name="T18_24">/2014/11/</text:span></text:a></text:span><text:span text:style-name="T18_25"><text:a xlink:type="simple" xlink:href="http://www.equestriadaily.com/2014/11/mlp-movie-enters-scripting-phase.html"><text:span text:style-name="T18_26">mlp</text:span></text:a></text:span><text:span text:style-name="T18_27"><text:a xlink:type="simple" xlink:href="http://www.equestriadaily.com/2014/11/mlp-movie-enters-scripting-phase.html"><text:span text:style-name="T18_28">-</text:span></text:a></text:span><text:span text:style-name="T18_29"><text:a xlink:type="simple" xlink:href="http://www.equestriadaily.com/2014/11/mlp-movie-enters-scripting-phase.html"><text:span text:style-name="T18_30">movie</text:span></text:a></text:span><text:span text:style-name="T18_31"><text:a xlink:type="simple" xlink:href="http://www.equestriadaily.com/2014/11/mlp-movie-enters-scripting-phase.html"><text:span text:style-name="T18_32">-</text:span></text:a></text:span><text:span text:style-name="T18_33"><text:a xlink:type="simple" xlink:href="http://www.equestriadaily.com/2014/11/mlp-movie-enters-scripting-phase.html"><text:span text:style-name="T18_34">enters</text:span></text:a></text:span><text:span text:style-name="T18_35"><text:a xlink:type="simple" xlink:href="http://www.equestriadaily.com/2014/11/mlp-movie-enters-scripting-phase.html"><text:span text:style-name="T18_36">-</text:span></text:a></text:span><text:span text:style-name="T18_37"><text:a xlink:type="simple" xlink:href="http://www.equestriadaily.com/2014/11/mlp-movie-enters-scripting-phase.html"><text:span text:style-name="T18_38">scripting</text:span></text:a></text:span><text:span text:style-name="T18_39"><text:a xlink:type="simple" xlink:href="http://www.equestriadaily.com/2014/11/mlp-movie-enters-scripting-phase.html"><text:span text:style-name="T18_40">-</text:span></text:a></text:span><text:span text:style-name="T18_41"><text:a xlink:type="simple" xlink:href="http://www.equestriadaily.com/2014/11/mlp-movie-enters-scripting-phase.html"><text:span text:style-name="T18_42">phase</text:span></text:a></text:span><text:span text:style-name="T18_43"><text:a xlink:type="simple" xlink:href="http://www.equestriadaily.com/2014/11/mlp-movie-enters-scripting-phase.html"><text:span text:style-name="T18_44">.</text:span></text:a></text:span><text:span text:style-name="T18_45"><text:a xlink:type="simple" xlink:href="http://www.equestriadaily.com/2014/11/mlp-movie-enters-scripting-phase.html"><text:span text:style-name="T18_46">html</text:span></text:a></text:span></text:p>
      <text:p text:style-name="P19"><text:span text:style-name="T19_1">Link</text:span><text:span text:style-name="T19_2"><text:s/></text:span><text:span text:style-name="T19_3">do</text:span><text:span text:style-name="T19_4"><text:s/></text:span><text:span text:style-name="T19_5">źródła</text:span><text:span text:style-name="T19_6"><text:s/></text:span><text:span text:style-name="T19_7">newsa</text:span><text:span text:style-name="T19_8">:</text:span><text:span text:style-name="T19_9"><text:a xlink:type="simple" xlink:href="http://www.equestriadaily.com/2014/11/mlp-movie-enters-scripting-phase.html"><text:span text:style-name="T19_10"><text:s/></text:span></text:a></text:span><text:span text:style-name="T19_11"><text:a xlink:type="simple" xlink:href="http://www.equestriadaily.com/2014/11/mlp-movie-enters-scripting-phase.html"><text:span text:style-name="T19_12">http</text:span></text:a></text:span><text:span text:style-name="T19_13"><text:a xlink:type="simple" xlink:href="http://www.equestriadaily.com/2014/11/mlp-movie-enters-scripting-phase.html"><text:span text:style-name="T19_14">://</text:span></text:a></text:span><text:span text:style-name="T19_15"><text:a xlink:type="simple" xlink:href="http://www.equestriadaily.com/2014/11/mlp-movie-enters-scripting-phase.html"><text:span text:style-name="T19_16">www</text:span></text:a></text:span><text:span text:style-name="T19_17"><text:a xlink:type="simple" xlink:href="http://www.equestriadaily.com/2014/11/mlp-movie-enters-scripting-phase.html"><text:span text:style-name="T19_18">.</text:span></text:a></text:span><text:span text:style-name="T19_19"><text:a xlink:type="simple" xlink:href="http://www.equestriadaily.com/2014/11/mlp-movie-enters-scripting-phase.html"><text:span text:style-name="T19_20">equestriadaily</text:span></text:a></text:span><text:span text:style-name="T19_21"><text:a xlink:type="simple" xlink:href="http://www.equestriadaily.com/2014/11/mlp-movie-enters-scripting-phase.html"><text:span text:style-name="T19_22">.</text:span></text:a></text:span><text:span text:style-name="T19_23"><text:a xlink:type="simple" xlink:href="http://www.equestriadaily.com/2014/11/mlp-movie-enters-scripting-phase.html"><text:span text:style-name="T19_24">com</text:span></text:a></text:span><text:span text:style-name="T19_25"><text:a xlink:type="simple" xlink:href="http://www.equestriadaily.com/2014/11/mlp-movie-enters-scripting-phase.html"><text:span text:style-name="T19_26">/2014/11/</text:span></text:a></text:span><text:span text:style-name="T19_27"><text:a xlink:type="simple" xlink:href="http://www.equestriadaily.com/2014/11/mlp-movie-enters-scripting-phase.html"><text:span text:style-name="T19_28">mlp</text:span></text:a></text:span><text:span text:style-name="T19_29"><text:a xlink:type="simple" xlink:href="http://www.equestriadaily.com/2014/11/mlp-movie-enters-scripting-phase.html"><text:span text:style-name="T19_30">-</text:span></text:a></text:span><text:span text:style-name="T19_31"><text:a xlink:type="simple" xlink:href="http://www.equestriadaily.com/2014/11/mlp-movie-enters-scripting-phase.html"><text:span text:style-name="T19_32">movie</text:span></text:a></text:span><text:span text:style-name="T19_33"><text:a xlink:type="simple" xlink:href="http://www.equestriadaily.com/2014/11/mlp-movie-enters-scripting-phase.html"><text:span text:style-name="T19_34">-</text:span></text:a></text:span><text:span text:style-name="T19_35"><text:a xlink:type="simple" xlink:href="http://www.equestriadaily.com/2014/11/mlp-movie-enters-scripting-phase.html"><text:span text:style-name="T19_36">enters</text:span></text:a></text:span><text:span text:style-name="T19_37"><text:a xlink:type="simple" xlink:href="http://www.equestriadaily.com/2014/11/mlp-movie-enters-scripting-phase.html"><text:span text:style-name="T19_38">-</text:span></text:a></text:span><text:span text:style-name="T19_39"><text:a xlink:type="simple" xlink:href="http://www.equestriadaily.com/2014/11/mlp-movie-enters-scripting-phase.html"><text:span text:style-name="T19_40">scripting</text:span></text:a></text:span><text:span text:style-name="T19_41"><text:a xlink:type="simple" xlink:href="http://www.equestriadaily.com/2014/11/mlp-movie-enters-scripting-phase.html"><text:span text:style-name="T19_42">-</text:span></text:a></text:span><text:span text:style-name="T19_43"><text:a xlink:type="simple" xlink:href="http://www.equestriadaily.com/2014/11/mlp-movie-enters-scripting-phase.html"><text:span text:style-name="T19_44">phase</text:span></text:a></text:span><text:span text:style-name="T19_45"><text:a xlink:type="simple" xlink:href="http://www.equestriadaily.com/2014/11/mlp-movie-enters-scripting-phase.html"><text:span text:style-name="T19_46">.</text:span></text:a></text:span><text:span text:style-name="T19_47"><text:a xlink:type="simple" xlink:href="http://www.equestriadaily.com/2014/11/mlp-movie-enters-scripting-phase.html"><text:span text:style-name="T19_48">html</text:span></text:a></text:span></text:p>
      <text:p text:style-name="P20"><text:span text:style-name="T20_1"><text:s/></text:span></text:p>
      <text:p text:style-name="P21"><text:span text:style-name="T21_1">11<text:s/></text:span><text:span text:style-name="T21_2">listopada</text:span></text:p>
      <text:p text:style-name="P22"><text:span text:style-name="T22_1"><text:s/></text:span></text:p>
      <text:p text:style-name="P23"><text:span text:style-name="T23_1">Nowa</text:span><text:span text:style-name="T23_2"><text:s/></text:span><text:span text:style-name="T23_3">gra</text:span><text:span text:style-name="T23_4"><text:s/></text:span><text:span text:style-name="T23_5">od</text:span><text:span text:style-name="T23_6"><text:s/></text:span><text:span text:style-name="T23_7">Futzi</text:span><text:span text:style-name="T23_8">01</text:span></text:p>
      <text:p text:style-name="P24"><text:span text:style-name="T24_1"><text:s/></text:span></text:p>
      <text:p text:style-name="P25"><text:span text:style-name="T25_1">Futzi</text:span><text:span text:style-name="T25_2">01<text:s/></text:span><text:span text:style-name="T25_3">znany</text:span><text:span text:style-name="T25_4"><text:s/></text:span><text:span text:style-name="T25_5">jest</text:span><text:span text:style-name="T25_6"><text:s/></text:span><text:span text:style-name="T25_7">w</text:span><text:span text:style-name="T25_8"><text:s/></text:span><text:span text:style-name="T25_9">fandomie</text:span><text:span text:style-name="T25_10"><text:s/></text:span><text:span text:style-name="T25_11">jako</text:span><text:span text:style-name="T25_12"><text:s/></text:span><text:span text:style-name="T25_13">osoba</text:span><text:span text:style-name="T25_14"><text:s/></text:span><text:span text:style-name="T25_15">tworząca</text:span><text:span text:style-name="T25_16"><text:s/></text:span><text:span text:style-name="T25_17">gry</text:span><text:span text:style-name="T25_18">,<text:s/></text:span><text:span text:style-name="T25_19">które</text:span><text:span text:style-name="T25_20"><text:s/></text:span><text:span text:style-name="T25_21">wielokrotnie</text:span><text:span text:style-name="T25_22"><text:s/></text:span><text:span text:style-name="T25_23">odbierają</text:span><text:span text:style-name="T25_24"><text:s/></text:span><text:span text:style-name="T25_25">nam</text:span><text:span text:style-name="T25_26"><text:s/></text:span><text:span text:style-name="T25_27">wiele</text:span><text:span text:style-name="T25_28"><text:s/></text:span><text:span text:style-name="T25_29">godzin</text:span><text:span text:style-name="T25_30"><text:s/></text:span><text:span text:style-name="T25_31">życia</text:span><text:span text:style-name="T25_32"><text:s/>(</text:span><text:span text:style-name="T25_33">seria</text:span><text:span text:style-name="T25_34"><text:s/></text:span><text:span text:style-name="T25_35">Canterlot</text:span><text:span text:style-name="T25_36"><text:s/></text:span><text:span text:style-name="T25_37">Siege</text:span><text:span text:style-name="T25_38">).<text:s/></text:span><text:span text:style-name="T25_39">Tym</text:span><text:span text:style-name="T25_40"><text:s/></text:span><text:span text:style-name="T25_41">razem</text:span><text:span text:style-name="T25_42"><text:s/></text:span><text:span text:style-name="T25_43">wziął</text:span><text:span text:style-name="T25_44"><text:s/></text:span><text:span text:style-name="T25_45">na</text:span><text:span text:style-name="T25_46"><text:s/></text:span><text:span text:style-name="T25_47">warsztat</text:span><text:span text:style-name="T25_48"><text:s/></text:span><text:span text:style-name="T25_49">Derpy</text:span><text:span text:style-name="T25_50">,<text:s/></text:span><text:span text:style-name="T25_51">a</text:span><text:span text:style-name="T25_52"><text:s/></text:span><text:span text:style-name="T25_53">zadaniem</text:span><text:span text:style-name="T25_54"><text:s/></text:span><text:span text:style-name="T25_55">graczy</text:span><text:span text:style-name="T25_56"><text:s/></text:span><text:span text:style-name="T25_57">będzie</text:span><text:span text:style-name="T25_58"><text:s/></text:span><text:span text:style-name="T25_59">uniesienie</text:span><text:span text:style-name="T25_60"><text:s/></text:span><text:span text:style-name="T25_61">jej</text:span><text:span text:style-name="T25_62"><text:s/></text:span><text:span text:style-name="T25_63">jak</text:span><text:span text:style-name="T25_64"><text:s/></text:span><text:span text:style-name="T25_65">najwyżej</text:span><text:span text:style-name="T25_66"><text:s/></text:span><text:span text:style-name="T25_67">za</text:span><text:span text:style-name="T25_68"><text:s/></text:span><text:span text:style-name="T25_69">pomocą</text:span><text:span text:style-name="T25_70"><text:s/></text:span><text:span text:style-name="T25_71">bąbelków</text:span><text:span text:style-name="T25_72"><text:s/></text:span><text:span text:style-name="T25_73">i</text:span><text:span text:style-name="T25_74"><text:s/></text:span><text:span text:style-name="T25_75">magicznej</text:span><text:span text:style-name="T25_76"><text:s/></text:span><text:span text:style-name="T25_77">energii</text:span><text:span text:style-name="T25_78">.<text:s/></text:span><text:span text:style-name="T25_79">Brzmi</text:span><text:span text:style-name="T25_80"><text:s/></text:span><text:span text:style-name="T25_81">kuriozalnie</text:span><text:span text:style-name="T25_82">,<text:s/></text:span><text:span text:style-name="T25_83">prawda</text:span><text:span text:style-name="T25_84">?<text:s/></text:span><text:span text:style-name="T25_85">A</text:span><text:span text:style-name="T25_86"><text:s/></text:span><text:span text:style-name="T25_87">wciąga</text:span><text:span text:style-name="T25_88"><text:s/></text:span><text:span text:style-name="T25_89">jak</text:span><text:span text:style-name="T25_90"><text:s/></text:span><text:span text:style-name="T25_91">bagno</text:span><text:span text:style-name="T25_92">!<text:s/></text:span><text:span text:style-name="T25_93">Jeżeli</text:span><text:span text:style-name="T25_94"><text:s/></text:span><text:span text:style-name="T25_95">nie</text:span><text:span text:style-name="T25_96"><text:s/></text:span><text:span text:style-name="T25_97">żal</text:span><text:span text:style-name="T25_98"><text:s/></text:span><text:span text:style-name="T25_99">Wam</text:span><text:span text:style-name="T25_100"><text:s/></text:span><text:span text:style-name="T25_101">odrobiny</text:span><text:span text:style-name="T25_102"><text:s/></text:span><text:span text:style-name="T25_103">czasu</text:span><text:span text:style-name="T25_104">,<text:s/></text:span><text:span text:style-name="T25_105">to</text:span><text:span text:style-name="T25_106"><text:s/></text:span><text:span text:style-name="T25_107">pograć</text:span><text:span text:style-name="T25_108"><text:s/></text:span><text:span text:style-name="T25_109">możecie</text:span><text:span text:style-name="T25_110"><text:a xlink:type="simple" xlink:href="http://futzi01.deviantart.com/art/Bubbles-493954610"><text:span text:style-name="T25_111"><text:s/></text:span></text:a></text:span><text:span text:style-name="T25_112"><text:a xlink:type="simple" xlink:href="http://futzi01.deviantart.com/art/Bubbles-493954610"><text:span text:style-name="T25_113">tutaj</text:span></text:a></text:span><text:span text:style-name="T25_114">.</text:span></text:p>
      <text:p text:style-name="P26"><text:span text:style-name="T26_1"><text:s/></text:span></text:p>
      <text:p text:style-name="P27"><text:span text:style-name="T27_1">Link</text:span><text:span text:style-name="T27_2"><text:s/></text:span><text:span text:style-name="T27_3">do</text:span><text:span text:style-name="T27_4"><text:s/></text:span><text:span text:style-name="T27_5">obrazka</text:span><text:span text:style-name="T27_6">:</text:span><text:span text:style-name="T27_7"><text:a xlink:type="simple" xlink:href="https://4.bp.blogspot.com/-Y30vqg6lgaw/VGKEkS1j3wI/AAAAAAACEM8/DxT0UY5aiWw/s1600/Capture.JPG"><text:span text:style-name="T27_8"><text:s/></text:span></text:a></text:span><text:span text:style-name="T27_9"><text:a xlink:type="simple" xlink:href="https://4.bp.blogspot.com/-Y30vqg6lgaw/VGKEkS1j3wI/AAAAAAACEM8/DxT0UY5aiWw/s1600/Capture.JPG"><text:span text:style-name="T27_10">https</text:span></text:a></text:span><text:span text:style-name="T27_11"><text:a xlink:type="simple" xlink:href="https://4.bp.blogspot.com/-Y30vqg6lgaw/VGKEkS1j3wI/AAAAAAACEM8/DxT0UY5aiWw/s1600/Capture.JPG"><text:span text:style-name="T27_12">://4.</text:span></text:a></text:span><text:span text:style-name="T27_13"><text:a xlink:type="simple" xlink:href="https://4.bp.blogspot.com/-Y30vqg6lgaw/VGKEkS1j3wI/AAAAAAACEM8/DxT0UY5aiWw/s1600/Capture.JPG"><text:span text:style-name="T27_14">bp</text:span></text:a></text:span><text:span text:style-name="T27_15"><text:a xlink:type="simple" xlink:href="https://4.bp.blogspot.com/-Y30vqg6lgaw/VGKEkS1j3wI/AAAAAAACEM8/DxT0UY5aiWw/s1600/Capture.JPG"><text:span text:style-name="T27_16">.</text:span></text:a></text:span><text:span text:style-name="T27_17"><text:a xlink:type="simple" xlink:href="https://4.bp.blogspot.com/-Y30vqg6lgaw/VGKEkS1j3wI/AAAAAAACEM8/DxT0UY5aiWw/s1600/Capture.JPG"><text:span text:style-name="T27_18">blogspot</text:span></text:a></text:span><text:span text:style-name="T27_19"><text:a xlink:type="simple" xlink:href="https://4.bp.blogspot.com/-Y30vqg6lgaw/VGKEkS1j3wI/AAAAAAACEM8/DxT0UY5aiWw/s1600/Capture.JPG"><text:span text:style-name="T27_20">.</text:span></text:a></text:span><text:span text:style-name="T27_21"><text:a xlink:type="simple" xlink:href="https://4.bp.blogspot.com/-Y30vqg6lgaw/VGKEkS1j3wI/AAAAAAACEM8/DxT0UY5aiWw/s1600/Capture.JPG"><text:span text:style-name="T27_22">com</text:span></text:a></text:span><text:span text:style-name="T27_23"><text:a xlink:type="simple" xlink:href="https://4.bp.blogspot.com/-Y30vqg6lgaw/VGKEkS1j3wI/AAAAAAACEM8/DxT0UY5aiWw/s1600/Capture.JPG"><text:span text:style-name="T27_24">/-</text:span></text:a></text:span><text:span text:style-name="T27_25"><text:a xlink:type="simple" xlink:href="https://4.bp.blogspot.com/-Y30vqg6lgaw/VGKEkS1j3wI/AAAAAAACEM8/DxT0UY5aiWw/s1600/Capture.JPG"><text:span text:style-name="T27_26">Y</text:span></text:a></text:span><text:span text:style-name="T27_27"><text:a xlink:type="simple" xlink:href="https://4.bp.blogspot.com/-Y30vqg6lgaw/VGKEkS1j3wI/AAAAAAACEM8/DxT0UY5aiWw/s1600/Capture.JPG"><text:span text:style-name="T27_28">30</text:span></text:a></text:span><text:span text:style-name="T27_29"><text:a xlink:type="simple" xlink:href="https://4.bp.blogspot.com/-Y30vqg6lgaw/VGKEkS1j3wI/AAAAAAACEM8/DxT0UY5aiWw/s1600/Capture.JPG"><text:span text:style-name="T27_30">vqg</text:span></text:a></text:span><text:span text:style-name="T27_31"><text:a xlink:type="simple" xlink:href="https://4.bp.blogspot.com/-Y30vqg6lgaw/VGKEkS1j3wI/AAAAAAACEM8/DxT0UY5aiWw/s1600/Capture.JPG"><text:span text:style-name="T27_32">6</text:span></text:a></text:span><text:span text:style-name="T27_33"><text:a xlink:type="simple" xlink:href="https://4.bp.blogspot.com/-Y30vqg6lgaw/VGKEkS1j3wI/AAAAAAACEM8/DxT0UY5aiWw/s1600/Capture.JPG"><text:span text:style-name="T27_34">lgaw</text:span></text:a></text:span><text:span text:style-name="T27_35"><text:a xlink:type="simple" xlink:href="https://4.bp.blogspot.com/-Y30vqg6lgaw/VGKEkS1j3wI/AAAAAAACEM8/DxT0UY5aiWw/s1600/Capture.JPG"><text:span text:style-name="T27_36">/</text:span></text:a></text:span><text:span text:style-name="T27_37"><text:a xlink:type="simple" xlink:href="https://4.bp.blogspot.com/-Y30vqg6lgaw/VGKEkS1j3wI/AAAAAAACEM8/DxT0UY5aiWw/s1600/Capture.JPG"><text:span text:style-name="T27_38">VGKEkS</text:span></text:a></text:span><text:span text:style-name="T27_39"><text:a xlink:type="simple" xlink:href="https://4.bp.blogspot.com/-Y30vqg6lgaw/VGKEkS1j3wI/AAAAAAACEM8/DxT0UY5aiWw/s1600/Capture.JPG"><text:span text:style-name="T27_40">1</text:span></text:a></text:span><text:span text:style-name="T27_41"><text:a xlink:type="simple" xlink:href="https://4.bp.blogspot.com/-Y30vqg6lgaw/VGKEkS1j3wI/AAAAAAACEM8/DxT0UY5aiWw/s1600/Capture.JPG"><text:span text:style-name="T27_42">j</text:span></text:a></text:span><text:span text:style-name="T27_43"><text:a xlink:type="simple" xlink:href="https://4.bp.blogspot.com/-Y30vqg6lgaw/VGKEkS1j3wI/AAAAAAACEM8/DxT0UY5aiWw/s1600/Capture.JPG"><text:span text:style-name="T27_44">3</text:span></text:a></text:span><text:span text:style-name="T27_45"><text:a xlink:type="simple" xlink:href="https://4.bp.blogspot.com/-Y30vqg6lgaw/VGKEkS1j3wI/AAAAAAACEM8/DxT0UY5aiWw/s1600/Capture.JPG"><text:span text:style-name="T27_46">wI</text:span></text:a></text:span><text:span text:style-name="T27_47"><text:a xlink:type="simple" xlink:href="https://4.bp.blogspot.com/-Y30vqg6lgaw/VGKEkS1j3wI/AAAAAAACEM8/DxT0UY5aiWw/s1600/Capture.JPG"><text:span text:style-name="T27_48">/</text:span></text:a></text:span><text:span text:style-name="T27_49"><text:a xlink:type="simple" xlink:href="https://4.bp.blogspot.com/-Y30vqg6lgaw/VGKEkS1j3wI/AAAAAAACEM8/DxT0UY5aiWw/s1600/Capture.JPG"><text:span text:style-name="T27_50">AAAAAAACEM</text:span></text:a></text:span><text:span text:style-name="T27_51"><text:a xlink:type="simple" xlink:href="https://4.bp.blogspot.com/-Y30vqg6lgaw/VGKEkS1j3wI/AAAAAAACEM8/DxT0UY5aiWw/s1600/Capture.JPG"><text:span text:style-name="T27_52">8/</text:span></text:a></text:span><text:span text:style-name="T27_53"><text:a xlink:type="simple" xlink:href="https://4.bp.blogspot.com/-Y30vqg6lgaw/VGKEkS1j3wI/AAAAAAACEM8/DxT0UY5aiWw/s1600/Capture.JPG"><text:span text:style-name="T27_54">DxT</text:span></text:a></text:span><text:span text:style-name="T27_55"><text:a xlink:type="simple" xlink:href="https://4.bp.blogspot.com/-Y30vqg6lgaw/VGKEkS1j3wI/AAAAAAACEM8/DxT0UY5aiWw/s1600/Capture.JPG"><text:span text:style-name="T27_56">0</text:span></text:a></text:span><text:span text:style-name="T27_57"><text:a xlink:type="simple" xlink:href="https://4.bp.blogspot.com/-Y30vqg6lgaw/VGKEkS1j3wI/AAAAAAACEM8/DxT0UY5aiWw/s1600/Capture.JPG"><text:span text:style-name="T27_58">UY</text:span></text:a></text:span><text:span text:style-name="T27_59"><text:a xlink:type="simple" xlink:href="https://4.bp.blogspot.com/-Y30vqg6lgaw/VGKEkS1j3wI/AAAAAAACEM8/DxT0UY5aiWw/s1600/Capture.JPG"><text:span text:style-name="T27_60">5</text:span></text:a></text:span><text:span text:style-name="T27_61"><text:a xlink:type="simple" xlink:href="https://4.bp.blogspot.com/-Y30vqg6lgaw/VGKEkS1j3wI/AAAAAAACEM8/DxT0UY5aiWw/s1600/Capture.JPG"><text:span text:style-name="T27_62">aiWw</text:span></text:a></text:span><text:span text:style-name="T27_63"><text:a xlink:type="simple" xlink:href="https://4.bp.blogspot.com/-Y30vqg6lgaw/VGKEkS1j3wI/AAAAAAACEM8/DxT0UY5aiWw/s1600/Capture.JPG"><text:span text:style-name="T27_64">/</text:span></text:a></text:span><text:span text:style-name="T27_65"><text:a xlink:type="simple" xlink:href="https://4.bp.blogspot.com/-Y30vqg6lgaw/VGKEkS1j3wI/AAAAAAACEM8/DxT0UY5aiWw/s1600/Capture.JPG"><text:span text:style-name="T27_66">s</text:span></text:a></text:span><text:span text:style-name="T27_67"><text:a xlink:type="simple" xlink:href="https://4.bp.blogspot.com/-Y30vqg6lgaw/VGKEkS1j3wI/AAAAAAACEM8/DxT0UY5aiWw/s1600/Capture.JPG"><text:span text:style-name="T27_68">1600/</text:span></text:a></text:span><text:span text:style-name="T27_69"><text:a xlink:type="simple" xlink:href="https://4.bp.blogspot.com/-Y30vqg6lgaw/VGKEkS1j3wI/AAAAAAACEM8/DxT0UY5aiWw/s1600/Capture.JPG"><text:span text:style-name="T27_70">Capture</text:span></text:a></text:span><text:span text:style-name="T27_71"><text:a xlink:type="simple" xlink:href="https://4.bp.blogspot.com/-Y30vqg6lgaw/VGKEkS1j3wI/AAAAAAACEM8/DxT0UY5aiWw/s1600/Capture.JPG"><text:span text:style-name="T27_72">.</text:span></text:a></text:span><text:span text:style-name="T27_73"><text:a xlink:type="simple" xlink:href="https://4.bp.blogspot.com/-Y30vqg6lgaw/VGKEkS1j3wI/AAAAAAACEM8/DxT0UY5aiWw/s1600/Capture.JPG"><text:span text:style-name="T27_74">JPG</text:span></text:a></text:span></text:p>
      <text:p text:style-name="P28"><text:span text:style-name="T28_1">Link</text:span><text:span text:style-name="T28_2"><text:s/></text:span><text:span text:style-name="T28_3">do</text:span><text:span text:style-name="T28_4"><text:s/></text:span><text:span text:style-name="T28_5">źródła</text:span><text:span text:style-name="T28_6">:<text:s text:c="2"/></text:span><text:span text:style-name="T28_7"><text:a xlink:type="simple" xlink:href="http://www.equestriadaily.com/2014/11/game-bubbles.html"><text:span text:style-name="T28_8">http</text:span></text:a></text:span><text:span text:style-name="T28_9"><text:a xlink:type="simple" xlink:href="http://www.equestriadaily.com/2014/11/game-bubbles.html"><text:span text:style-name="T28_10">://</text:span></text:a></text:span><text:span text:style-name="T28_11"><text:a xlink:type="simple" xlink:href="http://www.equestriadaily.com/2014/11/game-bubbles.html"><text:span text:style-name="T28_12">www</text:span></text:a></text:span><text:span text:style-name="T28_13"><text:a xlink:type="simple" xlink:href="http://www.equestriadaily.com/2014/11/game-bubbles.html"><text:span text:style-name="T28_14">.</text:span></text:a></text:span><text:span text:style-name="T28_15"><text:a xlink:type="simple" xlink:href="http://www.equestriadaily.com/2014/11/game-bubbles.html"><text:span text:style-name="T28_16">equestriadaily</text:span></text:a></text:span><text:span text:style-name="T28_17"><text:a xlink:type="simple" xlink:href="http://www.equestriadaily.com/2014/11/game-bubbles.html"><text:span text:style-name="T28_18">.</text:span></text:a></text:span><text:span text:style-name="T28_19"><text:a xlink:type="simple" xlink:href="http://www.equestriadaily.com/2014/11/game-bubbles.html"><text:span text:style-name="T28_20">com</text:span></text:a></text:span><text:span text:style-name="T28_21"><text:a xlink:type="simple" xlink:href="http://www.equestriadaily.com/2014/11/game-bubbles.html"><text:span text:style-name="T28_22">/2014/11/</text:span></text:a></text:span><text:span text:style-name="T28_23"><text:a xlink:type="simple" xlink:href="http://www.equestriadaily.com/2014/11/game-bubbles.html"><text:span text:style-name="T28_24">game</text:span></text:a></text:span><text:span text:style-name="T28_25"><text:a xlink:type="simple" xlink:href="http://www.equestriadaily.com/2014/11/game-bubbles.html"><text:span text:style-name="T28_26">-</text:span></text:a></text:span><text:span text:style-name="T28_27"><text:a xlink:type="simple" xlink:href="http://www.equestriadaily.com/2014/11/game-bubbles.html"><text:span text:style-name="T28_28">bubbles</text:span></text:a></text:span><text:span text:style-name="T28_29"><text:a xlink:type="simple" xlink:href="http://www.equestriadaily.com/2014/11/game-bubbles.html"><text:span text:style-name="T28_30">.</text:span></text:a></text:span><text:span text:style-name="T28_31"><text:a xlink:type="simple" xlink:href="http://www.equestriadaily.com/2014/11/game-bubbles.html"><text:span text:style-name="T28_32">html</text:span></text:a></text:span></text:p>
      <text:p text:style-name="P29"><text:span text:style-name="T29_1">Link</text:span><text:span text:style-name="T29_2"><text:s/></text:span><text:span text:style-name="T29_3">do</text:span><text:span text:style-name="T29_4"><text:s/></text:span><text:span text:style-name="T29_5">źródła</text:span><text:span text:style-name="T29_6"><text:s/></text:span><text:span text:style-name="T29_7">newsa</text:span><text:span text:style-name="T29_8">:<text:s text:c="2"/></text:span><text:span text:style-name="T29_9"><text:a xlink:type="simple" xlink:href="http://www.equestriadaily.com/2014/11/game-bubbles.html"><text:span text:style-name="T29_10">http</text:span></text:a></text:span><text:span text:style-name="T29_11"><text:a xlink:type="simple" xlink:href="http://www.equestriadaily.com/2014/11/game-bubbles.html"><text:span text:style-name="T29_12">://</text:span></text:a></text:span><text:span text:style-name="T29_13"><text:a xlink:type="simple" xlink:href="http://www.equestriadaily.com/2014/11/game-bubbles.html"><text:span text:style-name="T29_14">www</text:span></text:a></text:span><text:span text:style-name="T29_15"><text:a xlink:type="simple" xlink:href="http://www.equestriadaily.com/2014/11/game-bubbles.html"><text:span text:style-name="T29_16">.</text:span></text:a></text:span><text:span text:style-name="T29_17"><text:a xlink:type="simple" xlink:href="http://www.equestriadaily.com/2014/11/game-bubbles.html"><text:span text:style-name="T29_18">equestriadaily</text:span></text:a></text:span><text:span text:style-name="T29_19"><text:a xlink:type="simple" xlink:href="http://www.equestriadaily.com/2014/11/game-bubbles.html"><text:span text:style-name="T29_20">.</text:span></text:a></text:span><text:span text:style-name="T29_21"><text:a xlink:type="simple" xlink:href="http://www.equestriadaily.com/2014/11/game-bubbles.html"><text:span text:style-name="T29_22">com</text:span></text:a></text:span><text:span text:style-name="T29_23"><text:a xlink:type="simple" xlink:href="http://www.equestriadaily.com/2014/11/game-bubbles.html"><text:span text:style-name="T29_24">/2014/11/</text:span></text:a></text:span><text:span text:style-name="T29_25"><text:a xlink:type="simple" xlink:href="http://www.equestriadaily.com/2014/11/game-bubbles.html"><text:span text:style-name="T29_26">game</text:span></text:a></text:span><text:span text:style-name="T29_27"><text:a xlink:type="simple" xlink:href="http://www.equestriadaily.com/2014/11/game-bubbles.html"><text:span text:style-name="T29_28">-</text:span></text:a></text:span><text:span text:style-name="T29_29"><text:a xlink:type="simple" xlink:href="http://www.equestriadaily.com/2014/11/game-bubbles.html"><text:span text:style-name="T29_30">bubbles</text:span></text:a></text:span><text:span text:style-name="T29_31"><text:a xlink:type="simple" xlink:href="http://www.equestriadaily.com/2014/11/game-bubbles.html"><text:span text:style-name="T29_32">.</text:span></text:a></text:span><text:span text:style-name="T29_33"><text:a xlink:type="simple" xlink:href="http://www.equestriadaily.com/2014/11/game-bubbles.html"><text:span text:style-name="T29_34">html</text:span></text:a></text:span></text:p>
      <text:p text:style-name="P30"><text:span text:style-name="T30_1"><text:s/></text:span></text:p>
      <text:p text:style-name="P31"><text:span text:style-name="T31_1">17<text:s/></text:span><text:span text:style-name="T31_2">listopada</text:span></text:p>
      <text:p text:style-name="P32"><text:span text:style-name="T32_1"><text:s/></text:span></text:p>
      <text:p text:style-name="P33"><text:span text:style-name="T33_1">Piąty</text:span><text:span text:style-name="T33_2"><text:s/></text:span><text:span text:style-name="T33_3">sezon</text:span><text:span text:style-name="T33_4"><text:s/></text:span><text:span text:style-name="T33_5">MLP</text:span><text:span text:style-name="T33_6">:</text:span><text:span text:style-name="T33_7">FiM</text:span><text:span text:style-name="T33_8"><text:s/></text:span><text:span text:style-name="T33_9">już</text:span><text:span text:style-name="T33_10"><text:s/></text:span><text:span text:style-name="T33_11">na</text:span><text:span text:style-name="T33_12"><text:s/></text:span><text:span text:style-name="T33_13">wiosnę</text:span><text:span text:style-name="T33_14">!</text:span></text:p>
      <text:p text:style-name="P34"><text:span text:style-name="T34_1"><text:s/></text:span></text:p>
      <text:p text:style-name="P35"><text:span text:style-name="T35_1">Na</text:span><text:span text:style-name="T35_2"><text:s/></text:span><text:span text:style-name="T35_3">oficjalnym</text:span><text:span text:style-name="T35_4"><text:s/></text:span><text:span text:style-name="T35_5">kanale</text:span><text:span text:style-name="T35_6"><text:s/></text:span><text:span text:style-name="T35_7">My</text:span><text:span text:style-name="T35_8"><text:s/></text:span><text:span text:style-name="T35_9">Little</text:span><text:span text:style-name="T35_10"><text:s/></text:span><text:span text:style-name="T35_11">Pony</text:span><text:span text:style-name="T35_12"><text:s/></text:span><text:span text:style-name="T35_13">pojawiła</text:span><text:span text:style-name="T35_14"><text:s/></text:span><text:span text:style-name="T35_15">się</text:span><text:span text:style-name="T35_16"><text:s/></text:span><text:span text:style-name="T35_17">zapowiedź</text:span><text:span text:style-name="T35_18"><text:s/></text:span><text:span text:style-name="T35_19">piątego</text:span><text:span text:style-name="T35_20"><text:s/></text:span><text:span text:style-name="T35_21">sezonu</text:span><text:span text:style-name="T35_22"><text:s/></text:span><text:span text:style-name="T35_23">przygód</text:span><text:span text:style-name="T35_24"><text:s/></text:span><text:span text:style-name="T35_25">naszych</text:span><text:span text:style-name="T35_26"><text:s/></text:span><text:span text:style-name="T35_27">ulubionych</text:span><text:span text:style-name="T35_28"><text:s/></text:span><text:span text:style-name="T35_29">bohaterek</text:span><text:span text:style-name="T35_30">.<text:s/></text:span><text:span text:style-name="T35_31">Hasbro</text:span><text:span text:style-name="T35_32"><text:s/></text:span><text:span text:style-name="T35_33">zapowiada</text:span><text:span text:style-name="T35_34">,<text:s/></text:span><text:span text:style-name="T35_35">iż</text:span><text:span text:style-name="T35_36"><text:s/></text:span><text:span text:style-name="T35_37">kolejna</text:span><text:span text:style-name="T35_38"><text:s/></text:span><text:span text:style-name="T35_39">wyprawa</text:span><text:span text:style-name="T35_40"><text:s/></text:span><text:span text:style-name="T35_41">do</text:span><text:span text:style-name="T35_42"><text:s/></text:span><text:span text:style-name="T35_43">Equestrii</text:span><text:span text:style-name="T35_44"><text:s/></text:span><text:span text:style-name="T35_45">będzie</text:span><text:span text:style-name="T35_46"><text:s/></text:span><text:span text:style-name="T35_47">miała</text:span><text:span text:style-name="T35_48"><text:s/></text:span><text:span text:style-name="T35_49">miejsce</text:span><text:span text:style-name="T35_50"><text:s/></text:span><text:span text:style-name="T35_51">już</text:span><text:span text:style-name="T35_52"><text:s/></text:span><text:span text:style-name="T35_53">na</text:span><text:span text:style-name="T35_54"><text:s/></text:span><text:span text:style-name="T35_55">wiosnę</text:span><text:span text:style-name="T35_56"><text:s/>2015<text:s/></text:span><text:span text:style-name="T35_57">roku</text:span><text:span text:style-name="T35_58">.<text:s/></text:span><text:span text:style-name="T35_59">Należy</text:span><text:span text:style-name="T35_60"><text:s/></text:span><text:span text:style-name="T35_61">przyznać</text:span><text:span text:style-name="T35_62">,<text:s/></text:span><text:span text:style-name="T35_63">że</text:span><text:span text:style-name="T35_64"><text:s/></text:span><text:span text:style-name="T35_65">jest</text:span><text:span text:style-name="T35_66"><text:s/></text:span><text:span text:style-name="T35_67">to</text:span><text:span text:style-name="T35_68"><text:s/></text:span><text:span text:style-name="T35_69">idealna</text:span><text:span text:style-name="T35_70"><text:s/></text:span><text:span text:style-name="T35_71">wiadomość</text:span><text:span text:style-name="T35_72">,<text:s/></text:span><text:span text:style-name="T35_73">rozjaśniająca</text:span><text:span text:style-name="T35_74"><text:s/></text:span><text:span text:style-name="T35_75">ponurą</text:span><text:span text:style-name="T35_76">,<text:s/></text:span><text:span text:style-name="T35_77">listopadową</text:span><text:span text:style-name="T35_78"><text:s/></text:span><text:span text:style-name="T35_79">aurę</text:span><text:span text:style-name="T35_80">.<text:s/></text:span><text:span text:style-name="T35_81">Jeżeli</text:span><text:span text:style-name="T35_82"><text:s/></text:span><text:span text:style-name="T35_83">jakimś</text:span><text:span text:style-name="T35_84"><text:s/></text:span><text:span text:style-name="T35_85">cudem</text:span><text:span text:style-name="T35_86"><text:s/></text:span><text:span text:style-name="T35_87">jeszcze</text:span><text:span text:style-name="T35_88"><text:s/></text:span><text:span text:style-name="T35_89">go</text:span><text:span text:style-name="T35_90"><text:s/></text:span><text:span text:style-name="T35_91">nie</text:span><text:span text:style-name="T35_92"><text:s/></text:span><text:span text:style-name="T35_93">widzieliście</text:span><text:span text:style-name="T35_94">,<text:s/></text:span><text:span text:style-name="T35_95">to</text:span><text:span text:style-name="T35_96"><text:s/></text:span><text:span text:style-name="T35_97">możecie</text:span><text:span text:style-name="T35_98"><text:s/></text:span><text:span text:style-name="T35_99">nadrobić</text:span><text:span text:style-name="T35_100"><text:s/></text:span><text:span text:style-name="T35_101">zaległości</text:span><text:span text:style-name="T35_102"><text:a xlink:type="simple" xlink:href="https://www.youtube.com/watch?v=Nq7QXnFCq-E"><text:span text:style-name="T35_103"><text:s/></text:span></text:a></text:span><text:span text:style-name="T35_104"><text:a xlink:type="simple" xlink:href="https://www.youtube.com/watch?v=Nq7QXnFCq-E"><text:span text:style-name="T35_105">tutaj</text:span></text:a></text:span><text:span text:style-name="T35_106">.</text:span></text:p>
      <text:p text:style-name="P36"><text:span text:style-name="T36_1"><text:s/></text:span></text:p>
      <text:p text:style-name="P37"><text:span text:style-name="T37_1">Link</text:span><text:span text:style-name="T37_2"><text:s/></text:span><text:span text:style-name="T37_3">do</text:span><text:span text:style-name="T37_4"><text:s/></text:span><text:span text:style-name="T37_5">obrazka</text:span><text:span text:style-name="T37_6">:<text:s text:c="2"/></text:span><text:span text:style-name="T37_7">brak</text:span></text:p>
      <text:p text:style-name="P38"><text:span text:style-name="T38_1">Link</text:span><text:span text:style-name="T38_2"><text:s/></text:span><text:span text:style-name="T38_3">do</text:span><text:span text:style-name="T38_4"><text:s/></text:span><text:span text:style-name="T38_5">źródła</text:span><text:span text:style-name="T38_6">:<text:s text:c="2"/></text:span><text:span text:style-name="T38_7">brak</text:span></text:p>
      <text:p text:style-name="P39"><text:span text:style-name="T39_1">Link</text:span><text:span text:style-name="T39_2"><text:s/></text:span><text:span text:style-name="T39_3">do</text:span><text:span text:style-name="T39_4"><text:s/></text:span><text:span text:style-name="T39_5">źródła</text:span><text:span text:style-name="T39_6"><text:s/></text:span><text:span text:style-name="T39_7">newsa</text:span><text:span text:style-name="T39_8">:</text:span><text:span text:style-name="T39_9"><text:a xlink:type="simple" xlink:href="http://www.fge.com.pl/2014/11/sezon-piaty-juz-na-wiosne-2015.html#comment-form"><text:span text:style-name="T39_10"><text:s/></text:span></text:a></text:span><text:span text:style-name="T39_11"><text:a xlink:type="simple" xlink:href="http://www.fge.com.pl/2014/11/sezon-piaty-juz-na-wiosne-2015.html#comment-form"><text:span text:style-name="T39_12">http</text:span></text:a></text:span><text:span text:style-name="T39_13"><text:a xlink:type="simple" xlink:href="http://www.fge.com.pl/2014/11/sezon-piaty-juz-na-wiosne-2015.html#comment-form"><text:span text:style-name="T39_14">://</text:span></text:a></text:span><text:span text:style-name="T39_15"><text:a xlink:type="simple" xlink:href="http://www.fge.com.pl/2014/11/sezon-piaty-juz-na-wiosne-2015.html#comment-form"><text:span text:style-name="T39_16">www</text:span></text:a></text:span><text:span text:style-name="T39_17"><text:a xlink:type="simple" xlink:href="http://www.fge.com.pl/2014/11/sezon-piaty-juz-na-wiosne-2015.html#comment-form"><text:span text:style-name="T39_18">.</text:span></text:a></text:span><text:span text:style-name="T39_19"><text:a xlink:type="simple" xlink:href="http://www.fge.com.pl/2014/11/sezon-piaty-juz-na-wiosne-2015.html#comment-form"><text:span text:style-name="T39_20">fge</text:span></text:a></text:span><text:span text:style-name="T39_21"><text:a xlink:type="simple" xlink:href="http://www.fge.com.pl/2014/11/sezon-piaty-juz-na-wiosne-2015.html#comment-form"><text:span text:style-name="T39_22">.</text:span></text:a></text:span><text:span text:style-name="T39_23"><text:a xlink:type="simple" xlink:href="http://www.fge.com.pl/2014/11/sezon-piaty-juz-na-wiosne-2015.html#comment-form"><text:span text:style-name="T39_24">com</text:span></text:a></text:span><text:span text:style-name="T39_25"><text:a xlink:type="simple" xlink:href="http://www.fge.com.pl/2014/11/sezon-piaty-juz-na-wiosne-2015.html#comment-form"><text:span text:style-name="T39_26">.</text:span></text:a></text:span><text:span text:style-name="T39_27"><text:a xlink:type="simple" xlink:href="http://www.fge.com.pl/2014/11/sezon-piaty-juz-na-wiosne-2015.html#comment-form"><text:span text:style-name="T39_28">pl</text:span></text:a></text:span><text:span text:style-name="T39_29"><text:a xlink:type="simple" xlink:href="http://www.fge.com.pl/2014/11/sezon-piaty-juz-na-wiosne-2015.html#comment-form"><text:span text:style-name="T39_30">/2014/11/</text:span></text:a></text:span><text:span text:style-name="T39_31"><text:a xlink:type="simple" xlink:href="http://www.fge.com.pl/2014/11/sezon-piaty-juz-na-wiosne-2015.html#comment-form"><text:span text:style-name="T39_32">sezon</text:span></text:a></text:span><text:span text:style-name="T39_33"><text:a xlink:type="simple" xlink:href="http://www.fge.com.pl/2014/11/sezon-piaty-juz-na-wiosne-2015.html#comment-form"><text:span text:style-name="T39_34">-</text:span></text:a></text:span><text:span text:style-name="T39_35"><text:a xlink:type="simple" xlink:href="http://www.fge.com.pl/2014/11/sezon-piaty-juz-na-wiosne-2015.html#comment-form"><text:span text:style-name="T39_36">piaty</text:span></text:a></text:span><text:span text:style-name="T39_37"><text:a xlink:type="simple" xlink:href="http://www.fge.com.pl/2014/11/sezon-piaty-juz-na-wiosne-2015.html#comment-form"><text:span text:style-name="T39_38">-</text:span></text:a></text:span><text:span text:style-name="T39_39"><text:a xlink:type="simple" xlink:href="http://www.fge.com.pl/2014/11/sezon-piaty-juz-na-wiosne-2015.html#comment-form"><text:span text:style-name="T39_40">juz</text:span></text:a></text:span><text:span text:style-name="T39_41"><text:a xlink:type="simple" xlink:href="http://www.fge.com.pl/2014/11/sezon-piaty-juz-na-wiosne-2015.html#comment-form"><text:span text:style-name="T39_42">-</text:span></text:a></text:span><text:span text:style-name="T39_43"><text:a xlink:type="simple" xlink:href="http://www.fge.com.pl/2014/11/sezon-piaty-juz-na-wiosne-2015.html#comment-form"><text:span text:style-name="T39_44">na</text:span></text:a></text:span><text:span text:style-name="T39_45"><text:a xlink:type="simple" xlink:href="http://www.fge.com.pl/2014/11/sezon-piaty-juz-na-wiosne-2015.html#comment-form"><text:span text:style-name="T39_46">-</text:span></text:a></text:span><text:span text:style-name="T39_47"><text:a xlink:type="simple" xlink:href="http://www.fge.com.pl/2014/11/sezon-piaty-juz-na-wiosne-2015.html#comment-form"><text:span text:style-name="T39_48">wiosne</text:span></text:a></text:span><text:span text:style-name="T39_49"><text:a xlink:type="simple" xlink:href="http://www.fge.com.pl/2014/11/sezon-piaty-juz-na-wiosne-2015.html#comment-form"><text:span text:style-name="T39_50">-2015.</text:span></text:a></text:span><text:span text:style-name="T39_51"><text:a xlink:type="simple" xlink:href="http://www.fge.com.pl/2014/11/sezon-piaty-juz-na-wiosne-2015.html#comment-form"><text:span text:style-name="T39_52">html</text:span></text:a></text:span><text:span text:style-name="T39_53"><text:a xlink:type="simple" xlink:href="http://www.fge.com.pl/2014/11/sezon-piaty-juz-na-wiosne-2015.html#comment-form"><text:span text:style-name="T39_54">#</text:span></text:a></text:span><text:span text:style-name="T39_55"><text:a xlink:type="simple" xlink:href="http://www.fge.com.pl/2014/11/sezon-piaty-juz-na-wiosne-2015.html#comment-form"><text:span text:style-name="T39_56">comment</text:span></text:a></text:span><text:span text:style-name="T39_57"><text:a xlink:type="simple" xlink:href="http://www.fge.com.pl/2014/11/sezon-piaty-juz-na-wiosne-2015.html#comment-form"><text:span text:style-name="T39_58">-</text:span></text:a></text:span><text:span text:style-name="T39_59"><text:a xlink:type="simple" xlink:href="http://www.fge.com.pl/2014/11/sezon-piaty-juz-na-wiosne-2015.html#comment-form"><text:span text:style-name="T39_60">form</text:span></text:a></text:span></text:p>
      <text:p text:style-name="P40"><text:span text:style-name="T40_1"><text:s/></text:span></text:p>
      <text:p text:style-name="P41"><text:span text:style-name="T41_1">19<text:s/></text:span><text:span text:style-name="T41_2">listopada</text:span></text:p>
      <text:p text:style-name="P42"><text:span text:style-name="T42_1"><text:s/></text:span></text:p>
      <text:p text:style-name="P43"><text:span text:style-name="T43_1">W</text:span><text:span text:style-name="T43_2"><text:s/></text:span><text:span text:style-name="T43_3">The</text:span><text:span text:style-name="T43_4"><text:s/></text:span><text:span text:style-name="T43_5">Overmare</text:span><text:span text:style-name="T43_6"><text:s/></text:span><text:span text:style-name="T43_7">Studios</text:span><text:span text:style-name="T43_8"><text:s/></text:span><text:span text:style-name="T43_9">praca</text:span><text:span text:style-name="T43_10"><text:s/></text:span><text:span text:style-name="T43_11">wre</text:span></text:p>
      <text:p text:style-name="P44"><text:span text:style-name="T44_1"><text:s/></text:span></text:p>
      <text:p text:style-name="P45"><text:span text:style-name="T45_1">Zgodnie</text:span><text:span text:style-name="T45_2"><text:s/></text:span><text:span text:style-name="T45_3">z</text:span><text:span text:style-name="T45_4"><text:s/></text:span><text:span text:style-name="T45_5">tradycją</text:span><text:span text:style-name="T45_6">,<text:s/></text:span><text:span text:style-name="T45_7">w</text:span><text:span text:style-name="T45_8"><text:s/></text:span><text:span text:style-name="T45_9">wieściach</text:span><text:span text:style-name="T45_10"><text:s/></text:span><text:span text:style-name="T45_11">pojawi</text:span><text:span text:style-name="T45_12"><text:s/></text:span><text:span text:style-name="T45_13">się</text:span><text:span text:style-name="T45_14"><text:s/></text:span><text:span text:style-name="T45_15">coś</text:span><text:span text:style-name="T45_16"><text:s/></text:span><text:span text:style-name="T45_17">specjalnie</text:span><text:span text:style-name="T45_18"><text:s/></text:span><text:span text:style-name="T45_19">dla</text:span><text:span text:style-name="T45_20"><text:s/></text:span><text:span text:style-name="T45_21">fanów</text:span><text:span text:style-name="T45_22"><text:s/></text:span><text:span text:style-name="T45_23">Fallout</text:span><text:span text:style-name="T45_24">:<text:s/></text:span><text:span text:style-name="T45_25">Equestria</text:span><text:span text:style-name="T45_26">.<text:s/></text:span><text:span text:style-name="T45_27">Tym</text:span><text:span text:style-name="T45_28"><text:s/></text:span><text:span text:style-name="T45_29">razem</text:span><text:span text:style-name="T45_30"><text:s/></text:span><text:span text:style-name="T45_31">chodzi</text:span><text:span text:style-name="T45_32"><text:s/></text:span><text:span text:style-name="T45_33">o</text:span><text:span text:style-name="T45_34"><text:s/></text:span><text:span text:style-name="T45_35">najnowsze</text:span><text:span text:style-name="T45_36"><text:s/></text:span><text:span text:style-name="T45_37">doniesienia</text:span><text:span text:style-name="T45_38"><text:s/></text:span><text:span text:style-name="T45_39">z</text:span><text:span text:style-name="T45_40"><text:s/></text:span><text:span text:style-name="T45_41">The</text:span><text:span text:style-name="T45_42"><text:s/></text:span><text:span text:style-name="T45_43">Overmare</text:span><text:span text:style-name="T45_44"><text:s/></text:span><text:span text:style-name="T45_45">Studios</text:span><text:span text:style-name="T45_46">,<text:s/></text:span><text:span text:style-name="T45_47">gdzie</text:span><text:span text:style-name="T45_48"><text:s/></text:span><text:span text:style-name="T45_49">nadal</text:span><text:span text:style-name="T45_50"><text:s/></text:span><text:span text:style-name="T45_51">trwają</text:span><text:span text:style-name="T45_52"><text:s/></text:span><text:span text:style-name="T45_53">prace</text:span><text:span text:style-name="T45_54"><text:s/></text:span><text:span text:style-name="T45_55">nad</text:span><text:span text:style-name="T45_56"><text:s/></text:span><text:span text:style-name="T45_57">stworzeniem</text:span><text:span text:style-name="T45_58"><text:s/></text:span><text:span text:style-name="T45_59">gry</text:span><text:span text:style-name="T45_60"><text:s/></text:span><text:span text:style-name="T45_61">osadzonej</text:span><text:span text:style-name="T45_62"><text:s/></text:span><text:span text:style-name="T45_63">w</text:span><text:span text:style-name="T45_64"><text:s/></text:span><text:span text:style-name="T45_65">tym</text:span><text:span text:style-name="T45_66"><text:s/></text:span><text:span text:style-name="T45_67">właśnie</text:span><text:span text:style-name="T45_68"><text:s/></text:span><text:span text:style-name="T45_69">świecie</text:span><text:span text:style-name="T45_70">.<text:s/></text:span><text:span text:style-name="T45_71">Twórcy</text:span><text:span text:style-name="T45_72"><text:s/></text:span><text:span text:style-name="T45_73">ujawnili</text:span><text:span text:style-name="T45_74">,<text:s/></text:span><text:span text:style-name="T45_75">jak</text:span><text:span text:style-name="T45_76"><text:s/></text:span><text:span text:style-name="T45_77">będą</text:span><text:span text:style-name="T45_78"><text:s/></text:span><text:span text:style-name="T45_79">wyglądać</text:span><text:span text:style-name="T45_80"><text:s/></text:span><text:span text:style-name="T45_81">poszczególne</text:span><text:span text:style-name="T45_82"><text:s/></text:span><text:span text:style-name="T45_83">atrybuty</text:span><text:span text:style-name="T45_84"><text:s/></text:span><text:span text:style-name="T45_85">i</text:span><text:span text:style-name="T45_86"><text:s/></text:span><text:span text:style-name="T45_87">umiejętności</text:span><text:span text:style-name="T45_88"><text:s/></text:span><text:span text:style-name="T45_89">oraz</text:span><text:span text:style-name="T45_90"><text:s/></text:span><text:span text:style-name="T45_91">to</text:span><text:span text:style-name="T45_92">,<text:s/></text:span><text:span text:style-name="T45_93">jak</text:span><text:span text:style-name="T45_94"><text:s/></text:span><text:span text:style-name="T45_95">będą</text:span><text:span text:style-name="T45_96"><text:s/></text:span><text:span text:style-name="T45_97">się</text:span><text:span text:style-name="T45_98"><text:s/></text:span><text:span text:style-name="T45_99">różnić</text:span><text:span text:style-name="T45_100"><text:s/></text:span><text:span text:style-name="T45_101">od</text:span><text:span text:style-name="T45_102"><text:s/></text:span><text:span text:style-name="T45_103">tych</text:span><text:span text:style-name="T45_104"><text:s/></text:span><text:span text:style-name="T45_105">znanych</text:span><text:span text:style-name="T45_106"><text:s/></text:span><text:span text:style-name="T45_107">z</text:span><text:span text:style-name="T45_108"><text:s/></text:span><text:span text:style-name="T45_109">normalnego</text:span><text:span text:style-name="T45_110">,<text:s/></text:span><text:span text:style-name="T45_111">ludzkiego</text:span><text:span text:style-name="T45_112"><text:s/></text:span><text:span text:style-name="T45_113">Fallouta</text:span><text:span text:style-name="T45_114">.<text:s/></text:span><text:span text:style-name="T45_115">Wszystkie</text:span><text:span text:style-name="T45_116"><text:s/></text:span><text:span text:style-name="T45_117">informacje</text:span><text:span text:style-name="T45_118"><text:s/></text:span><text:span text:style-name="T45_119">możecie</text:span><text:span text:style-name="T45_120"><text:s/></text:span><text:span text:style-name="T45_121">znaleźć</text:span><text:span text:style-name="T45_122"><text:a xlink:type="simple" xlink:href="http://theovermare.com/blog/2014/11/statistical-analysis"><text:span text:style-name="T45_123"><text:s/></text:span></text:a></text:span><text:span text:style-name="T45_124"><text:a xlink:type="simple" xlink:href="http://theovermare.com/blog/2014/11/statistical-analysis"><text:span text:style-name="T45_125">tutaj</text:span></text:a></text:span><text:span text:style-name="T45_126">.</text:span></text:p>
      <text:p text:style-name="P46"><text:span text:style-name="T46_1"><text:s/></text:span></text:p>
      <text:p text:style-name="P47"><text:span text:style-name="T47_1">Link</text:span><text:span text:style-name="T47_2"><text:s/></text:span><text:span text:style-name="T47_3">do</text:span><text:span text:style-name="T47_4"><text:s/></text:span><text:span text:style-name="T47_5">obrazka</text:span><text:span text:style-name="T47_6">:</text:span><text:span text:style-name="T47_7"><text:a xlink:type="simple" xlink:href="http://2.bp.blogspot.com/-KCNSlSjTi7c/VGzqQS0NtRI/AAAAAAABIFI/iEeExdrc5s0/s1600/300.png"><text:span text:style-name="T47_8"><text:s/></text:span></text:a></text:span><text:span text:style-name="T47_9"><text:a xlink:type="simple" xlink:href="http://2.bp.blogspot.com/-KCNSlSjTi7c/VGzqQS0NtRI/AAAAAAABIFI/iEeExdrc5s0/s1600/300.png"><text:span text:style-name="T47_10">http</text:span></text:a></text:span><text:span text:style-name="T47_11"><text:a xlink:type="simple" xlink:href="http://2.bp.blogspot.com/-KCNSlSjTi7c/VGzqQS0NtRI/AAAAAAABIFI/iEeExdrc5s0/s1600/300.png"><text:span text:style-name="T47_12">://2.</text:span></text:a></text:span><text:span text:style-name="T47_13"><text:a xlink:type="simple" xlink:href="http://2.bp.blogspot.com/-KCNSlSjTi7c/VGzqQS0NtRI/AAAAAAABIFI/iEeExdrc5s0/s1600/300.png"><text:span text:style-name="T47_14">bp</text:span></text:a></text:span><text:span text:style-name="T47_15"><text:a xlink:type="simple" xlink:href="http://2.bp.blogspot.com/-KCNSlSjTi7c/VGzqQS0NtRI/AAAAAAABIFI/iEeExdrc5s0/s1600/300.png"><text:span text:style-name="T47_16">.</text:span></text:a></text:span><text:span text:style-name="T47_17"><text:a xlink:type="simple" xlink:href="http://2.bp.blogspot.com/-KCNSlSjTi7c/VGzqQS0NtRI/AAAAAAABIFI/iEeExdrc5s0/s1600/300.png"><text:span text:style-name="T47_18">blogspot</text:span></text:a></text:span><text:span text:style-name="T47_19"><text:a xlink:type="simple" xlink:href="http://2.bp.blogspot.com/-KCNSlSjTi7c/VGzqQS0NtRI/AAAAAAABIFI/iEeExdrc5s0/s1600/300.png"><text:span text:style-name="T47_20">.</text:span></text:a></text:span><text:span text:style-name="T47_21"><text:a xlink:type="simple" xlink:href="http://2.bp.blogspot.com/-KCNSlSjTi7c/VGzqQS0NtRI/AAAAAAABIFI/iEeExdrc5s0/s1600/300.png"><text:span text:style-name="T47_22">com</text:span></text:a></text:span><text:span text:style-name="T47_23"><text:a xlink:type="simple" xlink:href="http://2.bp.blogspot.com/-KCNSlSjTi7c/VGzqQS0NtRI/AAAAAAABIFI/iEeExdrc5s0/s1600/300.png"><text:span text:style-name="T47_24">/-</text:span></text:a></text:span><text:span text:style-name="T47_25"><text:a xlink:type="simple" xlink:href="http://2.bp.blogspot.com/-KCNSlSjTi7c/VGzqQS0NtRI/AAAAAAABIFI/iEeExdrc5s0/s1600/300.png"><text:span text:style-name="T47_26">KCNSlSjTi</text:span></text:a></text:span><text:span text:style-name="T47_27"><text:a xlink:type="simple" xlink:href="http://2.bp.blogspot.com/-KCNSlSjTi7c/VGzqQS0NtRI/AAAAAAABIFI/iEeExdrc5s0/s1600/300.png"><text:span text:style-name="T47_28">7</text:span></text:a></text:span><text:span text:style-name="T47_29"><text:a xlink:type="simple" xlink:href="http://2.bp.blogspot.com/-KCNSlSjTi7c/VGzqQS0NtRI/AAAAAAABIFI/iEeExdrc5s0/s1600/300.png"><text:span text:style-name="T47_30">c</text:span></text:a></text:span><text:span text:style-name="T47_31"><text:a xlink:type="simple" xlink:href="http://2.bp.blogspot.com/-KCNSlSjTi7c/VGzqQS0NtRI/AAAAAAABIFI/iEeExdrc5s0/s1600/300.png"><text:span text:style-name="T47_32">/</text:span></text:a></text:span><text:span text:style-name="T47_33"><text:a xlink:type="simple" xlink:href="http://2.bp.blogspot.com/-KCNSlSjTi7c/VGzqQS0NtRI/AAAAAAABIFI/iEeExdrc5s0/s1600/300.png"><text:span text:style-name="T47_34">VGzqQS</text:span></text:a></text:span><text:span text:style-name="T47_35"><text:a xlink:type="simple" xlink:href="http://2.bp.blogspot.com/-KCNSlSjTi7c/VGzqQS0NtRI/AAAAAAABIFI/iEeExdrc5s0/s1600/300.png"><text:span text:style-name="T47_36">0</text:span></text:a></text:span><text:span text:style-name="T47_37"><text:a xlink:type="simple" xlink:href="http://2.bp.blogspot.com/-KCNSlSjTi7c/VGzqQS0NtRI/AAAAAAABIFI/iEeExdrc5s0/s1600/300.png"><text:span text:style-name="T47_38">NtRI</text:span></text:a></text:span><text:span text:style-name="T47_39"><text:a xlink:type="simple" xlink:href="http://2.bp.blogspot.com/-KCNSlSjTi7c/VGzqQS0NtRI/AAAAAAABIFI/iEeExdrc5s0/s1600/300.png"><text:span text:style-name="T47_40">/</text:span></text:a></text:span><text:span text:style-name="T47_41"><text:a xlink:type="simple" xlink:href="http://2.bp.blogspot.com/-KCNSlSjTi7c/VGzqQS0NtRI/AAAAAAABIFI/iEeExdrc5s0/s1600/300.png"><text:span text:style-name="T47_42">AAAAAAABIFI</text:span></text:a></text:span><text:span text:style-name="T47_43"><text:a xlink:type="simple" xlink:href="http://2.bp.blogspot.com/-KCNSlSjTi7c/VGzqQS0NtRI/AAAAAAABIFI/iEeExdrc5s0/s1600/300.png"><text:span text:style-name="T47_44">/</text:span></text:a></text:span><text:span text:style-name="T47_45"><text:a xlink:type="simple" xlink:href="http://2.bp.blogspot.com/-KCNSlSjTi7c/VGzqQS0NtRI/AAAAAAABIFI/iEeExdrc5s0/s1600/300.png"><text:span text:style-name="T47_46">iEeExdrc</text:span></text:a></text:span><text:span text:style-name="T47_47"><text:a xlink:type="simple" xlink:href="http://2.bp.blogspot.com/-KCNSlSjTi7c/VGzqQS0NtRI/AAAAAAABIFI/iEeExdrc5s0/s1600/300.png"><text:span text:style-name="T47_48">5</text:span></text:a></text:span><text:span text:style-name="T47_49"><text:a xlink:type="simple" xlink:href="http://2.bp.blogspot.com/-KCNSlSjTi7c/VGzqQS0NtRI/AAAAAAABIFI/iEeExdrc5s0/s1600/300.png"><text:span text:style-name="T47_50">s</text:span></text:a></text:span><text:span text:style-name="T47_51"><text:a xlink:type="simple" xlink:href="http://2.bp.blogspot.com/-KCNSlSjTi7c/VGzqQS0NtRI/AAAAAAABIFI/iEeExdrc5s0/s1600/300.png"><text:span text:style-name="T47_52">0/</text:span></text:a></text:span><text:span text:style-name="T47_53"><text:a xlink:type="simple" xlink:href="http://2.bp.blogspot.com/-KCNSlSjTi7c/VGzqQS0NtRI/AAAAAAABIFI/iEeExdrc5s0/s1600/300.png"><text:span text:style-name="T47_54">s</text:span></text:a></text:span><text:span text:style-name="T47_55"><text:a xlink:type="simple" xlink:href="http://2.bp.blogspot.com/-KCNSlSjTi7c/VGzqQS0NtRI/AAAAAAABIFI/iEeExdrc5s0/s1600/300.png"><text:span text:style-name="T47_56">1600/300.</text:span></text:a></text:span><text:span text:style-name="T47_57"><text:a xlink:type="simple" xlink:href="http://2.bp.blogspot.com/-KCNSlSjTi7c/VGzqQS0NtRI/AAAAAAABIFI/iEeExdrc5s0/s1600/300.png"><text:span text:style-name="T47_58">png</text:span></text:a></text:span></text:p>
      <text:p text:style-name="P48"><text:span text:style-name="T48_1">Link</text:span><text:span text:style-name="T48_2"><text:s/></text:span><text:span text:style-name="T48_3">do</text:span><text:span text:style-name="T48_4"><text:s/></text:span><text:span text:style-name="T48_5">źródła</text:span><text:span text:style-name="T48_6">:</text:span><text:span text:style-name="T48_7"><text:a xlink:type="simple" xlink:href="http://www.equestriadaily.com/2014/11/overmare-studios-details-skills-and.html"><text:span text:style-name="T48_8"><text:s/></text:span></text:a></text:span><text:span text:style-name="T48_9"><text:a xlink:type="simple" xlink:href="http://www.equestriadaily.com/2014/11/overmare-studios-details-skills-and.html"><text:span text:style-name="T48_10">http</text:span></text:a></text:span><text:span text:style-name="T48_11"><text:a xlink:type="simple" xlink:href="http://www.equestriadaily.com/2014/11/overmare-studios-details-skills-and.html"><text:span text:style-name="T48_12">://</text:span></text:a></text:span><text:span text:style-name="T48_13"><text:a xlink:type="simple" xlink:href="http://www.equestriadaily.com/2014/11/overmare-studios-details-skills-and.html"><text:span text:style-name="T48_14">www</text:span></text:a></text:span><text:span text:style-name="T48_15"><text:a xlink:type="simple" xlink:href="http://www.equestriadaily.com/2014/11/overmare-studios-details-skills-and.html"><text:span text:style-name="T48_16">.</text:span></text:a></text:span><text:span text:style-name="T48_17"><text:a xlink:type="simple" xlink:href="http://www.equestriadaily.com/2014/11/overmare-studios-details-skills-and.html"><text:span text:style-name="T48_18">equestriadaily</text:span></text:a></text:span><text:span text:style-name="T48_19"><text:a xlink:type="simple" xlink:href="http://www.equestriadaily.com/2014/11/overmare-studios-details-skills-and.html"><text:span text:style-name="T48_20">.</text:span></text:a></text:span><text:span text:style-name="T48_21"><text:a xlink:type="simple" xlink:href="http://www.equestriadaily.com/2014/11/overmare-studios-details-skills-and.html"><text:span text:style-name="T48_22">com</text:span></text:a></text:span><text:span text:style-name="T48_23"><text:a xlink:type="simple" xlink:href="http://www.equestriadaily.com/2014/11/overmare-studios-details-skills-and.html"><text:span text:style-name="T48_24">/2014/11/</text:span></text:a></text:span><text:span text:style-name="T48_25"><text:a xlink:type="simple" xlink:href="http://www.equestriadaily.com/2014/11/overmare-studios-details-skills-and.html"><text:span text:style-name="T48_26">overmare</text:span></text:a></text:span><text:span text:style-name="T48_27"><text:a xlink:type="simple" xlink:href="http://www.equestriadaily.com/2014/11/overmare-studios-details-skills-and.html"><text:span text:style-name="T48_28">-</text:span></text:a></text:span><text:span text:style-name="T48_29"><text:a xlink:type="simple" xlink:href="http://www.equestriadaily.com/2014/11/overmare-studios-details-skills-and.html"><text:span text:style-name="T48_30">studios</text:span></text:a></text:span><text:span text:style-name="T48_31"><text:a xlink:type="simple" xlink:href="http://www.equestriadaily.com/2014/11/overmare-studios-details-skills-and.html"><text:span text:style-name="T48_32">-</text:span></text:a></text:span><text:span text:style-name="T48_33"><text:a xlink:type="simple" xlink:href="http://www.equestriadaily.com/2014/11/overmare-studios-details-skills-and.html"><text:span text:style-name="T48_34">details</text:span></text:a></text:span><text:span text:style-name="T48_35"><text:a xlink:type="simple" xlink:href="http://www.equestriadaily.com/2014/11/overmare-studios-details-skills-and.html"><text:span text:style-name="T48_36">-</text:span></text:a></text:span><text:span text:style-name="T48_37"><text:a xlink:type="simple" xlink:href="http://www.equestriadaily.com/2014/11/overmare-studios-details-skills-and.html"><text:span text:style-name="T48_38">skills</text:span></text:a></text:span><text:span text:style-name="T48_39"><text:a xlink:type="simple" xlink:href="http://www.equestriadaily.com/2014/11/overmare-studios-details-skills-and.html"><text:span text:style-name="T48_40">-</text:span></text:a></text:span><text:span text:style-name="T48_41"><text:a xlink:type="simple" xlink:href="http://www.equestriadaily.com/2014/11/overmare-studios-details-skills-and.html"><text:span text:style-name="T48_42">and</text:span></text:a></text:span><text:span text:style-name="T48_43"><text:a xlink:type="simple" xlink:href="http://www.equestriadaily.com/2014/11/overmare-studios-details-skills-and.html"><text:span text:style-name="T48_44">.</text:span></text:a></text:span><text:span text:style-name="T48_45"><text:a xlink:type="simple" xlink:href="http://www.equestriadaily.com/2014/11/overmare-studios-details-skills-and.html"><text:span text:style-name="T48_46">html</text:span></text:a></text:span></text:p>
      <text:p text:style-name="P49"><text:span text:style-name="T49_1">Link</text:span><text:span text:style-name="T49_2"><text:s/></text:span><text:span text:style-name="T49_3">do</text:span><text:span text:style-name="T49_4"><text:s/></text:span><text:span text:style-name="T49_5">źródła</text:span><text:span text:style-name="T49_6"><text:s/></text:span><text:span text:style-name="T49_7">newsa</text:span><text:span text:style-name="T49_8">:</text:span><text:span text:style-name="T49_9"><text:a xlink:type="simple" xlink:href="http://www.equestriadaily.com/2014/11/overmare-studios-details-skills-and.html"><text:span text:style-name="T49_10"><text:s/></text:span></text:a></text:span><text:span text:style-name="T49_11"><text:a xlink:type="simple" xlink:href="http://www.equestriadaily.com/2014/11/overmare-studios-details-skills-and.html"><text:span text:style-name="T49_12">http</text:span></text:a></text:span><text:span text:style-name="T49_13"><text:a xlink:type="simple" xlink:href="http://www.equestriadaily.com/2014/11/overmare-studios-details-skills-and.html"><text:span text:style-name="T49_14">://</text:span></text:a></text:span><text:span text:style-name="T49_15"><text:a xlink:type="simple" xlink:href="http://www.equestriadaily.com/2014/11/overmare-studios-details-skills-and.html"><text:span text:style-name="T49_16">www</text:span></text:a></text:span><text:span text:style-name="T49_17"><text:a xlink:type="simple" xlink:href="http://www.equestriadaily.com/2014/11/overmare-studios-details-skills-and.html"><text:span text:style-name="T49_18">.</text:span></text:a></text:span><text:span text:style-name="T49_19"><text:a xlink:type="simple" xlink:href="http://www.equestriadaily.com/2014/11/overmare-studios-details-skills-and.html"><text:span text:style-name="T49_20">equestriadaily</text:span></text:a></text:span><text:span text:style-name="T49_21"><text:a xlink:type="simple" xlink:href="http://www.equestriadaily.com/2014/11/overmare-studios-details-skills-and.html"><text:span text:style-name="T49_22">.</text:span></text:a></text:span><text:span text:style-name="T49_23"><text:a xlink:type="simple" xlink:href="http://www.equestriadaily.com/2014/11/overmare-studios-details-skills-and.html"><text:span text:style-name="T49_24">com</text:span></text:a></text:span><text:span text:style-name="T49_25"><text:a xlink:type="simple" xlink:href="http://www.equestriadaily.com/2014/11/overmare-studios-details-skills-and.html"><text:span text:style-name="T49_26">/2014/11/</text:span></text:a></text:span><text:span text:style-name="T49_27"><text:a xlink:type="simple" xlink:href="http://www.equestriadaily.com/2014/11/overmare-studios-details-skills-and.html"><text:span text:style-name="T49_28">overmare</text:span></text:a></text:span><text:span text:style-name="T49_29"><text:a xlink:type="simple" xlink:href="http://www.equestriadaily.com/2014/11/overmare-studios-details-skills-and.html"><text:span text:style-name="T49_30">-</text:span></text:a></text:span><text:span text:style-name="T49_31"><text:a xlink:type="simple" xlink:href="http://www.equestriadaily.com/2014/11/overmare-studios-details-skills-and.html"><text:span text:style-name="T49_32">studios</text:span></text:a></text:span><text:span text:style-name="T49_33"><text:a xlink:type="simple" xlink:href="http://www.equestriadaily.com/2014/11/overmare-studios-details-skills-and.html"><text:span text:style-name="T49_34">-</text:span></text:a></text:span><text:span text:style-name="T49_35"><text:a xlink:type="simple" xlink:href="http://www.equestriadaily.com/2014/11/overmare-studios-details-skills-and.html"><text:span text:style-name="T49_36">details</text:span></text:a></text:span><text:span text:style-name="T49_37"><text:a xlink:type="simple" xlink:href="http://www.equestriadaily.com/2014/11/overmare-studios-details-skills-and.html"><text:span text:style-name="T49_38">-</text:span></text:a></text:span><text:span text:style-name="T49_39"><text:a xlink:type="simple" xlink:href="http://www.equestriadaily.com/2014/11/overmare-studios-details-skills-and.html"><text:span text:style-name="T49_40">skills</text:span></text:a></text:span><text:span text:style-name="T49_41"><text:a xlink:type="simple" xlink:href="http://www.equestriadaily.com/2014/11/overmare-studios-details-skills-and.html"><text:span text:style-name="T49_42">-</text:span></text:a></text:span><text:span text:style-name="T49_43"><text:a xlink:type="simple" xlink:href="http://www.equestriadaily.com/2014/11/overmare-studios-details-skills-and.html"><text:span text:style-name="T49_44">and</text:span></text:a></text:span><text:span text:style-name="T49_45"><text:a xlink:type="simple" xlink:href="http://www.equestriadaily.com/2014/11/overmare-studios-details-skills-and.html"><text:span text:style-name="T49_46">.</text:span></text:a></text:span><text:span text:style-name="T49_47"><text:a xlink:type="simple" xlink:href="http://www.equestriadaily.com/2014/11/overmare-studios-details-skills-and.html"><text:span text:style-name="T49_48">html</text:span></text:a></text:span></text:p>
      <text:p text:style-name="P50"><text:span text:style-name="T50_1"><text:s/></text:span></text:p>
      <text:p text:style-name="P51"><text:span text:style-name="T51_1">26<text:s/></text:span><text:span text:style-name="T51_2">listopada</text:span></text:p>
      <text:p text:style-name="P52"><text:span text:style-name="T52_1"><text:s/></text:span></text:p>
      <text:p text:style-name="P53"><text:span text:style-name="T53_1">Humble</text:span><text:span text:style-name="T53_2"><text:s/></text:span><text:span text:style-name="T53_3">Pony</text:span><text:span text:style-name="T53_4"><text:s/></text:span><text:span text:style-name="T53_5">Bundle</text:span><text:span text:style-name="T53_6"><text:s/>–<text:s/></text:span><text:span text:style-name="T53_7">kucykowe</text:span><text:span text:style-name="T53_8"><text:s/></text:span><text:span text:style-name="T53_9">komiksy</text:span></text:p>
      <text:p text:style-name="P54"><text:span text:style-name="T54_1"><text:s/></text:span></text:p>
      <text:p text:style-name="P55"><text:span text:style-name="T55_1">Pod</text:span><text:span text:style-name="T55_2"><text:s/></text:span><text:span text:style-name="T55_3">podanym</text:span><text:span text:style-name="T55_4"><text:s/></text:span><text:span text:style-name="T55_5">niżej</text:span><text:span text:style-name="T55_6"><text:s/></text:span><text:span text:style-name="T55_7">linkiem</text:span><text:span text:style-name="T55_8"><text:s/></text:span><text:span text:style-name="T55_9">można</text:span><text:span text:style-name="T55_10"><text:s/></text:span><text:span text:style-name="T55_11">zaopatrzyć</text:span><text:span text:style-name="T55_12"><text:s/></text:span><text:span text:style-name="T55_13">się</text:span><text:span text:style-name="T55_14"><text:s/></text:span><text:span text:style-name="T55_15">w</text:span><text:span text:style-name="T55_16"><text:s/></text:span><text:span text:style-name="T55_17">oficjalne</text:span><text:span text:style-name="T55_18"><text:s/></text:span><text:span text:style-name="T55_19">komiksy</text:span><text:span text:style-name="T55_20"><text:s/></text:span><text:span text:style-name="T55_21">MLP</text:span><text:span text:style-name="T55_22"><text:s/></text:span><text:span text:style-name="T55_23">wydawane</text:span><text:span text:style-name="T55_24"><text:s/></text:span><text:span text:style-name="T55_25">przez</text:span><text:span text:style-name="T55_26"><text:s/></text:span><text:span text:style-name="T55_27">IDW</text:span><text:span text:style-name="T55_28">.<text:s/></text:span><text:span text:style-name="T55_29">O</text:span><text:span text:style-name="T55_30"><text:s/></text:span><text:span text:style-name="T55_31">co</text:span><text:span text:style-name="T55_32"><text:s/></text:span><text:span text:style-name="T55_33">chodzi</text:span><text:span text:style-name="T55_34">?<text:s/></text:span><text:span text:style-name="T55_35">Płacisz</text:span><text:span text:style-name="T55_36">,<text:s/></text:span><text:span text:style-name="T55_37">ile</text:span><text:span text:style-name="T55_38"><text:s/></text:span><text:span text:style-name="T55_39">chcesz</text:span><text:span text:style-name="T55_40">,<text:s/></text:span><text:span text:style-name="T55_41">a</text:span><text:span text:style-name="T55_42"><text:s/></text:span><text:span text:style-name="T55_43">w</text:span><text:span text:style-name="T55_44"><text:s/></text:span><text:span text:style-name="T55_45">zamian</text:span><text:span text:style-name="T55_46"><text:s/></text:span><text:span text:style-name="T55_47">dostajesz</text:span><text:span text:style-name="T55_48"><text:s/></text:span><text:span text:style-name="T55_49">całkiem</text:span><text:span text:style-name="T55_50"><text:s/></text:span><text:span text:style-name="T55_51">pokaźną</text:span><text:span text:style-name="T55_52"><text:s/>(</text:span><text:span text:style-name="T55_53">i</text:span><text:span text:style-name="T55_54"><text:s/></text:span><text:span text:style-name="T55_55">swoje</text:span><text:span text:style-name="T55_56"><text:s/></text:span><text:span text:style-name="T55_57">wartą</text:span><text:span text:style-name="T55_58">)<text:s/></text:span><text:span text:style-name="T55_59">paczkę</text:span><text:span text:style-name="T55_60"><text:s/></text:span><text:span text:style-name="T55_61">komiksów</text:span><text:span text:style-name="T55_62">.<text:s/></text:span><text:span text:style-name="T55_63">A</text:span><text:span text:style-name="T55_64"><text:s/></text:span><text:span text:style-name="T55_65">jeżeli</text:span><text:span text:style-name="T55_66"><text:s/></text:span><text:span text:style-name="T55_67">zapłacisz</text:span><text:span text:style-name="T55_68"><text:s/></text:span><text:span text:style-name="T55_69">więcej</text:span><text:span text:style-name="T55_70"><text:s/></text:span><text:span text:style-name="T55_71">niż</text:span><text:span text:style-name="T55_72"><text:s/>15<text:s/></text:span><text:span text:style-name="T55_73">dolarów</text:span><text:span text:style-name="T55_74">,<text:s/></text:span><text:span text:style-name="T55_75">otrzymasz</text:span><text:span text:style-name="T55_76">...<text:s/></text:span><text:span text:style-name="T55_77">więcej</text:span><text:span text:style-name="T55_78"><text:s/></text:span><text:span text:style-name="T55_79">komiksów</text:span><text:span text:style-name="T55_80">:)</text:span><text:span text:style-name="T55_81">.<text:s/></text:span><text:span text:style-name="T55_82">Tekst</text:span><text:span text:style-name="T55_83"><text:s/></text:span><text:span text:style-name="T55_84">newsa</text:span><text:span text:style-name="T55_85"><text:s/></text:span><text:span text:style-name="T55_86">udostępniony</text:span><text:span text:style-name="T55_87"><text:s/></text:span><text:span text:style-name="T55_88">dzięki</text:span><text:span text:style-name="T55_89"><text:s/></text:span><text:span text:style-name="T55_90">uprzejmości</text:span><text:span text:style-name="T55_91"><text:a xlink:type="simple" xlink:href="http://www.fge.com.pl/2014/11/pod-podanym-nizej-linkiem-mozna.html"><text:span text:style-name="T55_92"><text:s/></text:span></text:a></text:span><text:span text:style-name="T55_93"><text:a xlink:type="simple" xlink:href="http://www.fge.com.pl/2014/11/pod-podanym-nizej-linkiem-mozna.html"><text:span text:style-name="T55_94">FGE</text:span></text:a></text:span><text:span text:style-name="T55_95">.<text:s/></text:span><text:span text:style-name="T55_96">Same</text:span><text:span text:style-name="T55_97"><text:s/></text:span><text:span text:style-name="T55_98">komiksy</text:span><text:span text:style-name="T55_99"><text:s/></text:span><text:span text:style-name="T55_100">nabyć</text:span><text:span text:style-name="T55_101"><text:s/></text:span><text:span text:style-name="T55_102">można</text:span><text:span text:style-name="T55_103"><text:a xlink:type="simple" xlink:href="https://www.humblebundle.com/books?mylittlepony_bookbundle&amp;utm_source=Social&amp;utm_medium=Link&amp;utm_campaign=Humble%20Comics%20Bundle%20My%20Little%20Pony"><text:span text:style-name="T55_104"><text:s/></text:span></text:a></text:span><text:span text:style-name="T55_105"><text:a xlink:type="simple" xlink:href="https://www.humblebundle.com/books?mylittlepony_bookbundle&amp;utm_source=Social&amp;utm_medium=Link&amp;utm_campaign=Humble%20Comics%20Bundle%20My%20Little%20Pony"><text:span text:style-name="T55_106">tutaj</text:span></text:a></text:span><text:span text:style-name="T55_107">.</text:span></text:p>
      <text:p text:style-name="P56"><text:span text:style-name="T56_1"><text:s/></text:span></text:p>
      <text:p text:style-name="P57"><text:span text:style-name="T57_1">Link</text:span><text:span text:style-name="T57_2"><text:s/></text:span><text:span text:style-name="T57_3">do</text:span><text:span text:style-name="T57_4"><text:s/></text:span><text:span text:style-name="T57_5">obrazka</text:span><text:span text:style-name="T57_6">:</text:span><text:span text:style-name="T57_7"><text:a xlink:type="simple" xlink:href="http://2.bp.blogspot.com/-eVCNNB0aQ9o/VHYpWlqCDhI/AAAAAAABIaI/RgXrINffnOM/s1600/Capture.PNG"><text:span text:style-name="T57_8"><text:s/></text:span></text:a></text:span><text:span text:style-name="T57_9"><text:a xlink:type="simple" xlink:href="http://2.bp.blogspot.com/-eVCNNB0aQ9o/VHYpWlqCDhI/AAAAAAABIaI/RgXrINffnOM/s1600/Capture.PNG"><text:span text:style-name="T57_10">http</text:span></text:a></text:span><text:span text:style-name="T57_11"><text:a xlink:type="simple" xlink:href="http://2.bp.blogspot.com/-eVCNNB0aQ9o/VHYpWlqCDhI/AAAAAAABIaI/RgXrINffnOM/s1600/Capture.PNG"><text:span text:style-name="T57_12">://2.</text:span></text:a></text:span><text:span text:style-name="T57_13"><text:a xlink:type="simple" xlink:href="http://2.bp.blogspot.com/-eVCNNB0aQ9o/VHYpWlqCDhI/AAAAAAABIaI/RgXrINffnOM/s1600/Capture.PNG"><text:span text:style-name="T57_14">bp</text:span></text:a></text:span><text:span text:style-name="T57_15"><text:a xlink:type="simple" xlink:href="http://2.bp.blogspot.com/-eVCNNB0aQ9o/VHYpWlqCDhI/AAAAAAABIaI/RgXrINffnOM/s1600/Capture.PNG"><text:span text:style-name="T57_16">.</text:span></text:a></text:span><text:span text:style-name="T57_17"><text:a xlink:type="simple" xlink:href="http://2.bp.blogspot.com/-eVCNNB0aQ9o/VHYpWlqCDhI/AAAAAAABIaI/RgXrINffnOM/s1600/Capture.PNG"><text:span text:style-name="T57_18">blogspot</text:span></text:a></text:span><text:span text:style-name="T57_19"><text:a xlink:type="simple" xlink:href="http://2.bp.blogspot.com/-eVCNNB0aQ9o/VHYpWlqCDhI/AAAAAAABIaI/RgXrINffnOM/s1600/Capture.PNG"><text:span text:style-name="T57_20">.</text:span></text:a></text:span><text:span text:style-name="T57_21"><text:a xlink:type="simple" xlink:href="http://2.bp.blogspot.com/-eVCNNB0aQ9o/VHYpWlqCDhI/AAAAAAABIaI/RgXrINffnOM/s1600/Capture.PNG"><text:span text:style-name="T57_22">com</text:span></text:a></text:span><text:span text:style-name="T57_23"><text:a xlink:type="simple" xlink:href="http://2.bp.blogspot.com/-eVCNNB0aQ9o/VHYpWlqCDhI/AAAAAAABIaI/RgXrINffnOM/s1600/Capture.PNG"><text:span text:style-name="T57_24">/-</text:span></text:a></text:span><text:span text:style-name="T57_25"><text:a xlink:type="simple" xlink:href="http://2.bp.blogspot.com/-eVCNNB0aQ9o/VHYpWlqCDhI/AAAAAAABIaI/RgXrINffnOM/s1600/Capture.PNG"><text:span text:style-name="T57_26">eVCNNB</text:span></text:a></text:span><text:span text:style-name="T57_27"><text:a xlink:type="simple" xlink:href="http://2.bp.blogspot.com/-eVCNNB0aQ9o/VHYpWlqCDhI/AAAAAAABIaI/RgXrINffnOM/s1600/Capture.PNG"><text:span text:style-name="T57_28">0</text:span></text:a></text:span><text:span text:style-name="T57_29"><text:a xlink:type="simple" xlink:href="http://2.bp.blogspot.com/-eVCNNB0aQ9o/VHYpWlqCDhI/AAAAAAABIaI/RgXrINffnOM/s1600/Capture.PNG"><text:span text:style-name="T57_30">aQ</text:span></text:a></text:span><text:span text:style-name="T57_31"><text:a xlink:type="simple" xlink:href="http://2.bp.blogspot.com/-eVCNNB0aQ9o/VHYpWlqCDhI/AAAAAAABIaI/RgXrINffnOM/s1600/Capture.PNG"><text:span text:style-name="T57_32">9</text:span></text:a></text:span><text:span text:style-name="T57_33"><text:a xlink:type="simple" xlink:href="http://2.bp.blogspot.com/-eVCNNB0aQ9o/VHYpWlqCDhI/AAAAAAABIaI/RgXrINffnOM/s1600/Capture.PNG"><text:span text:style-name="T57_34">o</text:span></text:a></text:span><text:span text:style-name="T57_35"><text:a xlink:type="simple" xlink:href="http://2.bp.blogspot.com/-eVCNNB0aQ9o/VHYpWlqCDhI/AAAAAAABIaI/RgXrINffnOM/s1600/Capture.PNG"><text:span text:style-name="T57_36">/</text:span></text:a></text:span><text:span text:style-name="T57_37"><text:a xlink:type="simple" xlink:href="http://2.bp.blogspot.com/-eVCNNB0aQ9o/VHYpWlqCDhI/AAAAAAABIaI/RgXrINffnOM/s1600/Capture.PNG"><text:span text:style-name="T57_38">VHYpWlqCDhI</text:span></text:a></text:span><text:span text:style-name="T57_39"><text:a xlink:type="simple" xlink:href="http://2.bp.blogspot.com/-eVCNNB0aQ9o/VHYpWlqCDhI/AAAAAAABIaI/RgXrINffnOM/s1600/Capture.PNG"><text:span text:style-name="T57_40">/</text:span></text:a></text:span><text:span text:style-name="T57_41"><text:a xlink:type="simple" xlink:href="http://2.bp.blogspot.com/-eVCNNB0aQ9o/VHYpWlqCDhI/AAAAAAABIaI/RgXrINffnOM/s1600/Capture.PNG"><text:span text:style-name="T57_42">AAAAAAABIaI</text:span></text:a></text:span><text:span text:style-name="T57_43"><text:a xlink:type="simple" xlink:href="http://2.bp.blogspot.com/-eVCNNB0aQ9o/VHYpWlqCDhI/AAAAAAABIaI/RgXrINffnOM/s1600/Capture.PNG"><text:span text:style-name="T57_44">/</text:span></text:a></text:span><text:span text:style-name="T57_45"><text:a xlink:type="simple" xlink:href="http://2.bp.blogspot.com/-eVCNNB0aQ9o/VHYpWlqCDhI/AAAAAAABIaI/RgXrINffnOM/s1600/Capture.PNG"><text:span text:style-name="T57_46">RgXrINffnOM</text:span></text:a></text:span><text:span text:style-name="T57_47"><text:a xlink:type="simple" xlink:href="http://2.bp.blogspot.com/-eVCNNB0aQ9o/VHYpWlqCDhI/AAAAAAABIaI/RgXrINffnOM/s1600/Capture.PNG"><text:span text:style-name="T57_48">/</text:span></text:a></text:span><text:span text:style-name="T57_49"><text:a xlink:type="simple" xlink:href="http://2.bp.blogspot.com/-eVCNNB0aQ9o/VHYpWlqCDhI/AAAAAAABIaI/RgXrINffnOM/s1600/Capture.PNG"><text:span text:style-name="T57_50">s</text:span></text:a></text:span><text:span text:style-name="T57_51"><text:a xlink:type="simple" xlink:href="http://2.bp.blogspot.com/-eVCNNB0aQ9o/VHYpWlqCDhI/AAAAAAABIaI/RgXrINffnOM/s1600/Capture.PNG"><text:span text:style-name="T57_52">1600/</text:span></text:a></text:span><text:span text:style-name="T57_53"><text:a xlink:type="simple" xlink:href="http://2.bp.blogspot.com/-eVCNNB0aQ9o/VHYpWlqCDhI/AAAAAAABIaI/RgXrINffnOM/s1600/Capture.PNG"><text:span text:style-name="T57_54">Capture</text:span></text:a></text:span><text:span text:style-name="T57_55"><text:a xlink:type="simple" xlink:href="http://2.bp.blogspot.com/-eVCNNB0aQ9o/VHYpWlqCDhI/AAAAAAABIaI/RgXrINffnOM/s1600/Capture.PNG"><text:span text:style-name="T57_56">.</text:span></text:a></text:span><text:span text:style-name="T57_57"><text:a xlink:type="simple" xlink:href="http://2.bp.blogspot.com/-eVCNNB0aQ9o/VHYpWlqCDhI/AAAAAAABIaI/RgXrINffnOM/s1600/Capture.PNG"><text:span text:style-name="T57_58">PNG</text:span></text:a></text:span></text:p>
      <text:p text:style-name="P58"><text:span text:style-name="T58_1">Link</text:span><text:span text:style-name="T58_2"><text:s/></text:span><text:span text:style-name="T58_3">do</text:span><text:span text:style-name="T58_4"><text:s/></text:span><text:span text:style-name="T58_5">źródła</text:span><text:span text:style-name="T58_6">:</text:span><text:span text:style-name="T58_7"><text:a xlink:type="simple" xlink:href="http://www.equestriadaily.com/2014/11/humble-pony-bundle-hits-net.html"><text:span text:style-name="T58_8"><text:s/></text:span></text:a></text:span><text:span text:style-name="T58_9"><text:a xlink:type="simple" xlink:href="http://www.equestriadaily.com/2014/11/humble-pony-bundle-hits-net.html"><text:span text:style-name="T58_10">http</text:span></text:a></text:span><text:span text:style-name="T58_11"><text:a xlink:type="simple" xlink:href="http://www.equestriadaily.com/2014/11/humble-pony-bundle-hits-net.html"><text:span text:style-name="T58_12">://</text:span></text:a></text:span><text:span text:style-name="T58_13"><text:a xlink:type="simple" xlink:href="http://www.equestriadaily.com/2014/11/humble-pony-bundle-hits-net.html"><text:span text:style-name="T58_14">www</text:span></text:a></text:span><text:span text:style-name="T58_15"><text:a xlink:type="simple" xlink:href="http://www.equestriadaily.com/2014/11/humble-pony-bundle-hits-net.html"><text:span text:style-name="T58_16">.</text:span></text:a></text:span><text:span text:style-name="T58_17"><text:a xlink:type="simple" xlink:href="http://www.equestriadaily.com/2014/11/humble-pony-bundle-hits-net.html"><text:span text:style-name="T58_18">equestriadaily</text:span></text:a></text:span><text:span text:style-name="T58_19"><text:a xlink:type="simple" xlink:href="http://www.equestriadaily.com/2014/11/humble-pony-bundle-hits-net.html"><text:span text:style-name="T58_20">.</text:span></text:a></text:span><text:span text:style-name="T58_21"><text:a xlink:type="simple" xlink:href="http://www.equestriadaily.com/2014/11/humble-pony-bundle-hits-net.html"><text:span text:style-name="T58_22">com</text:span></text:a></text:span><text:span text:style-name="T58_23"><text:a xlink:type="simple" xlink:href="http://www.equestriadaily.com/2014/11/humble-pony-bundle-hits-net.html"><text:span text:style-name="T58_24">/2014/11/</text:span></text:a></text:span><text:span text:style-name="T58_25"><text:a xlink:type="simple" xlink:href="http://www.equestriadaily.com/2014/11/humble-pony-bundle-hits-net.html"><text:span text:style-name="T58_26">humble</text:span></text:a></text:span><text:span text:style-name="T58_27"><text:a xlink:type="simple" xlink:href="http://www.equestriadaily.com/2014/11/humble-pony-bundle-hits-net.html"><text:span text:style-name="T58_28">-</text:span></text:a></text:span><text:span text:style-name="T58_29"><text:a xlink:type="simple" xlink:href="http://www.equestriadaily.com/2014/11/humble-pony-bundle-hits-net.html"><text:span text:style-name="T58_30">pony</text:span></text:a></text:span><text:span text:style-name="T58_31"><text:a xlink:type="simple" xlink:href="http://www.equestriadaily.com/2014/11/humble-pony-bundle-hits-net.html"><text:span text:style-name="T58_32">-</text:span></text:a></text:span><text:span text:style-name="T58_33"><text:a xlink:type="simple" xlink:href="http://www.equestriadaily.com/2014/11/humble-pony-bundle-hits-net.html"><text:span text:style-name="T58_34">bundle</text:span></text:a></text:span><text:span text:style-name="T58_35"><text:a xlink:type="simple" xlink:href="http://www.equestriadaily.com/2014/11/humble-pony-bundle-hits-net.html"><text:span text:style-name="T58_36">-</text:span></text:a></text:span><text:span text:style-name="T58_37"><text:a xlink:type="simple" xlink:href="http://www.equestriadaily.com/2014/11/humble-pony-bundle-hits-net.html"><text:span text:style-name="T58_38">hits</text:span></text:a></text:span><text:span text:style-name="T58_39"><text:a xlink:type="simple" xlink:href="http://www.equestriadaily.com/2014/11/humble-pony-bundle-hits-net.html"><text:span text:style-name="T58_40">-</text:span></text:a></text:span><text:span text:style-name="T58_41"><text:a xlink:type="simple" xlink:href="http://www.equestriadaily.com/2014/11/humble-pony-bundle-hits-net.html"><text:span text:style-name="T58_42">net</text:span></text:a></text:span><text:span text:style-name="T58_43"><text:a xlink:type="simple" xlink:href="http://www.equestriadaily.com/2014/11/humble-pony-bundle-hits-net.html"><text:span text:style-name="T58_44">.</text:span></text:a></text:span><text:span text:style-name="T58_45"><text:a xlink:type="simple" xlink:href="http://www.equestriadaily.com/2014/11/humble-pony-bundle-hits-net.html"><text:span text:style-name="T58_46">html</text:span></text:a></text:span></text:p>
      <text:p text:style-name="P59"><text:span text:style-name="T59_1">Link</text:span><text:span text:style-name="T59_2"><text:s/></text:span><text:span text:style-name="T59_3">do</text:span><text:span text:style-name="T59_4"><text:s/></text:span><text:span text:style-name="T59_5">źródła</text:span><text:span text:style-name="T59_6"><text:s/></text:span><text:span text:style-name="T59_7">newsa</text:span><text:span text:style-name="T59_8">:</text:span><text:span text:style-name="T59_9"><text:a xlink:type="simple" xlink:href="http://www.fge.com.pl/2014/11/pod-podanym-nizej-linkiem-mozna.html"><text:span text:style-name="T59_10"><text:s/></text:span></text:a></text:span><text:span text:style-name="T59_11"><text:a xlink:type="simple" xlink:href="http://www.fge.com.pl/2014/11/pod-podanym-nizej-linkiem-mozna.html"><text:span text:style-name="T59_12">http</text:span></text:a></text:span><text:span text:style-name="T59_13"><text:a xlink:type="simple" xlink:href="http://www.fge.com.pl/2014/11/pod-podanym-nizej-linkiem-mozna.html"><text:span text:style-name="T59_14">://</text:span></text:a></text:span><text:span text:style-name="T59_15"><text:a xlink:type="simple" xlink:href="http://www.fge.com.pl/2014/11/pod-podanym-nizej-linkiem-mozna.html"><text:span text:style-name="T59_16">www</text:span></text:a></text:span><text:span text:style-name="T59_17"><text:a xlink:type="simple" xlink:href="http://www.fge.com.pl/2014/11/pod-podanym-nizej-linkiem-mozna.html"><text:span text:style-name="T59_18">.</text:span></text:a></text:span><text:span text:style-name="T59_19"><text:a xlink:type="simple" xlink:href="http://www.fge.com.pl/2014/11/pod-podanym-nizej-linkiem-mozna.html"><text:span text:style-name="T59_20">fge</text:span></text:a></text:span><text:span text:style-name="T59_21"><text:a xlink:type="simple" xlink:href="http://www.fge.com.pl/2014/11/pod-podanym-nizej-linkiem-mozna.html"><text:span text:style-name="T59_22">.</text:span></text:a></text:span><text:span text:style-name="T59_23"><text:a xlink:type="simple" xlink:href="http://www.fge.com.pl/2014/11/pod-podanym-nizej-linkiem-mozna.html"><text:span text:style-name="T59_24">com</text:span></text:a></text:span><text:span text:style-name="T59_25"><text:a xlink:type="simple" xlink:href="http://www.fge.com.pl/2014/11/pod-podanym-nizej-linkiem-mozna.html"><text:span text:style-name="T59_26">.</text:span></text:a></text:span><text:span text:style-name="T59_27"><text:a xlink:type="simple" xlink:href="http://www.fge.com.pl/2014/11/pod-podanym-nizej-linkiem-mozna.html"><text:span text:style-name="T59_28">pl</text:span></text:a></text:span><text:span text:style-name="T59_29"><text:a xlink:type="simple" xlink:href="http://www.fge.com.pl/2014/11/pod-podanym-nizej-linkiem-mozna.html"><text:span text:style-name="T59_30">/2014/11/</text:span></text:a></text:span><text:span text:style-name="T59_31"><text:a xlink:type="simple" xlink:href="http://www.fge.com.pl/2014/11/pod-podanym-nizej-linkiem-mozna.html"><text:span text:style-name="T59_32">pod</text:span></text:a></text:span><text:span text:style-name="T59_33"><text:a xlink:type="simple" xlink:href="http://www.fge.com.pl/2014/11/pod-podanym-nizej-linkiem-mozna.html"><text:span text:style-name="T59_34">-</text:span></text:a></text:span><text:span text:style-name="T59_35"><text:a xlink:type="simple" xlink:href="http://www.fge.com.pl/2014/11/pod-podanym-nizej-linkiem-mozna.html"><text:span text:style-name="T59_36">podanym</text:span></text:a></text:span><text:span text:style-name="T59_37"><text:a xlink:type="simple" xlink:href="http://www.fge.com.pl/2014/11/pod-podanym-nizej-linkiem-mozna.html"><text:span text:style-name="T59_38">-</text:span></text:a></text:span><text:span text:style-name="T59_39"><text:a xlink:type="simple" xlink:href="http://www.fge.com.pl/2014/11/pod-podanym-nizej-linkiem-mozna.html"><text:span text:style-name="T59_40">nizej</text:span></text:a></text:span><text:span text:style-name="T59_41"><text:a xlink:type="simple" xlink:href="http://www.fge.com.pl/2014/11/pod-podanym-nizej-linkiem-mozna.html"><text:span text:style-name="T59_42">-</text:span></text:a></text:span><text:span text:style-name="T59_43"><text:a xlink:type="simple" xlink:href="http://www.fge.com.pl/2014/11/pod-podanym-nizej-linkiem-mozna.html"><text:span text:style-name="T59_44">linkiem</text:span></text:a></text:span><text:span text:style-name="T59_45"><text:a xlink:type="simple" xlink:href="http://www.fge.com.pl/2014/11/pod-podanym-nizej-linkiem-mozna.html"><text:span text:style-name="T59_46">-</text:span></text:a></text:span><text:span text:style-name="T59_47"><text:a xlink:type="simple" xlink:href="http://www.fge.com.pl/2014/11/pod-podanym-nizej-linkiem-mozna.html"><text:span text:style-name="T59_48">mozna</text:span></text:a></text:span><text:span text:style-name="T59_49"><text:a xlink:type="simple" xlink:href="http://www.fge.com.pl/2014/11/pod-podanym-nizej-linkiem-mozna.html"><text:span text:style-name="T59_50">.</text:span></text:a></text:span><text:span text:style-name="T59_51"><text:a xlink:type="simple" xlink:href="http://www.fge.com.pl/2014/11/pod-podanym-nizej-linkiem-mozna.html"><text:span text:style-name="T59_52">html</text:span></text:a></text:span></text:p>
      <text:p text:style-name="P60"><text:span text:style-name="T60_1"><text:s/></text:span></text:p>
      <text:p text:style-name="P6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